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10 Pitch" svg:font-family="'Courier 10 Pitch'" style:font-pitch="fixed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53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0000"/>
    </style:style>
    <style:style style:name="ce3" style:family="table-cell" style:parent-style-name="Excel_20_Built-in_20_Normal">
      <style:table-cell-properties fo:background-color="#ff0000"/>
      <style:map style:condition="is-true-formula(1)" style:apply-style-name="ConditionalStyle_5f_1" style:base-cell-address="Sheet1.A1"/>
    </style:style>
    <style:style style:name="ce4" style:family="table-cell" style:parent-style-name="Excel_20_Built-in_20_Normal">
      <style:map style:condition="is-true-formula(1)" style:apply-style-name="ConditionalStyle_5f_1" style:base-cell-address="Sheet1.A1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1)" style:apply-style-name="ConditionalStyle_5f_2" style:base-cell-address="Sheet1.A1"/>
    </style:style>
    <style:style style:name="ce6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Courier 10 Pitch" fo:font-size="12pt"/>
    </style:style>
    <style:style style:name="ce8" style:family="table-cell" style:parent-style-name="Excel_20_Built-in_20_Normal">
      <style:table-cell-properties fo:border="0.002cm solid #000000"/>
      <style:text-properties style:font-name="Courier 10 Pitch" fo:font-size="12pt"/>
    </style:style>
    <style:style style:name="ce9" style:family="table-cell" style:parent-style-name="Excel_20_Built-in_20_Normal">
      <style:table-cell-properties fo:background-color="#ff0000" fo:border="0.002cm solid #000000"/>
      <style:text-properties style:font-name="Courier 10 Pitch" fo:font-size="12pt"/>
    </style:style>
    <style:style style:name="ce10" style:family="table-cell" style:parent-style-name="Excel_20_Built-in_20_Normal">
      <style:table-cell-properties fo:border="0.002cm solid #000000"/>
      <style:text-properties style:font-name="Courier 10 Pitch" fo:font-size="12pt"/>
      <style:map style:condition="is-true-formula(1)" style:apply-style-name="ConditionalStyle_5f_1" style:base-cell-address="Sheet1.A1"/>
    </style:style>
    <style:style style:name="ce11" style:family="table-cell" style:parent-style-name="Excel_20_Built-in_20_Normal">
      <style:table-cell-properties fo:border-bottom="0.002cm solid #000000" fo:background-color="#ff0000" fo:border-left="0.002cm solid #000000" fo:border-right="0.002cm solid #000000" fo:border-top="none"/>
      <style:text-properties style:font-name="Courier 10 Pitch" fo:font-size="12pt"/>
    </style:style>
    <style:style style:name="ce12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Courier 10 Pitch" fo:font-size="12pt"/>
      <style:map style:condition="is-true-formula(1)" style:apply-style-name="ConditionalStyle_5f_1" style:base-cell-address="Sheet1.A1"/>
    </style:style>
    <style:style style:name="ce13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02cm solid #000000" fo:background-color="#ccff00" fo:border-left="0.002cm solid #000000" fo:border-right="0.002cm solid #000000" fo:border-top="none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1)" style:apply-style-name="ConditionalStyle_5f_2" style:base-cell-address="Sheet1.A1"/>
    </style:style>
    <style:style style:name="ce16" style:family="table-cell" style:parent-style-name="Excel_20_Built-in_20_Normal">
      <style:table-cell-properties fo:background-color="#ccff00" fo:border="0.002cm solid #000000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1)" style:apply-style-name="ConditionalStyle_5f_2" style:base-cell-address="Sheet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7" table:default-cell-style-name="Excel_20_Built-in_20_Normal"/>
        <table:table-column table:style-name="co2" table:number-columns-repeated="5" table:default-cell-style-name="Excel_20_Built-in_20_Normal"/>
        <table:table-column table:style-name="co1" table:number-columns-repeated="968" table:default-cell-style-name="Excel_20_Built-in_20_Normal"/>
        <table:table-row table:style-name="ro1">
          <table:table-cell table:style-name="ce1" office:value-type="string">
            <text:p>Source Probe</text:p>
          </table:table-cell>
          <table:table-cell table:style-name="ce1" office:value-type="string">
            <text:p>hop1 ip</text:p>
          </table:table-cell>
          <table:table-cell table:style-name="ce1" office:value-type="string">
            <text:p>hop1 rtt</text:p>
          </table:table-cell>
          <table:table-cell table:style-name="ce1" office:value-type="string">
            <text:p>hop2 ip</text:p>
          </table:table-cell>
          <table:table-cell table:style-name="ce1" office:value-type="string">
            <text:p>hop2 rtt</text:p>
          </table:table-cell>
          <table:table-cell table:style-name="ce1" office:value-type="string">
            <text:p>hop3 ip</text:p>
          </table:table-cell>
          <table:table-cell table:style-name="ce1" office:value-type="string">
            <text:p>hop3 rtt</text:p>
          </table:table-cell>
          <table:table-cell table:style-name="ce1" office:value-type="string">
            <text:p>hop4 ip</text:p>
          </table:table-cell>
          <table:table-cell table:style-name="ce1" office:value-type="string">
            <text:p>hop4 rtt</text:p>
          </table:table-cell>
          <table:table-cell table:style-name="ce1" office:value-type="string">
            <text:p>hop5 ip</text:p>
          </table:table-cell>
          <table:table-cell table:style-name="ce1" office:value-type="string">
            <text:p>hop5 rtt</text:p>
          </table:table-cell>
          <table:table-cell table:style-name="ce1" office:value-type="string">
            <text:p>hop6 ip</text:p>
          </table:table-cell>
          <table:table-cell table:style-name="ce1" office:value-type="string">
            <text:p>hop6 rtt</text:p>
          </table:table-cell>
          <table:table-cell table:style-name="ce1" office:value-type="string">
            <text:p>hop7 ip</text:p>
          </table:table-cell>
          <table:table-cell table:style-name="ce1" office:value-type="string">
            <text:p>hop7 rtt</text:p>
          </table:table-cell>
          <table:table-cell table:style-name="ce1" office:value-type="string">
            <text:p>hop8 ip</text:p>
          </table:table-cell>
          <table:table-cell table:style-name="ce1" office:value-type="string">
            <text:p>hop8 rtt</text:p>
          </table:table-cell>
          <table:table-cell table:style-name="ce1" office:value-type="string">
            <text:p>hop9 ip</text:p>
          </table:table-cell>
          <table:table-cell table:style-name="ce1" office:value-type="string">
            <text:p>hop9 rtt</text:p>
          </table:table-cell>
          <table:table-cell table:style-name="ce1" office:value-type="string">
            <text:p>hop10 ip</text:p>
          </table:table-cell>
          <table:table-cell table:style-name="ce1" office:value-type="string">
            <text:p>hop10 rtt</text:p>
          </table:table-cell>
          <table:table-cell table:style-name="ce1" office:value-type="string">
            <text:p>hop11 ip</text:p>
          </table:table-cell>
          <table:table-cell table:style-name="ce1" office:value-type="string">
            <text:p>hop11 rtt</text:p>
          </table:table-cell>
          <table:table-cell table:style-name="ce1" office:value-type="string">
            <text:p>hop12 ip</text:p>
          </table:table-cell>
          <table:table-cell table:style-name="ce1" office:value-type="string">
            <text:p>hop12 rtt</text:p>
          </table:table-cell>
          <table:table-cell table:style-name="ce1" office:value-type="string">
            <text:p>hop13 ip</text:p>
          </table:table-cell>
          <table:table-cell table:style-name="ce1" office:value-type="string">
            <text:p>hop13 rtt</text:p>
          </table:table-cell>
          <table:table-cell table:style-name="ce1" office:value-type="string">
            <text:p>hop14 ip</text:p>
          </table:table-cell>
          <table:table-cell table:style-name="ce1" office:value-type="string">
            <text:p>hop14 rtt</text:p>
          </table:table-cell>
          <table:table-cell table:style-name="ce1" office:value-type="string">
            <text:p>hop15 ip</text:p>
          </table:table-cell>
          <table:table-cell table:style-name="ce1" office:value-type="string">
            <text:p>hop15 rtt</text:p>
          </table:table-cell>
          <table:table-cell table:style-name="ce1" office:value-type="string">
            <text:p>hop16 ip</text:p>
          </table:table-cell>
          <table:table-cell table:style-name="ce1" office:value-type="string">
            <text:p>hop16 rtt</text:p>
          </table:table-cell>
          <table:table-cell table:style-name="ce1" office:value-type="string">
            <text:p>hop17 ip</text:p>
          </table:table-cell>
          <table:table-cell table:style-name="ce1" office:value-type="string">
            <text:p>hop17 rtt</text:p>
          </table:table-cell>
          <table:table-cell table:number-columns-repeated="16"/>
          <table:table-cell table:style-name="ce1" office:value-type="string">
            <text:p>i_to_t</text:p>
          </table:table-cell>
          <table:table-cell table:style-name="ce1" office:value-type="string">
            <text:p>i_to_lr</text:p>
          </table:table-cell>
          <table:table-cell table:style-name="ce1" office:value-type="string">
            <text:p>t_to_lr</text:p>
          </table:table-cell>
          <table:table-cell table:style-name="ce1" office:value-type="string">
            <text:p>s_to_lr</text:p>
          </table:table-cell>
          <table:table-cell table:style-name="ce1" office:value-type="string">
            <text:p>s_to_t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00327</text:p>
          </table:table-cell>
          <table:table-cell office:value-type="string">
            <text:p>192.168.1.1</text:p>
          </table:table-cell>
          <table:table-cell office:value-type="float" office:value="1.383">
            <text:p>1.383</text:p>
          </table:table-cell>
          <table:table-cell office:value-type="string">
            <text:p>10.152.7.17</text:p>
          </table:table-cell>
          <table:table-cell office:value-type="float" office:value="28.515">
            <text:p>28.515</text:p>
          </table:table-cell>
          <table:table-cell office:value-type="string">
            <text:p>160.242.8.34</text:p>
          </table:table-cell>
          <table:table-cell office:value-type="float" office:value="39.862">
            <text:p>39.862</text:p>
          </table:table-cell>
          <table:table-cell office:value-type="string">
            <text:p>160.242.1.177</text:p>
          </table:table-cell>
          <table:table-cell office:value-type="float" office:value="66.044">
            <text:p>66.044</text:p>
          </table:table-cell>
          <table:table-cell table:style-name="ce2" office:value-type="string">
            <text:p>196.60.9.24</text:p>
          </table:table-cell>
          <table:table-cell office:value-type="float" office:value="62.485">
            <text:p>62.485</text:p>
          </table:table-cell>
          <table:table-cell office:value-type="string">
            <text:p>197.189.193.1</text:p>
          </table:table-cell>
          <table:table-cell office:value-type="float" office:value="66.986">
            <text:p>66.986</text:p>
          </table:table-cell>
          <table:table-cell office:value-type="string">
            <text:p>197.189.193.46</text:p>
          </table:table-cell>
          <table:table-cell office:value-type="float" office:value="68.99">
            <text:p>68.99</text:p>
          </table:table-cell>
          <table:table-cell table:style-name="ce4" office:value-type="string">
            <text:p>129.232.223.26</text:p>
          </table:table-cell>
          <table:table-cell office:value-type="float" office:value="64.769">
            <text:p>64.769</text:p>
          </table:table-cell>
          <table:table-cell office:value-type="string">
            <text:p>196.61.64.64</text:p>
          </table:table-cell>
          <table:table-cell office:value-type="float" office:value="64.398">
            <text:p>64.398</text:p>
          </table:table-cell>
          <table:table-cell table:number-columns-repeated="32"/>
          <table:table-cell table:style-name="ce1" office:value-type="float" office:value="1.913">
            <text:p>1.913</text:p>
          </table:table-cell>
          <table:table-cell table:style-name="ce1" office:value-type="float" office:value="2.28400000000001">
            <text:p>2.284</text:p>
          </table:table-cell>
          <table:table-cell table:style-name="ce1" office:value-type="float" office:value="-0.371000000000009">
            <text:p>-0.371</text:p>
          </table:table-cell>
          <table:table-cell table:style-name="ce1" office:value-type="float" office:value="64.769">
            <text:p>64.769</text:p>
          </table:table-cell>
          <table:table-cell table:style-name="ce1" office:value-type="float" office:value="64.398">
            <text:p>64.398</text:p>
          </table:table-cell>
          <table:table-cell table:number-columns-repeated="968"/>
        </table:table-row>
        <table:table-row table:style-name="ro2">
          <table:table-cell office:value-type="string">
            <text:p>1000484</text:p>
          </table:table-cell>
          <table:table-cell office:value-type="string">
            <text:p>192.168.55.1</text:p>
          </table:table-cell>
          <table:table-cell office:value-type="float" office:value="0.252">
            <text:p>0.252</text:p>
          </table:table-cell>
          <table:table-cell office:value-type="string">
            <text:p>160.119.236.65</text:p>
          </table:table-cell>
          <table:table-cell office:value-type="float" office:value="3.211">
            <text:p>3.211</text:p>
          </table:table-cell>
          <table:table-cell office:value-type="string">
            <text:p>160.119.233.169</text:p>
          </table:table-cell>
          <table:table-cell office:value-type="float" office:value="1.118">
            <text:p>1.118</text:p>
          </table:table-cell>
          <table:table-cell office:value-type="string">
            <text:p>160.119.232.20</text:p>
          </table:table-cell>
          <table:table-cell office:value-type="float" office:value="1.142">
            <text:p>1.142</text:p>
          </table:table-cell>
          <table:table-cell table:style-name="ce2" office:value-type="string">
            <text:p>196.10.140.7</text:p>
          </table:table-cell>
          <table:table-cell office:value-type="float" office:value="20.997">
            <text:p>20.997</text:p>
          </table:table-cell>
          <table:table-cell office:value-type="string">
            <text:p>192.168.15.5</text:p>
          </table:table-cell>
          <table:table-cell office:value-type="float" office:value="21.46">
            <text:p>21.46</text:p>
          </table:table-cell>
          <table:table-cell office:value-type="string">
            <text:p>41.66.132.246</text:p>
          </table:table-cell>
          <table:table-cell office:value-type="float" office:value="20.749">
            <text:p>20.749</text:p>
          </table:table-cell>
          <table:table-cell office:value-type="string">
            <text:p>197.189.193.1</text:p>
          </table:table-cell>
          <table:table-cell office:value-type="float" office:value="21.433">
            <text:p>21.433</text:p>
          </table:table-cell>
          <table:table-cell office:value-type="string">
            <text:p>197.189.193.46</text:p>
          </table:table-cell>
          <table:table-cell office:value-type="float" office:value="21.596">
            <text:p>21.596</text:p>
          </table:table-cell>
          <table:table-cell table:style-name="ce4" office:value-type="string">
            <text:p>129.232.223.26</text:p>
          </table:table-cell>
          <table:table-cell office:value-type="float" office:value="20.802">
            <text:p>20.802</text:p>
          </table:table-cell>
          <table:table-cell office:value-type="string">
            <text:p>196.61.64.64</text:p>
          </table:table-cell>
          <table:table-cell office:value-type="float" office:value="20.819">
            <text:p>20.819</text:p>
          </table:table-cell>
          <table:table-cell table:number-columns-repeated="28"/>
          <table:table-cell table:style-name="ce1" office:value-type="float" office:value="-0.178000000000001">
            <text:p>-0.178</text:p>
          </table:table-cell>
          <table:table-cell table:style-name="ce1" office:value-type="float" office:value="-0.195">
            <text:p>-0.195</text:p>
          </table:table-cell>
          <table:table-cell table:style-name="ce1" office:value-type="float" office:value="0.0169999999999995">
            <text:p>0.017</text:p>
          </table:table-cell>
          <table:table-cell table:style-name="ce1" office:value-type="float" office:value="20.802">
            <text:p>20.802</text:p>
          </table:table-cell>
          <table:table-cell table:style-name="ce1" office:value-type="float" office:value="20.819">
            <text:p>20.819</text:p>
          </table:table-cell>
          <table:table-cell table:number-columns-repeated="968"/>
        </table:table-row>
        <table:table-row table:style-name="ro2">
          <table:table-cell office:value-type="string">
            <text:p>1000492</text:p>
          </table:table-cell>
          <table:table-cell office:value-type="string">
            <text:p>169.255.0.129</text:p>
          </table:table-cell>
          <table:table-cell office:value-type="float" office:value="0.136">
            <text:p>0.136</text:p>
          </table:table-cell>
          <table:table-cell office:value-type="string">
            <text:p>169.255.0.225</text:p>
          </table:table-cell>
          <table:table-cell office:value-type="float" office:value="0.226">
            <text:p>0.226</text:p>
          </table:table-cell>
          <table:table-cell table:style-name="ce2" office:value-type="string">
            <text:p>196.60.9.24</text:p>
          </table:table-cell>
          <table:table-cell office:value-type="float" office:value="1.39">
            <text:p>1.39</text:p>
          </table:table-cell>
          <table:table-cell office:value-type="string">
            <text:p>197.189.193.1</text:p>
          </table:table-cell>
          <table:table-cell office:value-type="float" office:value="2.368">
            <text:p>2.368</text:p>
          </table:table-cell>
          <table:table-cell office:value-type="string">
            <text:p>197.189.193.46</text:p>
          </table:table-cell>
          <table:table-cell office:value-type="float" office:value="2.727">
            <text:p>2.727</text:p>
          </table:table-cell>
          <table:table-cell table:style-name="ce4" office:value-type="string">
            <text:p>129.232.223.26</text:p>
          </table:table-cell>
          <table:table-cell office:value-type="float" office:value="1.281">
            <text:p>1.281</text:p>
          </table:table-cell>
          <table:table-cell office:value-type="string">
            <text:p>196.61.64.64</text:p>
          </table:table-cell>
          <table:table-cell office:value-type="float" office:value="1.301">
            <text:p>1.301</text:p>
          </table:table-cell>
          <table:table-cell table:number-columns-repeated="36"/>
          <table:table-cell table:style-name="ce1" office:value-type="float" office:value="-0.089">
            <text:p>-0.089</text:p>
          </table:table-cell>
          <table:table-cell table:style-name="ce1" office:value-type="float" office:value="-0.109">
            <text:p>-0.109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1.281">
            <text:p>1.281</text:p>
          </table:table-cell>
          <table:table-cell table:style-name="ce5" office:value-type="float" office:value="1.301">
            <text:p>1.301</text:p>
          </table:table-cell>
          <table:table-cell table:number-columns-repeated="968"/>
        </table:table-row>
        <table:table-row table:style-name="ro2">
          <table:table-cell office:value-type="string">
            <text:p>1000707</text:p>
          </table:table-cell>
          <table:table-cell office:value-type="string">
            <text:p>13.244.0.133</text:p>
          </table:table-cell>
          <table:table-cell office:value-type="float" office:value="4.026">
            <text:p>4.026</text:p>
          </table:table-cell>
          <table:table-cell table:number-columns-repeated="6"/>
          <table:table-cell office:value-type="string">
            <text:p>100.65.0.97</text:p>
          </table:table-cell>
          <table:table-cell office:value-type="float" office:value="2.316">
            <text:p>2.316</text:p>
          </table:table-cell>
          <table:table-cell office:value-type="string">
            <text:p>150.222.93.195</text:p>
          </table:table-cell>
          <table:table-cell office:value-type="float" office:value="1.171">
            <text:p>1.171</text:p>
          </table:table-cell>
          <table:table-cell office:value-type="string">
            <text:p>150.222.92.202</text:p>
          </table:table-cell>
          <table:table-cell office:value-type="float" office:value="1.628">
            <text:p>1.628</text:p>
          </table:table-cell>
          <table:table-cell office:value-type="string">
            <text:p>150.222.92.191</text:p>
          </table:table-cell>
          <table:table-cell office:value-type="float" office:value="1.011">
            <text:p>1.011</text:p>
          </table:table-cell>
          <table:table-cell office:value-type="string">
            <text:p>100.91.225.244</text:p>
          </table:table-cell>
          <table:table-cell office:value-type="float" office:value="17.16">
            <text:p>17.16</text:p>
          </table:table-cell>
          <table:table-cell office:value-type="string">
            <text:p>52.93.134.183</text:p>
          </table:table-cell>
          <table:table-cell office:value-type="float" office:value="16.905">
            <text:p>16.905</text:p>
          </table:table-cell>
          <table:table-cell office:value-type="string">
            <text:p>52.93.56.80</text:p>
          </table:table-cell>
          <table:table-cell office:value-type="float" office:value="21.875">
            <text:p>21.875</text:p>
          </table:table-cell>
          <table:table-cell office:value-type="string">
            <text:p>52.93.56.73</text:p>
          </table:table-cell>
          <table:table-cell office:value-type="float" office:value="21.06">
            <text:p>21.06</text:p>
          </table:table-cell>
          <table:table-cell table:style-name="ce2" office:value-type="string">
            <text:p>196.60.9.24</text:p>
          </table:table-cell>
          <table:table-cell office:value-type="float" office:value="18.034">
            <text:p>18.034</text:p>
          </table:table-cell>
          <table:table-cell office:value-type="string">
            <text:p>197.189.193.1</text:p>
          </table:table-cell>
          <table:table-cell office:value-type="float" office:value="23.167">
            <text:p>23.167</text:p>
          </table:table-cell>
          <table:table-cell office:value-type="string">
            <text:p>197.189.193.46</text:p>
          </table:table-cell>
          <table:table-cell office:value-type="float" office:value="19.969">
            <text:p>19.969</text:p>
          </table:table-cell>
          <table:table-cell table:style-name="ce4" office:value-type="string">
            <text:p>129.232.223.26</text:p>
          </table:table-cell>
          <table:table-cell office:value-type="float" office:value="22.029">
            <text:p>22.029</text:p>
          </table:table-cell>
          <table:table-cell office:value-type="string">
            <text:p>196.61.64.64</text:p>
          </table:table-cell>
          <table:table-cell office:value-type="float" office:value="17.984">
            <text:p>17.984</text:p>
          </table:table-cell>
          <table:table-cell table:number-columns-repeated="16"/>
          <table:table-cell table:style-name="ce1" office:value-type="float" office:value="-0.0499999999999972">
            <text:p>-0.05</text:p>
          </table:table-cell>
          <table:table-cell table:style-name="ce1" office:value-type="float" office:value="3.995">
            <text:p>3.995</text:p>
          </table:table-cell>
          <table:table-cell table:style-name="ce1" office:value-type="float" office:value="-4.045">
            <text:p>-4.045</text:p>
          </table:table-cell>
          <table:table-cell table:style-name="ce1" office:value-type="float" office:value="22.029">
            <text:p>22.029</text:p>
          </table:table-cell>
          <table:table-cell table:style-name="ce1" office:value-type="float" office:value="17.984">
            <text:p>17.984</text:p>
          </table:table-cell>
          <table:table-cell table:number-columns-repeated="968"/>
        </table:table-row>
        <table:table-row table:style-name="ro1">
          <table:table-cell office:value-type="string">
            <text:p>1000825</text:p>
          </table:table-cell>
          <table:table-cell table:number-columns-repeated="1023"/>
        </table:table-row>
        <table:table-row table:style-name="ro2">
          <table:table-cell office:value-type="string">
            <text:p>12207</text:p>
          </table:table-cell>
          <table:table-cell office:value-type="string">
            <text:p>196.37.104.3</text:p>
          </table:table-cell>
          <table:table-cell office:value-type="float" office:value="1.13">
            <text:p>1.13</text:p>
          </table:table-cell>
          <table:table-cell office:value-type="string">
            <text:p>168.209.93.204</text:p>
          </table:table-cell>
          <table:table-cell office:value-type="float" office:value="0.821">
            <text:p>0.821</text:p>
          </table:table-cell>
          <table:table-cell office:value-type="string">
            <text:p>168.209.0.178</text:p>
          </table:table-cell>
          <table:table-cell office:value-type="float" office:value="10.599">
            <text:p>10.599</text:p>
          </table:table-cell>
          <table:table-cell office:value-type="string">
            <text:p>168.209.100.194</text:p>
          </table:table-cell>
          <table:table-cell office:value-type="float" office:value="10.331">
            <text:p>10.331</text:p>
          </table:table-cell>
          <table:table-cell office:value-type="string">
            <text:p>196.26.0.10</text:p>
          </table:table-cell>
          <table:table-cell office:value-type="float" office:value="10.285">
            <text:p>10.285</text:p>
          </table:table-cell>
          <table:table-cell table:style-name="ce2" office:value-type="string">
            <text:p>196.223.14.99</text:p>
          </table:table-cell>
          <table:table-cell office:value-type="float" office:value="11.337">
            <text:p>11.337</text:p>
          </table:table-cell>
          <table:table-cell office:value-type="string">
            <text:p>197.189.193.1</text:p>
          </table:table-cell>
          <table:table-cell office:value-type="float" office:value="12.335">
            <text:p>12.335</text:p>
          </table:table-cell>
          <table:table-cell office:value-type="string">
            <text:p>197.189.193.46</text:p>
          </table:table-cell>
          <table:table-cell office:value-type="float" office:value="13.859">
            <text:p>13.859</text:p>
          </table:table-cell>
          <table:table-cell table:style-name="ce4" office:value-type="string">
            <text:p>129.232.223.26</text:p>
          </table:table-cell>
          <table:table-cell office:value-type="float" office:value="11.267">
            <text:p>11.267</text:p>
          </table:table-cell>
          <table:table-cell office:value-type="string">
            <text:p>196.61.64.64</text:p>
          </table:table-cell>
          <table:table-cell office:value-type="float" office:value="11.335">
            <text:p>11.335</text:p>
          </table:table-cell>
          <table:table-cell table:number-columns-repeated="30"/>
          <table:table-cell table:style-name="ce1" office:value-type="float" office:value="-0.00199999999999889">
            <text:p>-0.002</text:p>
          </table:table-cell>
          <table:table-cell table:style-name="ce1" office:value-type="float" office:value="-0.0700000000000003">
            <text:p>-0.07</text:p>
          </table:table-cell>
          <table:table-cell table:style-name="ce1" office:value-type="float" office:value="0.0680000000000014">
            <text:p>0.068</text:p>
          </table:table-cell>
          <table:table-cell table:style-name="ce1" office:value-type="float" office:value="11.267">
            <text:p>11.267</text:p>
          </table:table-cell>
          <table:table-cell table:style-name="ce1" office:value-type="float" office:value="11.335">
            <text:p>11.335</text:p>
          </table:table-cell>
          <table:table-cell table:number-columns-repeated="968"/>
        </table:table-row>
        <table:table-row table:style-name="ro2">
          <table:table-cell office:value-type="string">
            <text:p>12465</text:p>
          </table:table-cell>
          <table:table-cell office:value-type="string">
            <text:p>196.33.14.3</text:p>
          </table:table-cell>
          <table:table-cell office:value-type="float" office:value="0.643">
            <text:p>0.643</text:p>
          </table:table-cell>
          <table:table-cell office:value-type="string">
            <text:p>168.209.6.13</text:p>
          </table:table-cell>
          <table:table-cell office:value-type="float" office:value="0.942">
            <text:p>0.942</text:p>
          </table:table-cell>
          <table:table-cell office:value-type="string">
            <text:p>168.209.0.110</text:p>
          </table:table-cell>
          <table:table-cell office:value-type="float" office:value="19.864">
            <text:p>19.864</text:p>
          </table:table-cell>
          <table:table-cell office:value-type="string">
            <text:p>168.209.1.179</text:p>
          </table:table-cell>
          <table:table-cell office:value-type="float" office:value="18.182">
            <text:p>18.182</text:p>
          </table:table-cell>
          <table:table-cell table:style-name="ce2" office:value-type="string">
            <text:p>196.60.9.24</text:p>
          </table:table-cell>
          <table:table-cell office:value-type="float" office:value="19.458">
            <text:p>19.458</text:p>
          </table:table-cell>
          <table:table-cell office:value-type="string">
            <text:p>197.189.193.1</text:p>
          </table:table-cell>
          <table:table-cell office:value-type="float" office:value="22.009">
            <text:p>22.009</text:p>
          </table:table-cell>
          <table:table-cell office:value-type="string">
            <text:p>197.189.193.46</text:p>
          </table:table-cell>
          <table:table-cell office:value-type="float" office:value="21.966">
            <text:p>21.966</text:p>
          </table:table-cell>
          <table:table-cell table:style-name="ce4" office:value-type="string">
            <text:p>129.232.223.26</text:p>
          </table:table-cell>
          <table:table-cell office:value-type="float" office:value="19.514">
            <text:p>19.514</text:p>
          </table:table-cell>
          <table:table-cell office:value-type="string">
            <text:p>196.61.64.64</text:p>
          </table:table-cell>
          <table:table-cell office:value-type="float" office:value="19.833">
            <text:p>19.833</text:p>
          </table:table-cell>
          <table:table-cell table:number-columns-repeated="32"/>
          <table:table-cell table:style-name="ce1" office:value-type="float" office:value="0.375">
            <text:p>0.375</text:p>
          </table:table-cell>
          <table:table-cell table:style-name="ce1" office:value-type="float" office:value="0.056000000000001">
            <text:p>0.056</text:p>
          </table:table-cell>
          <table:table-cell table:style-name="ce1" office:value-type="float" office:value="0.318999999999999">
            <text:p>0.319</text:p>
          </table:table-cell>
          <table:table-cell table:style-name="ce1" office:value-type="float" office:value="19.514">
            <text:p>19.514</text:p>
          </table:table-cell>
          <table:table-cell table:style-name="ce1" office:value-type="float" office:value="19.833">
            <text:p>19.833</text:p>
          </table:table-cell>
          <table:table-cell table:number-columns-repeated="968"/>
        </table:table-row>
        <table:table-row table:style-name="ro1">
          <table:table-cell office:value-type="string">
            <text:p>12956</text:p>
          </table:table-cell>
          <table:table-cell table:number-columns-repeated="1023"/>
        </table:table-row>
        <table:table-row table:style-name="ro2">
          <table:table-cell office:value-type="string">
            <text:p>13269</text:p>
          </table:table-cell>
          <table:table-cell office:value-type="string">
            <text:p>168.167.253.33</text:p>
          </table:table-cell>
          <table:table-cell office:value-type="float" office:value="0.525">
            <text:p>0.525</text:p>
          </table:table-cell>
          <table:table-cell office:value-type="string">
            <text:p>168.167.3.1</text:p>
          </table:table-cell>
          <table:table-cell office:value-type="float" office:value="1.092">
            <text:p>1.092</text:p>
          </table:table-cell>
          <table:table-cell office:value-type="string">
            <text:p>168.167.3.99</text:p>
          </table:table-cell>
          <table:table-cell office:value-type="float" office:value="0.848">
            <text:p>0.848</text:p>
          </table:table-cell>
          <table:table-cell office:value-type="string">
            <text:p>41.191.216.125</text:p>
          </table:table-cell>
          <table:table-cell office:value-type="float" office:value="1.485">
            <text:p>1.485</text:p>
          </table:table-cell>
          <table:table-cell office:value-type="string">
            <text:p>41.191.219.217</text:p>
          </table:table-cell>
          <table:table-cell office:value-type="float" office:value="10.294">
            <text:p>10.294</text:p>
          </table:table-cell>
          <table:table-cell office:value-type="string">
            <text:p>41.191.219.216</text:p>
          </table:table-cell>
          <table:table-cell office:value-type="float" office:value="10.496">
            <text:p>10.496</text:p>
          </table:table-cell>
          <table:table-cell table:style-name="ce2" office:value-type="string">
            <text:p>196.60.9.24</text:p>
          </table:table-cell>
          <table:table-cell office:value-type="float" office:value="15.654">
            <text:p>15.654</text:p>
          </table:table-cell>
          <table:table-cell office:value-type="string">
            <text:p>197.189.193.1</text:p>
          </table:table-cell>
          <table:table-cell office:value-type="float" office:value="11.111">
            <text:p>11.111</text:p>
          </table:table-cell>
          <table:table-cell office:value-type="string">
            <text:p>197.189.193.46</text:p>
          </table:table-cell>
          <table:table-cell office:value-type="float" office:value="10.283">
            <text:p>10.283</text:p>
          </table:table-cell>
          <table:table-cell table:style-name="ce4" office:value-type="string">
            <text:p>129.232.223.26</text:p>
          </table:table-cell>
          <table:table-cell office:value-type="float" office:value="9.661">
            <text:p>9.661</text:p>
          </table:table-cell>
          <table:table-cell office:value-type="string">
            <text:p>196.61.64.64</text:p>
          </table:table-cell>
          <table:table-cell office:value-type="float" office:value="16.002">
            <text:p>16.002</text:p>
          </table:table-cell>
          <table:table-cell table:number-columns-repeated="28"/>
          <table:table-cell table:style-name="ce1" office:value-type="float" office:value="0.347999999999999">
            <text:p>0.348</text:p>
          </table:table-cell>
          <table:table-cell table:style-name="ce1" office:value-type="float" office:value="-5.993">
            <text:p>-5.993</text:p>
          </table:table-cell>
          <table:table-cell table:style-name="ce1" office:value-type="float" office:value="6.341">
            <text:p>6.341</text:p>
          </table:table-cell>
          <table:table-cell table:style-name="ce1" office:value-type="float" office:value="9.661">
            <text:p>9.661</text:p>
          </table:table-cell>
          <table:table-cell table:style-name="ce1" office:value-type="float" office:value="16.002">
            <text:p>16.002</text:p>
          </table:table-cell>
          <table:table-cell table:number-columns-repeated="968"/>
        </table:table-row>
        <table:table-row table:style-name="ro2">
          <table:table-cell office:value-type="string">
            <text:p>13720</text:p>
          </table:table-cell>
          <table:table-cell office:value-type="string">
            <text:p>10.10.10.1</text:p>
          </table:table-cell>
          <table:table-cell office:value-type="float" office:value="0.348">
            <text:p>0.348</text:p>
          </table:table-cell>
          <table:table-cell office:value-type="string">
            <text:p>41.206.197.125</text:p>
          </table:table-cell>
          <table:table-cell office:value-type="float" office:value="0.545">
            <text:p>0.545</text:p>
          </table:table-cell>
          <table:table-cell office:value-type="string">
            <text:p>41.206.192.235</text:p>
          </table:table-cell>
          <table:table-cell office:value-type="float" office:value="0.814">
            <text:p>0.814</text:p>
          </table:table-cell>
          <table:table-cell office:value-type="string">
            <text:p>196.1.56.98</text:p>
          </table:table-cell>
          <table:table-cell office:value-type="float" office:value="0.762">
            <text:p>0.762</text:p>
          </table:table-cell>
          <table:table-cell office:value-type="string">
            <text:p>41.85.0.177</text:p>
          </table:table-cell>
          <table:table-cell office:value-type="float" office:value="0.838">
            <text:p>0.838</text:p>
          </table:table-cell>
          <table:table-cell office:value-type="string">
            <text:p>41.85.0.56</text:p>
          </table:table-cell>
          <table:table-cell office:value-type="float" office:value="0.742">
            <text:p>0.742</text:p>
          </table:table-cell>
          <table:table-cell office:value-type="string">
            <text:p>41.85.0.57</text:p>
          </table:table-cell>
          <table:table-cell office:value-type="float" office:value="17.227">
            <text:p>17.227</text:p>
          </table:table-cell>
          <table:table-cell office:value-type="string">
            <text:p>41.85.0.61</text:p>
          </table:table-cell>
          <table:table-cell office:value-type="float" office:value="17.226">
            <text:p>17.226</text:p>
          </table:table-cell>
          <table:table-cell office:value-type="string">
            <text:p>41.85.0.188</text:p>
          </table:table-cell>
          <table:table-cell office:value-type="float" office:value="17.035">
            <text:p>17.035</text:p>
          </table:table-cell>
          <table:table-cell table:style-name="ce2" office:value-type="string">
            <text:p>196.60.9.24</text:p>
          </table:table-cell>
          <table:table-cell office:value-type="float" office:value="18.517">
            <text:p>18.517</text:p>
          </table:table-cell>
          <table:table-cell office:value-type="string">
            <text:p>197.189.193.1</text:p>
          </table:table-cell>
          <table:table-cell office:value-type="float" office:value="18.181">
            <text:p>18.181</text:p>
          </table:table-cell>
          <table:table-cell office:value-type="string">
            <text:p>197.189.193.46</text:p>
          </table:table-cell>
          <table:table-cell office:value-type="float" office:value="18.245">
            <text:p>18.245</text:p>
          </table:table-cell>
          <table:table-cell table:style-name="ce4" office:value-type="string">
            <text:p>129.232.223.26</text:p>
          </table:table-cell>
          <table:table-cell office:value-type="float" office:value="18.151">
            <text:p>18.151</text:p>
          </table:table-cell>
          <table:table-cell office:value-type="string">
            <text:p>196.61.64.64</text:p>
          </table:table-cell>
          <table:table-cell office:value-type="float" office:value="17.886">
            <text:p>17.886</text:p>
          </table:table-cell>
          <table:table-cell table:number-columns-repeated="22"/>
          <table:table-cell table:style-name="ce1" office:value-type="float" office:value="-0.631">
            <text:p>-0.631</text:p>
          </table:table-cell>
          <table:table-cell table:style-name="ce1" office:value-type="float" office:value="-0.366">
            <text:p>-0.366</text:p>
          </table:table-cell>
          <table:table-cell table:style-name="ce1" office:value-type="float" office:value="-0.265000000000001">
            <text:p>-0.265</text:p>
          </table:table-cell>
          <table:table-cell table:style-name="ce1" office:value-type="float" office:value="18.151">
            <text:p>18.151</text:p>
          </table:table-cell>
          <table:table-cell table:style-name="ce1" office:value-type="float" office:value="17.886">
            <text:p>17.886</text:p>
          </table:table-cell>
          <table:table-cell table:number-columns-repeated="968"/>
        </table:table-row>
        <table:table-row table:style-name="ro1">
          <table:table-cell office:value-type="string">
            <text:p>13727</text:p>
          </table:table-cell>
          <table:table-cell table:number-columns-repeated="1023"/>
        </table:table-row>
        <table:table-row table:style-name="ro2">
          <table:table-cell office:value-type="string">
            <text:p>13728</text:p>
          </table:table-cell>
          <table:table-cell office:value-type="string">
            <text:p>197.96.247.129</text:p>
          </table:table-cell>
          <table:table-cell office:value-type="float" office:value="0.377">
            <text:p>0.377</text:p>
          </table:table-cell>
          <table:table-cell office:value-type="string">
            <text:p>168.209.86.218</text:p>
          </table:table-cell>
          <table:table-cell office:value-type="float" office:value="5.53">
            <text:p>5.53</text:p>
          </table:table-cell>
          <table:table-cell office:value-type="string">
            <text:p>168.209.88.125</text:p>
          </table:table-cell>
          <table:table-cell office:value-type="float" office:value="5.683">
            <text:p>5.683</text:p>
          </table:table-cell>
          <table:table-cell office:value-type="string">
            <text:p>168.209.1.179</text:p>
          </table:table-cell>
          <table:table-cell office:value-type="float" office:value="5.17">
            <text:p>5.17</text:p>
          </table:table-cell>
          <table:table-cell table:style-name="ce2" office:value-type="string">
            <text:p>196.60.9.24</text:p>
          </table:table-cell>
          <table:table-cell office:value-type="float" office:value="6.884">
            <text:p>6.884</text:p>
          </table:table-cell>
          <table:table-cell office:value-type="string">
            <text:p>197.189.193.1</text:p>
          </table:table-cell>
          <table:table-cell office:value-type="float" office:value="7.87">
            <text:p>7.87</text:p>
          </table:table-cell>
          <table:table-cell office:value-type="string">
            <text:p>197.189.193.46</text:p>
          </table:table-cell>
          <table:table-cell office:value-type="float" office:value="8.109">
            <text:p>8.109</text:p>
          </table:table-cell>
          <table:table-cell table:style-name="ce4" office:value-type="string">
            <text:p>129.232.223.26</text:p>
          </table:table-cell>
          <table:table-cell office:value-type="float" office:value="6.831">
            <text:p>6.831</text:p>
          </table:table-cell>
          <table:table-cell office:value-type="string">
            <text:p>196.61.64.64</text:p>
          </table:table-cell>
          <table:table-cell office:value-type="float" office:value="6.865">
            <text:p>6.865</text:p>
          </table:table-cell>
          <table:table-cell table:number-columns-repeated="32"/>
          <table:table-cell table:style-name="ce1" office:value-type="float" office:value="-0.0190000000000001">
            <text:p>-0.019</text:p>
          </table:table-cell>
          <table:table-cell table:style-name="ce1" office:value-type="float" office:value="-0.0529999999999999">
            <text:p>-0.053</text:p>
          </table:table-cell>
          <table:table-cell table:style-name="ce1" office:value-type="float" office:value="0.0339999999999998">
            <text:p>0.034</text:p>
          </table:table-cell>
          <table:table-cell table:style-name="ce1" office:value-type="float" office:value="6.831">
            <text:p>6.831</text:p>
          </table:table-cell>
          <table:table-cell table:style-name="ce1" office:value-type="float" office:value="6.865">
            <text:p>6.865</text:p>
          </table:table-cell>
          <table:table-cell table:number-columns-repeated="968"/>
        </table:table-row>
        <table:table-row table:style-name="ro2">
          <table:table-cell office:value-type="string">
            <text:p>13746</text:p>
          </table:table-cell>
          <table:table-cell office:value-type="string">
            <text:p>192.168.251.251</text:p>
          </table:table-cell>
          <table:table-cell office:value-type="float" office:value="0.313">
            <text:p>0.313</text:p>
          </table:table-cell>
          <table:table-cell office:value-type="string">
            <text:p>160.119.236.65</text:p>
          </table:table-cell>
          <table:table-cell office:value-type="float" office:value="2.278">
            <text:p>2.278</text:p>
          </table:table-cell>
          <table:table-cell office:value-type="string">
            <text:p>160.119.233.169</text:p>
          </table:table-cell>
          <table:table-cell office:value-type="float" office:value="1.063">
            <text:p>1.063</text:p>
          </table:table-cell>
          <table:table-cell office:value-type="string">
            <text:p>160.119.232.20</text:p>
          </table:table-cell>
          <table:table-cell office:value-type="float" office:value="1.123">
            <text:p>1.123</text:p>
          </table:table-cell>
          <table:table-cell table:style-name="ce2" office:value-type="string">
            <text:p>196.10.140.7</text:p>
          </table:table-cell>
          <table:table-cell office:value-type="float" office:value="20.836">
            <text:p>20.836</text:p>
          </table:table-cell>
          <table:table-cell office:value-type="string">
            <text:p>192.168.15.5</text:p>
          </table:table-cell>
          <table:table-cell office:value-type="float" office:value="21.456">
            <text:p>21.456</text:p>
          </table:table-cell>
          <table:table-cell office:value-type="string">
            <text:p>41.66.132.246</text:p>
          </table:table-cell>
          <table:table-cell office:value-type="float" office:value="20.807">
            <text:p>20.807</text:p>
          </table:table-cell>
          <table:table-cell office:value-type="string">
            <text:p>197.189.193.1</text:p>
          </table:table-cell>
          <table:table-cell office:value-type="float" office:value="21.707">
            <text:p>21.707</text:p>
          </table:table-cell>
          <table:table-cell office:value-type="string">
            <text:p>197.189.193.46</text:p>
          </table:table-cell>
          <table:table-cell office:value-type="float" office:value="21.364">
            <text:p>21.364</text:p>
          </table:table-cell>
          <table:table-cell table:style-name="ce4" office:value-type="string">
            <text:p>129.232.223.26</text:p>
          </table:table-cell>
          <table:table-cell office:value-type="float" office:value="20.697">
            <text:p>20.697</text:p>
          </table:table-cell>
          <table:table-cell office:value-type="string">
            <text:p>196.61.64.64</text:p>
          </table:table-cell>
          <table:table-cell office:value-type="float" office:value="20.854">
            <text:p>20.854</text:p>
          </table:table-cell>
          <table:table-cell table:number-columns-repeated="28"/>
          <table:table-cell table:style-name="ce1" office:value-type="float" office:value="0.0180000000000007">
            <text:p>0.018</text:p>
          </table:table-cell>
          <table:table-cell table:style-name="ce1" office:value-type="float" office:value="-0.138999999999999">
            <text:p>-0.139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20.697">
            <text:p>20.697</text:p>
          </table:table-cell>
          <table:table-cell table:style-name="ce1" office:value-type="float" office:value="20.854">
            <text:p>20.854</text:p>
          </table:table-cell>
          <table:table-cell table:number-columns-repeated="968"/>
        </table:table-row>
        <table:table-row table:style-name="ro2">
          <table:table-cell office:value-type="string">
            <text:p>13754</text:p>
          </table:table-cell>
          <table:table-cell office:value-type="string">
            <text:p>192.168.1.1</text:p>
          </table:table-cell>
          <table:table-cell office:value-type="float" office:value="0.371">
            <text:p>0.371</text:p>
          </table:table-cell>
          <table:table-cell office:value-type="string">
            <text:p>196.41.102.101</text:p>
          </table:table-cell>
          <table:table-cell office:value-type="float" office:value="0.632">
            <text:p>0.632</text:p>
          </table:table-cell>
          <table:table-cell office:value-type="string">
            <text:p>196.41.96.182</text:p>
          </table:table-cell>
          <table:table-cell office:value-type="float" office:value="0.863">
            <text:p>0.863</text:p>
          </table:table-cell>
          <table:table-cell office:value-type="string">
            <text:p>196.41.97.52</text:p>
          </table:table-cell>
          <table:table-cell office:value-type="float" office:value="16.362">
            <text:p>16.362</text:p>
          </table:table-cell>
          <table:table-cell table:style-name="ce2" office:value-type="string">
            <text:p>196.60.9.24</text:p>
          </table:table-cell>
          <table:table-cell office:value-type="float" office:value="17.271">
            <text:p>17.271</text:p>
          </table:table-cell>
          <table:table-cell office:value-type="string">
            <text:p>197.189.193.1</text:p>
          </table:table-cell>
          <table:table-cell office:value-type="float" office:value="18.553">
            <text:p>18.553</text:p>
          </table:table-cell>
          <table:table-cell office:value-type="string">
            <text:p>197.189.193.46</text:p>
          </table:table-cell>
          <table:table-cell office:value-type="float" office:value="17.996">
            <text:p>17.996</text:p>
          </table:table-cell>
          <table:table-cell table:style-name="ce4" office:value-type="string">
            <text:p>129.232.223.26</text:p>
          </table:table-cell>
          <table:table-cell office:value-type="float" office:value="17.649">
            <text:p>17.649</text:p>
          </table:table-cell>
          <table:table-cell office:value-type="string">
            <text:p>196.61.64.64</text:p>
          </table:table-cell>
          <table:table-cell office:value-type="float" office:value="17.57">
            <text:p>17.57</text:p>
          </table:table-cell>
          <table:table-cell table:number-columns-repeated="32"/>
          <table:table-cell table:style-name="ce1" office:value-type="float" office:value="0.298999999999999">
            <text:p>0.299</text:p>
          </table:table-cell>
          <table:table-cell table:style-name="ce1" office:value-type="float" office:value="0.378">
            <text:p>0.378</text:p>
          </table:table-cell>
          <table:table-cell table:style-name="ce1" office:value-type="float" office:value="-0.0790000000000006">
            <text:p>-0.079</text:p>
          </table:table-cell>
          <table:table-cell table:style-name="ce1" office:value-type="float" office:value="17.649">
            <text:p>17.649</text:p>
          </table:table-cell>
          <table:table-cell table:style-name="ce1" office:value-type="float" office:value="17.57">
            <text:p>17.57</text:p>
          </table:table-cell>
          <table:table-cell table:number-columns-repeated="968"/>
        </table:table-row>
        <table:table-row table:style-name="ro2">
          <table:table-cell office:value-type="string">
            <text:p>13788</text:p>
          </table:table-cell>
          <table:table-cell office:value-type="string">
            <text:p>197.242.165.1</text:p>
          </table:table-cell>
          <table:table-cell office:value-type="float" office:value="0.396">
            <text:p>0.396</text:p>
          </table:table-cell>
          <table:table-cell office:value-type="string">
            <text:p>168.209.160.229</text:p>
          </table:table-cell>
          <table:table-cell office:value-type="float" office:value="0.549">
            <text:p>0.549</text:p>
          </table:table-cell>
          <table:table-cell office:value-type="string">
            <text:p>168.209.160.228</text:p>
          </table:table-cell>
          <table:table-cell office:value-type="float" office:value="0.553">
            <text:p>0.553</text:p>
          </table:table-cell>
          <table:table-cell table:number-columns-repeated="2"/>
          <table:table-cell office:value-type="string">
            <text:p>168.209.224.248</text:p>
          </table:table-cell>
          <table:table-cell office:value-type="float" office:value="19.51">
            <text:p>19.51</text:p>
          </table:table-cell>
          <table:table-cell office:value-type="string">
            <text:p>196.26.0.10</text:p>
          </table:table-cell>
          <table:table-cell office:value-type="float" office:value="18.023">
            <text:p>18.023</text:p>
          </table:table-cell>
          <table:table-cell table:style-name="ce2" office:value-type="string">
            <text:p>196.223.14.99</text:p>
          </table:table-cell>
          <table:table-cell office:value-type="float" office:value="19.457">
            <text:p>19.457</text:p>
          </table:table-cell>
          <table:table-cell office:value-type="string">
            <text:p>197.189.193.1</text:p>
          </table:table-cell>
          <table:table-cell office:value-type="float" office:value="21.924">
            <text:p>21.924</text:p>
          </table:table-cell>
          <table:table-cell office:value-type="string">
            <text:p>197.189.193.46</text:p>
          </table:table-cell>
          <table:table-cell office:value-type="float" office:value="20.962">
            <text:p>20.962</text:p>
          </table:table-cell>
          <table:table-cell table:style-name="ce4" office:value-type="string">
            <text:p>129.232.223.26</text:p>
          </table:table-cell>
          <table:table-cell office:value-type="float" office:value="19.145">
            <text:p>19.145</text:p>
          </table:table-cell>
          <table:table-cell office:value-type="string">
            <text:p>196.61.64.64</text:p>
          </table:table-cell>
          <table:table-cell office:value-type="float" office:value="19.45">
            <text:p>19.45</text:p>
          </table:table-cell>
          <table:table-cell table:number-columns-repeated="28"/>
          <table:table-cell table:style-name="ce1" office:value-type="float" office:value="-0.00700000000000145">
            <text:p>-0.007</text:p>
          </table:table-cell>
          <table:table-cell table:style-name="ce1" office:value-type="float" office:value="-0.312000000000001">
            <text:p>-0.312</text:p>
          </table:table-cell>
          <table:table-cell table:style-name="ce1" office:value-type="float" office:value="0.305">
            <text:p>0.305</text:p>
          </table:table-cell>
          <table:table-cell table:style-name="ce1" office:value-type="float" office:value="19.145">
            <text:p>19.145</text:p>
          </table:table-cell>
          <table:table-cell table:style-name="ce1" office:value-type="float" office:value="19.45">
            <text:p>19.45</text:p>
          </table:table-cell>
          <table:table-cell table:number-columns-repeated="968"/>
        </table:table-row>
        <table:table-row table:style-name="ro2">
          <table:table-cell office:value-type="string">
            <text:p>13888</text:p>
          </table:table-cell>
          <table:table-cell office:value-type="string">
            <text:p>197.255.144.17</text:p>
          </table:table-cell>
          <table:table-cell office:value-type="float" office:value="0.809">
            <text:p>0.809</text:p>
          </table:table-cell>
          <table:table-cell office:value-type="string">
            <text:p>197.255.144.150</text:p>
          </table:table-cell>
          <table:table-cell office:value-type="float" office:value="0.446">
            <text:p>0.446</text:p>
          </table:table-cell>
          <table:table-cell table:style-name="ce2" office:value-type="string">
            <text:p>196.60.9.24</text:p>
          </table:table-cell>
          <table:table-cell office:value-type="float" office:value="1.551">
            <text:p>1.551</text:p>
          </table:table-cell>
          <table:table-cell office:value-type="string">
            <text:p>197.189.193.1</text:p>
          </table:table-cell>
          <table:table-cell office:value-type="float" office:value="2.502">
            <text:p>2.502</text:p>
          </table:table-cell>
          <table:table-cell office:value-type="string">
            <text:p>197.189.193.46</text:p>
          </table:table-cell>
          <table:table-cell office:value-type="float" office:value="2.359">
            <text:p>2.359</text:p>
          </table:table-cell>
          <table:table-cell table:style-name="ce4" office:value-type="string">
            <text:p>129.232.223.26</text:p>
          </table:table-cell>
          <table:table-cell office:value-type="float" office:value="1.497">
            <text:p>1.497</text:p>
          </table:table-cell>
          <table:table-cell office:value-type="string">
            <text:p>196.61.64.64</text:p>
          </table:table-cell>
          <table:table-cell office:value-type="float" office:value="1.618">
            <text:p>1.618</text:p>
          </table:table-cell>
          <table:table-cell table:number-columns-repeated="36"/>
          <table:table-cell table:style-name="ce1" office:value-type="float" office:value="0.0670000000000002">
            <text:p>0.067</text:p>
          </table:table-cell>
          <table:table-cell table:style-name="ce1" office:value-type="float" office:value="-0.0539999999999998">
            <text:p>-0.054</text:p>
          </table:table-cell>
          <table:table-cell table:style-name="ce1" office:value-type="float" office:value="0.121">
            <text:p>0.121</text:p>
          </table:table-cell>
          <table:table-cell table:style-name="ce1" office:value-type="float" office:value="1.497">
            <text:p>1.497</text:p>
          </table:table-cell>
          <table:table-cell table:style-name="ce1" office:value-type="float" office:value="1.618">
            <text:p>1.618</text:p>
          </table:table-cell>
          <table:table-cell table:number-columns-repeated="968"/>
        </table:table-row>
        <table:table-row table:style-name="ro2">
          <table:table-cell office:value-type="string">
            <text:p>14384</text:p>
          </table:table-cell>
          <table:table-cell office:value-type="string">
            <text:p>192.168.20.1</text:p>
          </table:table-cell>
          <table:table-cell office:value-type="float" office:value="0.367">
            <text:p>0.367</text:p>
          </table:table-cell>
          <table:table-cell table:number-columns-repeated="2"/>
          <table:table-cell office:value-type="string">
            <text:p>165.73.14.113</text:p>
          </table:table-cell>
          <table:table-cell office:value-type="float" office:value="19.597">
            <text:p>19.597</text:p>
          </table:table-cell>
          <table:table-cell office:value-type="string">
            <text:p>169.1.21.2</text:p>
          </table:table-cell>
          <table:table-cell office:value-type="float" office:value="24.861">
            <text:p>24.861</text:p>
          </table:table-cell>
          <table:table-cell office:value-type="string">
            <text:p>169.1.21.3</text:p>
          </table:table-cell>
          <table:table-cell office:value-type="float" office:value="14.286">
            <text:p>14.286</text:p>
          </table:table-cell>
          <table:table-cell office:value-type="string">
            <text:p>100.127.2.180</text:p>
          </table:table-cell>
          <table:table-cell office:value-type="float" office:value="30.392">
            <text:p>30.392</text:p>
          </table:table-cell>
          <table:table-cell table:style-name="ce2" office:value-type="string">
            <text:p>196.60.9.24</text:p>
          </table:table-cell>
          <table:table-cell office:value-type="float" office:value="40.341">
            <text:p>40.341</text:p>
          </table:table-cell>
          <table:table-cell office:value-type="string">
            <text:p>197.189.193.1</text:p>
          </table:table-cell>
          <table:table-cell office:value-type="float" office:value="31.503">
            <text:p>31.503</text:p>
          </table:table-cell>
          <table:table-cell office:value-type="string">
            <text:p>197.189.193.46</text:p>
          </table:table-cell>
          <table:table-cell office:value-type="float" office:value="31.197">
            <text:p>31.197</text:p>
          </table:table-cell>
          <table:table-cell table:style-name="ce4" office:value-type="string">
            <text:p>129.232.223.26</text:p>
          </table:table-cell>
          <table:table-cell office:value-type="float" office:value="31.268">
            <text:p>31.268</text:p>
          </table:table-cell>
          <table:table-cell office:value-type="string">
            <text:p>196.61.64.64</text:p>
          </table:table-cell>
          <table:table-cell office:value-type="float" office:value="30.932">
            <text:p>30.932</text:p>
          </table:table-cell>
          <table:table-cell table:number-columns-repeated="28"/>
          <table:table-cell table:style-name="ce1" office:value-type="float" office:value="-9.409">
            <text:p>-9.409</text:p>
          </table:table-cell>
          <table:table-cell table:style-name="ce1" office:value-type="float" office:value="-9.073">
            <text:p>-9.073</text:p>
          </table:table-cell>
          <table:table-cell table:style-name="ce1" office:value-type="float" office:value="-0.336000000000002">
            <text:p>-0.336</text:p>
          </table:table-cell>
          <table:table-cell table:style-name="ce1" office:value-type="float" office:value="31.268">
            <text:p>31.268</text:p>
          </table:table-cell>
          <table:table-cell table:style-name="ce1" office:value-type="float" office:value="30.932">
            <text:p>30.932</text:p>
          </table:table-cell>
          <table:table-cell table:number-columns-repeated="968"/>
        </table:table-row>
        <table:table-row table:style-name="ro2">
          <table:table-cell office:value-type="string">
            <text:p>14465</text:p>
          </table:table-cell>
          <table:table-cell office:value-type="string">
            <text:p>196.216.164.1</text:p>
          </table:table-cell>
          <table:table-cell office:value-type="float" office:value="1.827">
            <text:p>1.827</text:p>
          </table:table-cell>
          <table:table-cell office:value-type="string">
            <text:p>196.12.10.246</text:p>
          </table:table-cell>
          <table:table-cell office:value-type="float" office:value="0.4">
            <text:p>0.4</text:p>
          </table:table-cell>
          <table:table-cell office:value-type="string">
            <text:p>160.242.100.88</text:p>
          </table:table-cell>
          <table:table-cell office:value-type="float" office:value="0.643">
            <text:p>0.643</text:p>
          </table:table-cell>
          <table:table-cell office:value-type="string">
            <text:p>160.242.1.177</text:p>
          </table:table-cell>
          <table:table-cell office:value-type="float" office:value="33.485">
            <text:p>33.485</text:p>
          </table:table-cell>
          <table:table-cell table:style-name="ce2" office:value-type="string">
            <text:p>196.60.9.24</text:p>
          </table:table-cell>
          <table:table-cell office:value-type="float" office:value="34.123">
            <text:p>34.123</text:p>
          </table:table-cell>
          <table:table-cell office:value-type="string">
            <text:p>197.189.193.1</text:p>
          </table:table-cell>
          <table:table-cell office:value-type="float" office:value="35.195">
            <text:p>35.195</text:p>
          </table:table-cell>
          <table:table-cell office:value-type="string">
            <text:p>197.189.193.46</text:p>
          </table:table-cell>
          <table:table-cell office:value-type="float" office:value="35.389">
            <text:p>35.389</text:p>
          </table:table-cell>
          <table:table-cell table:style-name="ce4" office:value-type="string">
            <text:p>129.232.223.26</text:p>
          </table:table-cell>
          <table:table-cell office:value-type="float" office:value="34.175">
            <text:p>34.175</text:p>
          </table:table-cell>
          <table:table-cell office:value-type="string">
            <text:p>196.61.64.64</text:p>
          </table:table-cell>
          <table:table-cell office:value-type="float" office:value="34.152">
            <text:p>34.152</text:p>
          </table:table-cell>
          <table:table-cell table:number-columns-repeated="32"/>
          <table:table-cell table:style-name="ce1" office:value-type="float" office:value="0.0290000000000035">
            <text:p>0.029</text:p>
          </table:table-cell>
          <table:table-cell table:style-name="ce1" office:value-type="float" office:value="0.0519999999999996">
            <text:p>0.052</text:p>
          </table:table-cell>
          <table:table-cell table:style-name="ce1" office:value-type="float" office:value="-0.0229999999999961">
            <text:p>-0.023</text:p>
          </table:table-cell>
          <table:table-cell table:style-name="ce1" office:value-type="float" office:value="34.175">
            <text:p>34.175</text:p>
          </table:table-cell>
          <table:table-cell table:style-name="ce1" office:value-type="float" office:value="34.152">
            <text:p>34.152</text:p>
          </table:table-cell>
          <table:table-cell table:number-columns-repeated="968"/>
        </table:table-row>
        <table:table-row table:style-name="ro2">
          <table:table-cell office:value-type="string">
            <text:p>14691</text:p>
          </table:table-cell>
          <table:table-cell office:value-type="string">
            <text:p>192.168.5.1</text:p>
          </table:table-cell>
          <table:table-cell office:value-type="float" office:value="0.459">
            <text:p>0.459</text:p>
          </table:table-cell>
          <table:table-cell table:number-columns-repeated="2"/>
          <table:table-cell office:value-type="string">
            <text:p>105.187.235.5</text:p>
          </table:table-cell>
          <table:table-cell office:value-type="float" office:value="13.595">
            <text:p>13.595</text:p>
          </table:table-cell>
          <table:table-cell office:value-type="string">
            <text:p>105.187.235.6</text:p>
          </table:table-cell>
          <table:table-cell office:value-type="float" office:value="6.954">
            <text:p>6.954</text:p>
          </table:table-cell>
          <table:table-cell office:value-type="string">
            <text:p>105.228.0.13</text:p>
          </table:table-cell>
          <table:table-cell office:value-type="float" office:value="12.502">
            <text:p>12.502</text:p>
          </table:table-cell>
          <table:table-cell office:value-type="string">
            <text:p>105.187.234.93</text:p>
          </table:table-cell>
          <table:table-cell office:value-type="float" office:value="14.002">
            <text:p>14.002</text:p>
          </table:table-cell>
          <table:table-cell table:style-name="ce2" office:value-type="string">
            <text:p>196.60.9.24</text:p>
          </table:table-cell>
          <table:table-cell office:value-type="float" office:value="8.81">
            <text:p>8.81</text:p>
          </table:table-cell>
          <table:table-cell office:value-type="string">
            <text:p>197.189.193.1</text:p>
          </table:table-cell>
          <table:table-cell office:value-type="float" office:value="14.156">
            <text:p>14.156</text:p>
          </table:table-cell>
          <table:table-cell office:value-type="string">
            <text:p>197.189.193.46</text:p>
          </table:table-cell>
          <table:table-cell office:value-type="float" office:value="9.619">
            <text:p>9.619</text:p>
          </table:table-cell>
          <table:table-cell table:style-name="ce4" office:value-type="string">
            <text:p>129.232.223.26</text:p>
          </table:table-cell>
          <table:table-cell office:value-type="float" office:value="9.456">
            <text:p>9.456</text:p>
          </table:table-cell>
          <table:table-cell office:value-type="string">
            <text:p>196.61.64.64</text:p>
          </table:table-cell>
          <table:table-cell office:value-type="float" office:value="9.349">
            <text:p>9.349</text:p>
          </table:table-cell>
          <table:table-cell table:number-columns-repeated="28"/>
          <table:table-cell table:style-name="ce1" office:value-type="float" office:value="0.539">
            <text:p>0.539</text:p>
          </table:table-cell>
          <table:table-cell table:style-name="ce1" office:value-type="float" office:value="0.645999999999999">
            <text:p>0.646</text:p>
          </table:table-cell>
          <table:table-cell table:style-name="ce1" office:value-type="float" office:value="-0.106999999999999">
            <text:p>-0.107</text:p>
          </table:table-cell>
          <table:table-cell table:style-name="ce1" office:value-type="float" office:value="9.456">
            <text:p>9.456</text:p>
          </table:table-cell>
          <table:table-cell table:style-name="ce1" office:value-type="float" office:value="9.349">
            <text:p>9.349</text:p>
          </table:table-cell>
          <table:table-cell table:number-columns-repeated="968"/>
        </table:table-row>
        <table:table-row table:style-name="ro2">
          <table:table-cell office:value-type="string">
            <text:p>14968</text:p>
          </table:table-cell>
          <table:table-cell office:value-type="string">
            <text:p>63.223.6.89</text:p>
          </table:table-cell>
          <table:table-cell office:value-type="float" office:value="0.396">
            <text:p>0.396</text:p>
          </table:table-cell>
          <table:table-cell office:value-type="string">
            <text:p>63.223.48.70</text:p>
          </table:table-cell>
          <table:table-cell office:value-type="float" office:value="16.9">
            <text:p>16.9</text:p>
          </table:table-cell>
          <table:table-cell office:value-type="string">
            <text:p>63.223.48.70</text:p>
          </table:table-cell>
          <table:table-cell office:value-type="float" office:value="16.594">
            <text:p>16.594</text:p>
          </table:table-cell>
          <table:table-cell office:value-type="string">
            <text:p>196.33.119.97</text:p>
          </table:table-cell>
          <table:table-cell office:value-type="float" office:value="16.958">
            <text:p>16.958</text:p>
          </table:table-cell>
          <table:table-cell office:value-type="string">
            <text:p>168.209.86.218</text:p>
          </table:table-cell>
          <table:table-cell office:value-type="float" office:value="16.917">
            <text:p>16.917</text:p>
          </table:table-cell>
          <table:table-cell office:value-type="string">
            <text:p>168.209.86.217</text:p>
          </table:table-cell>
          <table:table-cell office:value-type="float" office:value="17.17">
            <text:p>17.17</text:p>
          </table:table-cell>
          <table:table-cell office:value-type="string">
            <text:p>196.26.0.10</text:p>
          </table:table-cell>
          <table:table-cell office:value-type="float" office:value="16.561">
            <text:p>16.561</text:p>
          </table:table-cell>
          <table:table-cell table:style-name="ce2" office:value-type="string">
            <text:p>196.223.14.99</text:p>
          </table:table-cell>
          <table:table-cell office:value-type="float" office:value="17.659">
            <text:p>17.659</text:p>
          </table:table-cell>
          <table:table-cell office:value-type="string">
            <text:p>197.189.193.1</text:p>
          </table:table-cell>
          <table:table-cell office:value-type="float" office:value="18.558">
            <text:p>18.558</text:p>
          </table:table-cell>
          <table:table-cell office:value-type="string">
            <text:p>197.189.193.46</text:p>
          </table:table-cell>
          <table:table-cell office:value-type="float" office:value="18.671">
            <text:p>18.671</text:p>
          </table:table-cell>
          <table:table-cell table:style-name="ce4" office:value-type="string">
            <text:p>129.232.223.26</text:p>
          </table:table-cell>
          <table:table-cell office:value-type="float" office:value="17.66">
            <text:p>17.66</text:p>
          </table:table-cell>
          <table:table-cell office:value-type="string">
            <text:p>196.61.64.64</text:p>
          </table:table-cell>
          <table:table-cell office:value-type="float" office:value="17.691">
            <text:p>17.691</text:p>
          </table:table-cell>
          <table:table-cell table:number-columns-repeated="26"/>
          <table:table-cell table:style-name="ce1" office:value-type="float" office:value="0.032">
            <text:p>0.032</text:p>
          </table:table-cell>
          <table:table-cell table:style-name="ce5" office:value-type="float" office:value="0.00100000000000122">
            <text:p>0.001</text:p>
          </table:table-cell>
          <table:table-cell table:style-name="ce1" office:value-type="float" office:value="0.0309999999999988">
            <text:p>0.031</text:p>
          </table:table-cell>
          <table:table-cell table:style-name="ce1" office:value-type="float" office:value="17.66">
            <text:p>17.66</text:p>
          </table:table-cell>
          <table:table-cell table:style-name="ce1" office:value-type="float" office:value="17.691">
            <text:p>17.691</text:p>
          </table:table-cell>
          <table:table-cell table:number-columns-repeated="968"/>
        </table:table-row>
        <table:table-row table:style-name="ro2">
          <table:table-cell office:value-type="string">
            <text:p>16411</text:p>
          </table:table-cell>
          <table:table-cell office:value-type="string">
            <text:p>192.168.8.1</text:p>
          </table:table-cell>
          <table:table-cell office:value-type="float" office:value="0.391">
            <text:p>0.391</text:p>
          </table:table-cell>
          <table:table-cell table:number-columns-repeated="2"/>
          <table:table-cell office:value-type="string">
            <text:p>10.11.65.193</text:p>
          </table:table-cell>
          <table:table-cell office:value-type="float" office:value="18.451">
            <text:p>18.451</text:p>
          </table:table-cell>
          <table:table-cell table:number-columns-repeated="2"/>
          <table:table-cell office:value-type="string">
            <text:p>10.195.18.1</text:p>
          </table:table-cell>
          <table:table-cell office:value-type="float" office:value="28.004">
            <text:p>28.004</text:p>
          </table:table-cell>
          <table:table-cell table:style-name="ce2" office:value-type="string">
            <text:p>196.223.14.99</text:p>
          </table:table-cell>
          <table:table-cell office:value-type="float" office:value="26.208">
            <text:p>26.208</text:p>
          </table:table-cell>
          <table:table-cell office:value-type="string">
            <text:p>197.189.193.1</text:p>
          </table:table-cell>
          <table:table-cell office:value-type="float" office:value="29.193">
            <text:p>29.193</text:p>
          </table:table-cell>
          <table:table-cell office:value-type="string">
            <text:p>197.189.193.46</text:p>
          </table:table-cell>
          <table:table-cell office:value-type="float" office:value="28.363">
            <text:p>28.363</text:p>
          </table:table-cell>
          <table:table-cell table:style-name="ce4" office:value-type="string">
            <text:p>129.232.223.26</text:p>
          </table:table-cell>
          <table:table-cell office:value-type="float" office:value="28.22">
            <text:p>28.22</text:p>
          </table:table-cell>
          <table:table-cell office:value-type="string">
            <text:p>196.61.64.64</text:p>
          </table:table-cell>
          <table:table-cell office:value-type="float" office:value="29.265">
            <text:p>29.265</text:p>
          </table:table-cell>
          <table:table-cell table:number-columns-repeated="30"/>
          <table:table-cell table:style-name="ce1" office:value-type="float" office:value="3.057">
            <text:p>3.057</text:p>
          </table:table-cell>
          <table:table-cell table:style-name="ce1" office:value-type="float" office:value="2.012">
            <text:p>2.012</text:p>
          </table:table-cell>
          <table:table-cell table:style-name="ce1" office:value-type="float" office:value="1.045">
            <text:p>1.045</text:p>
          </table:table-cell>
          <table:table-cell table:style-name="ce1" office:value-type="float" office:value="28.22">
            <text:p>28.22</text:p>
          </table:table-cell>
          <table:table-cell table:style-name="ce1" office:value-type="float" office:value="29.265">
            <text:p>29.265</text:p>
          </table:table-cell>
          <table:table-cell table:number-columns-repeated="968"/>
        </table:table-row>
        <table:table-row table:style-name="ro2">
          <table:table-cell office:value-type="string">
            <text:p>16430</text:p>
          </table:table-cell>
          <table:table-cell office:value-type="string">
            <text:p>10.18.51.1</text:p>
          </table:table-cell>
          <table:table-cell office:value-type="float" office:value="0.336">
            <text:p>0.336</text:p>
          </table:table-cell>
          <table:table-cell office:value-type="string">
            <text:p>10.15.51.49</text:p>
          </table:table-cell>
          <table:table-cell office:value-type="float" office:value="0.397">
            <text:p>0.397</text:p>
          </table:table-cell>
          <table:table-cell office:value-type="string">
            <text:p>154.126.200.34</text:p>
          </table:table-cell>
          <table:table-cell office:value-type="float" office:value="7.078">
            <text:p>7.078</text:p>
          </table:table-cell>
          <table:table-cell office:value-type="string">
            <text:p>154.126.223.53</text:p>
          </table:table-cell>
          <table:table-cell office:value-type="float" office:value="7.074">
            <text:p>7.074</text:p>
          </table:table-cell>
          <table:table-cell office:value-type="string">
            <text:p>154.126.208.98</text:p>
          </table:table-cell>
          <table:table-cell office:value-type="float" office:value="7.31">
            <text:p>7.31</text:p>
          </table:table-cell>
          <table:table-cell office:value-type="string">
            <text:p>154.126.208.93</text:p>
          </table:table-cell>
          <table:table-cell office:value-type="float" office:value="7.175">
            <text:p>7.175</text:p>
          </table:table-cell>
          <table:table-cell office:value-type="string">
            <text:p>154.126.200.14</text:p>
          </table:table-cell>
          <table:table-cell office:value-type="float" office:value="7.38">
            <text:p>7.38</text:p>
          </table:table-cell>
          <table:table-cell table:style-name="ce2" office:value-type="string">
            <text:p>196.60.9.24</text:p>
          </table:table-cell>
          <table:table-cell office:value-type="float" office:value="9.111">
            <text:p>9.111</text:p>
          </table:table-cell>
          <table:table-cell office:value-type="string">
            <text:p>197.189.193.1</text:p>
          </table:table-cell>
          <table:table-cell office:value-type="float" office:value="10.155">
            <text:p>10.155</text:p>
          </table:table-cell>
          <table:table-cell office:value-type="string">
            <text:p>197.189.193.46</text:p>
          </table:table-cell>
          <table:table-cell office:value-type="float" office:value="10.966">
            <text:p>10.966</text:p>
          </table:table-cell>
          <table:table-cell table:style-name="ce4" office:value-type="string">
            <text:p>129.232.223.26</text:p>
          </table:table-cell>
          <table:table-cell office:value-type="float" office:value="9.463">
            <text:p>9.463</text:p>
          </table:table-cell>
          <table:table-cell office:value-type="string">
            <text:p>196.61.64.64</text:p>
          </table:table-cell>
          <table:table-cell office:value-type="float" office:value="8.586">
            <text:p>8.586</text:p>
          </table:table-cell>
          <table:table-cell table:number-columns-repeated="26"/>
          <table:table-cell table:style-name="ce1" office:value-type="float" office:value="-0.525">
            <text:p>-0.525</text:p>
          </table:table-cell>
          <table:table-cell table:style-name="ce1" office:value-type="float" office:value="0.351999999999998">
            <text:p>0.352</text:p>
          </table:table-cell>
          <table:table-cell table:style-name="ce1" office:value-type="float" office:value="-0.876999999999999">
            <text:p>-0.877</text:p>
          </table:table-cell>
          <table:table-cell table:style-name="ce1" office:value-type="float" office:value="9.463">
            <text:p>9.463</text:p>
          </table:table-cell>
          <table:table-cell table:style-name="ce1" office:value-type="float" office:value="8.586">
            <text:p>8.586</text:p>
          </table:table-cell>
          <table:table-cell table:number-columns-repeated="968"/>
        </table:table-row>
        <table:table-row table:style-name="ro2">
          <table:table-cell office:value-type="string">
            <text:p>16438</text:p>
          </table:table-cell>
          <table:table-cell office:value-type="string">
            <text:p>192.168.0.1</text:p>
          </table:table-cell>
          <table:table-cell office:value-type="float" office:value="0.388">
            <text:p>0.388</text:p>
          </table:table-cell>
          <table:table-cell office:value-type="string">
            <text:p>41.169.129.25</text:p>
          </table:table-cell>
          <table:table-cell office:value-type="float" office:value="0.777">
            <text:p>0.777</text:p>
          </table:table-cell>
          <table:table-cell office:value-type="string">
            <text:p>41.162.159.252</text:p>
          </table:table-cell>
          <table:table-cell office:value-type="float" office:value="17.327">
            <text:p>17.327</text:p>
          </table:table-cell>
          <table:table-cell office:value-type="string">
            <text:p>41.171.133.1</text:p>
          </table:table-cell>
          <table:table-cell office:value-type="float" office:value="7.631">
            <text:p>7.631</text:p>
          </table:table-cell>
          <table:table-cell office:value-type="string">
            <text:p>41.171.132.7</text:p>
          </table:table-cell>
          <table:table-cell office:value-type="float" office:value="4.091">
            <text:p>4.091</text:p>
          </table:table-cell>
          <table:table-cell office:value-type="string">
            <text:p>41.160.0.244</text:p>
          </table:table-cell>
          <table:table-cell office:value-type="float" office:value="8.082">
            <text:p>8.082</text:p>
          </table:table-cell>
          <table:table-cell office:value-type="string">
            <text:p>41.160.0.245</text:p>
          </table:table-cell>
          <table:table-cell office:value-type="float" office:value="10.352">
            <text:p>10.352</text:p>
          </table:table-cell>
          <table:table-cell office:value-type="string">
            <text:p>77.246.56.248</text:p>
          </table:table-cell>
          <table:table-cell office:value-type="float" office:value="6.722">
            <text:p>6.722</text:p>
          </table:table-cell>
          <table:table-cell table:style-name="ce2" office:value-type="string">
            <text:p>196.223.14.99</text:p>
          </table:table-cell>
          <table:table-cell office:value-type="float" office:value="4.819">
            <text:p>4.819</text:p>
          </table:table-cell>
          <table:table-cell office:value-type="string">
            <text:p>197.189.193.1</text:p>
          </table:table-cell>
          <table:table-cell office:value-type="float" office:value="5.893">
            <text:p>5.893</text:p>
          </table:table-cell>
          <table:table-cell office:value-type="string">
            <text:p>197.189.193.46</text:p>
          </table:table-cell>
          <table:table-cell office:value-type="float" office:value="5.482">
            <text:p>5.482</text:p>
          </table:table-cell>
          <table:table-cell table:style-name="ce4" office:value-type="string">
            <text:p>129.232.223.26</text:p>
          </table:table-cell>
          <table:table-cell office:value-type="float" office:value="5.313">
            <text:p>5.313</text:p>
          </table:table-cell>
          <table:table-cell office:value-type="string">
            <text:p>196.61.64.64</text:p>
          </table:table-cell>
          <table:table-cell office:value-type="float" office:value="4.835">
            <text:p>4.835</text:p>
          </table:table-cell>
          <table:table-cell table:number-columns-repeated="24"/>
          <table:table-cell table:style-name="ce1" office:value-type="float" office:value="0.016">
            <text:p>0.016</text:p>
          </table:table-cell>
          <table:table-cell table:style-name="ce1" office:value-type="float" office:value="0.494">
            <text:p>0.494</text:p>
          </table:table-cell>
          <table:table-cell table:style-name="ce1" office:value-type="float" office:value="-0.478">
            <text:p>-0.478</text:p>
          </table:table-cell>
          <table:table-cell table:style-name="ce1" office:value-type="float" office:value="5.313">
            <text:p>5.313</text:p>
          </table:table-cell>
          <table:table-cell table:style-name="ce1" office:value-type="float" office:value="4.835">
            <text:p>4.835</text:p>
          </table:table-cell>
          <table:table-cell table:number-columns-repeated="968"/>
        </table:table-row>
        <table:table-row table:style-name="ro2">
          <table:table-cell office:value-type="string">
            <text:p>16497</text:p>
          </table:table-cell>
          <table:table-cell office:value-type="string">
            <text:p>192.168.101.1</text:p>
          </table:table-cell>
          <table:table-cell office:value-type="float" office:value="0.358">
            <text:p>0.358</text:p>
          </table:table-cell>
          <table:table-cell table:number-columns-repeated="2"/>
          <table:table-cell office:value-type="string">
            <text:p>41.193.164.85</text:p>
          </table:table-cell>
          <table:table-cell office:value-type="float" office:value="5.42">
            <text:p>5.42</text:p>
          </table:table-cell>
          <table:table-cell office:value-type="string">
            <text:p>41.193.164.86</text:p>
          </table:table-cell>
          <table:table-cell office:value-type="float" office:value="9.868">
            <text:p>9.868</text:p>
          </table:table-cell>
          <table:table-cell office:value-type="string">
            <text:p>41.193.164.92</text:p>
          </table:table-cell>
          <table:table-cell office:value-type="float" office:value="4.389">
            <text:p>4.389</text:p>
          </table:table-cell>
          <table:table-cell table:style-name="ce2" office:value-type="string">
            <text:p>196.60.9.24</text:p>
          </table:table-cell>
          <table:table-cell office:value-type="float" office:value="5.619">
            <text:p>5.619</text:p>
          </table:table-cell>
          <table:table-cell office:value-type="string">
            <text:p>197.189.193.1</text:p>
          </table:table-cell>
          <table:table-cell office:value-type="float" office:value="6.914">
            <text:p>6.914</text:p>
          </table:table-cell>
          <table:table-cell office:value-type="string">
            <text:p>197.189.193.46</text:p>
          </table:table-cell>
          <table:table-cell office:value-type="float" office:value="10.495">
            <text:p>10.495</text:p>
          </table:table-cell>
          <table:table-cell table:style-name="ce4" office:value-type="string">
            <text:p>129.232.223.26</text:p>
          </table:table-cell>
          <table:table-cell office:value-type="float" office:value="9.498">
            <text:p>9.498</text:p>
          </table:table-cell>
          <table:table-cell office:value-type="string">
            <text:p>196.61.64.64</text:p>
          </table:table-cell>
          <table:table-cell office:value-type="float" office:value="11.057">
            <text:p>11.057</text:p>
          </table:table-cell>
          <table:table-cell table:number-columns-repeated="30"/>
          <table:table-cell table:style-name="ce1" office:value-type="float" office:value="5.438">
            <text:p>5.438</text:p>
          </table:table-cell>
          <table:table-cell table:style-name="ce1" office:value-type="float" office:value="3.879">
            <text:p>3.879</text:p>
          </table:table-cell>
          <table:table-cell table:style-name="ce1" office:value-type="float" office:value="1.559">
            <text:p>1.559</text:p>
          </table:table-cell>
          <table:table-cell table:style-name="ce1" office:value-type="float" office:value="9.498">
            <text:p>9.498</text:p>
          </table:table-cell>
          <table:table-cell table:style-name="ce1" office:value-type="float" office:value="11.057">
            <text:p>11.057</text:p>
          </table:table-cell>
          <table:table-cell table:number-columns-repeated="968"/>
        </table:table-row>
        <table:table-row table:style-name="ro2">
          <table:table-cell office:value-type="string">
            <text:p>18169</text:p>
          </table:table-cell>
          <table:table-cell office:value-type="string">
            <text:p>146.231.130.1</text:p>
          </table:table-cell>
          <table:table-cell office:value-type="float" office:value="11.664">
            <text:p>11.664</text:p>
          </table:table-cell>
          <table:table-cell office:value-type="string">
            <text:p>146.231.0.36</text:p>
          </table:table-cell>
          <table:table-cell office:value-type="float" office:value="0.74">
            <text:p>0.74</text:p>
          </table:table-cell>
          <table:table-cell office:value-type="string">
            <text:p>192.42.99.246</text:p>
          </table:table-cell>
          <table:table-cell office:value-type="float" office:value="0.849">
            <text:p>0.849</text:p>
          </table:table-cell>
          <table:table-cell office:value-type="string">
            <text:p>192.42.99.253</text:p>
          </table:table-cell>
          <table:table-cell office:value-type="float" office:value="1.705">
            <text:p>1.705</text:p>
          </table:table-cell>
          <table:table-cell office:value-type="string">
            <text:p>155.232.5.2</text:p>
          </table:table-cell>
          <table:table-cell office:value-type="float" office:value="28.89">
            <text:p>28.89</text:p>
          </table:table-cell>
          <table:table-cell office:value-type="string">
            <text:p>155.232.6.10</text:p>
          </table:table-cell>
          <table:table-cell office:value-type="float" office:value="28.67">
            <text:p>28.67</text:p>
          </table:table-cell>
          <table:table-cell office:value-type="string">
            <text:p>155.232.6.70</text:p>
          </table:table-cell>
          <table:table-cell office:value-type="float" office:value="28.978">
            <text:p>28.978</text:p>
          </table:table-cell>
          <table:table-cell office:value-type="string">
            <text:p>155.232.152.70</text:p>
          </table:table-cell>
          <table:table-cell office:value-type="float" office:value="21.451">
            <text:p>21.451</text:p>
          </table:table-cell>
          <table:table-cell office:value-type="string">
            <text:p>155.232.1.60</text:p>
          </table:table-cell>
          <table:table-cell office:value-type="float" office:value="29.119">
            <text:p>29.119</text:p>
          </table:table-cell>
          <table:table-cell office:value-type="string">
            <text:p>155.232.128.70</text:p>
          </table:table-cell>
          <table:table-cell office:value-type="float" office:value="29.003">
            <text:p>29.003</text:p>
          </table:table-cell>
          <table:table-cell table:style-name="ce2" office:value-type="string">
            <text:p>196.60.9.24</text:p>
          </table:table-cell>
          <table:table-cell office:value-type="float" office:value="29.992">
            <text:p>29.992</text:p>
          </table:table-cell>
          <table:table-cell office:value-type="string">
            <text:p>197.189.193.1</text:p>
          </table:table-cell>
          <table:table-cell office:value-type="float" office:value="30.907">
            <text:p>30.907</text:p>
          </table:table-cell>
          <table:table-cell office:value-type="string">
            <text:p>197.189.193.46</text:p>
          </table:table-cell>
          <table:table-cell office:value-type="float" office:value="30.408">
            <text:p>30.408</text:p>
          </table:table-cell>
          <table:table-cell table:style-name="ce4" office:value-type="string">
            <text:p>129.232.223.26</text:p>
          </table:table-cell>
          <table:table-cell office:value-type="float" office:value="29.751">
            <text:p>29.751</text:p>
          </table:table-cell>
          <table:table-cell office:value-type="string">
            <text:p>196.61.64.64</text:p>
          </table:table-cell>
          <table:table-cell office:value-type="float" office:value="30.008">
            <text:p>30.008</text:p>
          </table:table-cell>
          <table:table-cell table:number-columns-repeated="20"/>
          <table:table-cell table:style-name="ce5" office:value-type="float" office:value="0.0159999999999982">
            <text:p>0.016</text:p>
          </table:table-cell>
          <table:table-cell table:style-name="ce1" office:value-type="float" office:value="-0.241">
            <text:p>-0.241</text:p>
          </table:table-cell>
          <table:table-cell table:style-name="ce1" office:value-type="float" office:value="0.256999999999998">
            <text:p>0.257</text:p>
          </table:table-cell>
          <table:table-cell table:style-name="ce1" office:value-type="float" office:value="29.751">
            <text:p>29.751</text:p>
          </table:table-cell>
          <table:table-cell table:style-name="ce1" office:value-type="float" office:value="30.008">
            <text:p>30.008</text:p>
          </table:table-cell>
          <table:table-cell table:number-columns-repeated="968"/>
        </table:table-row>
        <table:table-row table:style-name="ro2">
          <table:table-cell office:value-type="string">
            <text:p>18671</text:p>
          </table:table-cell>
          <table:table-cell office:value-type="string">
            <text:p>10.0.0.2</text:p>
          </table:table-cell>
          <table:table-cell office:value-type="float" office:value="0.321">
            <text:p>0.321</text:p>
          </table:table-cell>
          <table:table-cell office:value-type="string">
            <text:p>197.245.176.1</text:p>
          </table:table-cell>
          <table:table-cell office:value-type="float" office:value="1.904">
            <text:p>1.904</text:p>
          </table:table-cell>
          <table:table-cell office:value-type="string">
            <text:p>196.22.226.164</text:p>
          </table:table-cell>
          <table:table-cell office:value-type="float" office:value="2.258">
            <text:p>2.258</text:p>
          </table:table-cell>
          <table:table-cell office:value-type="string">
            <text:p>41.193.55.241</text:p>
          </table:table-cell>
          <table:table-cell office:value-type="float" office:value="0.878">
            <text:p>0.878</text:p>
          </table:table-cell>
          <table:table-cell office:value-type="string">
            <text:p>41.193.12.180</text:p>
          </table:table-cell>
          <table:table-cell office:value-type="float" office:value="0.905">
            <text:p>0.905</text:p>
          </table:table-cell>
          <table:table-cell office:value-type="string">
            <text:p>41.193.120.64</text:p>
          </table:table-cell>
          <table:table-cell office:value-type="float" office:value="1.365">
            <text:p>1.365</text:p>
          </table:table-cell>
          <table:table-cell office:value-type="string">
            <text:p>41.193.118.142</text:p>
          </table:table-cell>
          <table:table-cell office:value-type="float" office:value="16.575">
            <text:p>16.575</text:p>
          </table:table-cell>
          <table:table-cell office:value-type="string">
            <text:p>41.193.119.30</text:p>
          </table:table-cell>
          <table:table-cell office:value-type="float" office:value="18.592">
            <text:p>18.592</text:p>
          </table:table-cell>
          <table:table-cell table:style-name="ce2" office:value-type="string">
            <text:p>196.60.9.24</text:p>
          </table:table-cell>
          <table:table-cell office:value-type="float" office:value="17.269">
            <text:p>17.269</text:p>
          </table:table-cell>
          <table:table-cell office:value-type="string">
            <text:p>197.189.193.1</text:p>
          </table:table-cell>
          <table:table-cell office:value-type="float" office:value="19.051">
            <text:p>19.051</text:p>
          </table:table-cell>
          <table:table-cell office:value-type="string">
            <text:p>197.189.193.46</text:p>
          </table:table-cell>
          <table:table-cell office:value-type="float" office:value="20.787">
            <text:p>20.787</text:p>
          </table:table-cell>
          <table:table-cell table:style-name="ce4" office:value-type="string">
            <text:p>129.232.223.26</text:p>
          </table:table-cell>
          <table:table-cell office:value-type="float" office:value="19.728">
            <text:p>19.728</text:p>
          </table:table-cell>
          <table:table-cell office:value-type="string">
            <text:p>196.61.64.64</text:p>
          </table:table-cell>
          <table:table-cell office:value-type="float" office:value="17.292">
            <text:p>17.292</text:p>
          </table:table-cell>
          <table:table-cell table:number-columns-repeated="24"/>
          <table:table-cell table:style-name="ce1" office:value-type="float" office:value="0.0230000000000032">
            <text:p>0.023</text:p>
          </table:table-cell>
          <table:table-cell table:style-name="ce1" office:value-type="float" office:value="2.459">
            <text:p>2.459</text:p>
          </table:table-cell>
          <table:table-cell table:style-name="ce1" office:value-type="float" office:value="-2.436">
            <text:p>-2.436</text:p>
          </table:table-cell>
          <table:table-cell table:style-name="ce1" office:value-type="float" office:value="19.728">
            <text:p>19.728</text:p>
          </table:table-cell>
          <table:table-cell table:style-name="ce1" office:value-type="float" office:value="17.292">
            <text:p>17.292</text:p>
          </table:table-cell>
          <table:table-cell table:number-columns-repeated="968"/>
        </table:table-row>
        <table:table-row table:style-name="ro1">
          <table:table-cell office:value-type="string">
            <text:p>19048</text:p>
          </table:table-cell>
          <table:table-cell table:number-columns-repeated="1023"/>
        </table:table-row>
        <table:table-row table:style-name="ro2">
          <table:table-cell office:value-type="string">
            <text:p>19352</text:p>
          </table:table-cell>
          <table:table-cell office:value-type="string">
            <text:p>192.168.88.1</text:p>
          </table:table-cell>
          <table:table-cell office:value-type="float" office:value="0.344">
            <text:p>0.344</text:p>
          </table:table-cell>
          <table:table-cell office:value-type="string">
            <text:p>41.193.120.111</text:p>
          </table:table-cell>
          <table:table-cell office:value-type="float" office:value="1.279">
            <text:p>1.279</text:p>
          </table:table-cell>
          <table:table-cell office:value-type="string">
            <text:p>41.193.120.110</text:p>
          </table:table-cell>
          <table:table-cell office:value-type="float" office:value="1.234">
            <text:p>1.234</text:p>
          </table:table-cell>
          <table:table-cell office:value-type="string">
            <text:p>41.193.120.229</text:p>
          </table:table-cell>
          <table:table-cell office:value-type="float" office:value="1.687">
            <text:p>1.687</text:p>
          </table:table-cell>
          <table:table-cell office:value-type="string">
            <text:p>41.193.118.5</text:p>
          </table:table-cell>
          <table:table-cell office:value-type="float" office:value="21.938">
            <text:p>21.938</text:p>
          </table:table-cell>
          <table:table-cell office:value-type="string">
            <text:p>41.193.119.46</text:p>
          </table:table-cell>
          <table:table-cell office:value-type="float" office:value="19.682">
            <text:p>19.682</text:p>
          </table:table-cell>
          <table:table-cell table:style-name="ce2" office:value-type="string">
            <text:p>196.60.9.24</text:p>
          </table:table-cell>
          <table:table-cell office:value-type="float" office:value="22.798">
            <text:p>22.798</text:p>
          </table:table-cell>
          <table:table-cell office:value-type="string">
            <text:p>197.189.193.1</text:p>
          </table:table-cell>
          <table:table-cell office:value-type="float" office:value="23.593">
            <text:p>23.593</text:p>
          </table:table-cell>
          <table:table-cell office:value-type="string">
            <text:p>197.189.193.46</text:p>
          </table:table-cell>
          <table:table-cell office:value-type="float" office:value="24.043">
            <text:p>24.043</text:p>
          </table:table-cell>
          <table:table-cell table:style-name="ce4" office:value-type="string">
            <text:p>129.232.223.26</text:p>
          </table:table-cell>
          <table:table-cell office:value-type="float" office:value="20.693">
            <text:p>20.693</text:p>
          </table:table-cell>
          <table:table-cell office:value-type="string">
            <text:p>196.61.64.64</text:p>
          </table:table-cell>
          <table:table-cell office:value-type="float" office:value="22.269">
            <text:p>22.269</text:p>
          </table:table-cell>
          <table:table-cell table:number-columns-repeated="28"/>
          <table:table-cell table:style-name="ce1" office:value-type="float" office:value="-0.529">
            <text:p>-0.529</text:p>
          </table:table-cell>
          <table:table-cell table:style-name="ce1" office:value-type="float" office:value="-2.105">
            <text:p>-2.105</text:p>
          </table:table-cell>
          <table:table-cell table:style-name="ce1" office:value-type="float" office:value="1.576">
            <text:p>1.576</text:p>
          </table:table-cell>
          <table:table-cell table:style-name="ce1" office:value-type="float" office:value="20.693">
            <text:p>20.693</text:p>
          </table:table-cell>
          <table:table-cell table:style-name="ce1" office:value-type="float" office:value="22.269">
            <text:p>22.269</text:p>
          </table:table-cell>
          <table:table-cell table:number-columns-repeated="968"/>
        </table:table-row>
        <table:table-row table:style-name="ro2">
          <table:table-cell office:value-type="string">
            <text:p>19550</text:p>
          </table:table-cell>
          <table:table-cell office:value-type="string">
            <text:p>168.167.100.42</text:p>
          </table:table-cell>
          <table:table-cell office:value-type="float" office:value="0.839">
            <text:p>0.839</text:p>
          </table:table-cell>
          <table:table-cell office:value-type="string">
            <text:p>168.167.100.41</text:p>
          </table:table-cell>
          <table:table-cell office:value-type="float" office:value="0.851">
            <text:p>0.851</text:p>
          </table:table-cell>
          <table:table-cell office:value-type="string">
            <text:p>168.167.254.113</text:p>
          </table:table-cell>
          <table:table-cell office:value-type="float" office:value="1.591">
            <text:p>1.591</text:p>
          </table:table-cell>
          <table:table-cell office:value-type="string">
            <text:p>168.167.3.99</text:p>
          </table:table-cell>
          <table:table-cell office:value-type="float" office:value="1.755">
            <text:p>1.755</text:p>
          </table:table-cell>
          <table:table-cell office:value-type="string">
            <text:p>41.191.219.217</text:p>
          </table:table-cell>
          <table:table-cell office:value-type="float" office:value="15.587">
            <text:p>15.587</text:p>
          </table:table-cell>
          <table:table-cell office:value-type="string">
            <text:p>41.191.219.216</text:p>
          </table:table-cell>
          <table:table-cell office:value-type="float" office:value="15.654">
            <text:p>15.654</text:p>
          </table:table-cell>
          <table:table-cell table:style-name="ce2" office:value-type="string">
            <text:p>196.60.9.24</text:p>
          </table:table-cell>
          <table:table-cell office:value-type="float" office:value="16.139">
            <text:p>16.139</text:p>
          </table:table-cell>
          <table:table-cell office:value-type="string">
            <text:p>197.189.193.1</text:p>
          </table:table-cell>
          <table:table-cell office:value-type="float" office:value="12.927">
            <text:p>12.927</text:p>
          </table:table-cell>
          <table:table-cell office:value-type="string">
            <text:p>197.189.193.46</text:p>
          </table:table-cell>
          <table:table-cell office:value-type="float" office:value="10.762">
            <text:p>10.762</text:p>
          </table:table-cell>
          <table:table-cell table:style-name="ce4" office:value-type="string">
            <text:p>129.232.223.26</text:p>
          </table:table-cell>
          <table:table-cell office:value-type="float" office:value="10.098">
            <text:p>10.098</text:p>
          </table:table-cell>
          <table:table-cell office:value-type="string">
            <text:p>196.61.64.64</text:p>
          </table:table-cell>
          <table:table-cell office:value-type="float" office:value="16.528">
            <text:p>16.528</text:p>
          </table:table-cell>
          <table:table-cell table:number-columns-repeated="28"/>
          <table:table-cell table:style-name="ce1" office:value-type="float" office:value="0.388999999999999">
            <text:p>0.389</text:p>
          </table:table-cell>
          <table:table-cell table:style-name="ce1" office:value-type="float" office:value="-6.041">
            <text:p>-6.041</text:p>
          </table:table-cell>
          <table:table-cell table:style-name="ce1" office:value-type="float" office:value="6.43">
            <text:p>6.43</text:p>
          </table:table-cell>
          <table:table-cell table:style-name="ce1" office:value-type="float" office:value="10.098">
            <text:p>10.098</text:p>
          </table:table-cell>
          <table:table-cell table:style-name="ce1" office:value-type="float" office:value="16.528">
            <text:p>16.528</text:p>
          </table:table-cell>
          <table:table-cell table:number-columns-repeated="968"/>
        </table:table-row>
        <table:table-row table:style-name="ro2">
          <table:table-cell office:value-type="string">
            <text:p>19994</text:p>
          </table:table-cell>
          <table:table-cell office:value-type="string">
            <text:p>192.168.88.254</text:p>
          </table:table-cell>
          <table:table-cell office:value-type="float" office:value="0.414">
            <text:p>0.414</text:p>
          </table:table-cell>
          <table:table-cell office:value-type="string">
            <text:p>10.24.24.2</text:p>
          </table:table-cell>
          <table:table-cell office:value-type="float" office:value="4.217">
            <text:p>4.217</text:p>
          </table:table-cell>
          <table:table-cell office:value-type="string">
            <text:p>102.132.201.249</text:p>
          </table:table-cell>
          <table:table-cell office:value-type="float" office:value="4.419">
            <text:p>4.419</text:p>
          </table:table-cell>
          <table:table-cell office:value-type="string">
            <text:p>154.0.4.178</text:p>
          </table:table-cell>
          <table:table-cell office:value-type="float" office:value="4.514">
            <text:p>4.514</text:p>
          </table:table-cell>
          <table:table-cell table:number-columns-repeated="4"/>
          <table:table-cell table:style-name="ce2" office:value-type="string">
            <text:p>196.223.14.99</text:p>
          </table:table-cell>
          <table:table-cell office:value-type="float" office:value="6.041">
            <text:p>6.041</text:p>
          </table:table-cell>
          <table:table-cell office:value-type="string">
            <text:p>197.189.193.1</text:p>
          </table:table-cell>
          <table:table-cell office:value-type="float" office:value="7.18">
            <text:p>7.18</text:p>
          </table:table-cell>
          <table:table-cell office:value-type="string">
            <text:p>197.189.193.46</text:p>
          </table:table-cell>
          <table:table-cell office:value-type="float" office:value="7.202">
            <text:p>7.202</text:p>
          </table:table-cell>
          <table:table-cell table:style-name="ce4" office:value-type="string">
            <text:p>129.232.223.26</text:p>
          </table:table-cell>
          <table:table-cell office:value-type="float" office:value="5.557">
            <text:p>5.557</text:p>
          </table:table-cell>
          <table:table-cell office:value-type="string">
            <text:p>196.61.64.64</text:p>
          </table:table-cell>
          <table:table-cell office:value-type="float" office:value="5.565">
            <text:p>5.565</text:p>
          </table:table-cell>
          <table:table-cell table:number-columns-repeated="28"/>
          <table:table-cell table:style-name="ce1" office:value-type="float" office:value="-0.476">
            <text:p>-0.476</text:p>
          </table:table-cell>
          <table:table-cell table:style-name="ce1" office:value-type="float" office:value="-0.484">
            <text:p>-0.484</text:p>
          </table:table-cell>
          <table:table-cell table:style-name="ce5" office:value-type="float" office:value="0.00800000000000001">
            <text:p>0.008</text:p>
          </table:table-cell>
          <table:table-cell table:style-name="ce1" office:value-type="float" office:value="5.557">
            <text:p>5.557</text:p>
          </table:table-cell>
          <table:table-cell table:style-name="ce1" office:value-type="float" office:value="5.565">
            <text:p>5.565</text:p>
          </table:table-cell>
          <table:table-cell table:number-columns-repeated="968"/>
        </table:table-row>
        <table:table-row table:style-name="ro2">
          <table:table-cell office:value-type="string">
            <text:p>22221</text:p>
          </table:table-cell>
          <table:table-cell office:value-type="string">
            <text:p>196.40.111.173</text:p>
          </table:table-cell>
          <table:table-cell office:value-type="float" office:value="14.62">
            <text:p>14.62</text:p>
          </table:table-cell>
          <table:table-cell office:value-type="string">
            <text:p>41.204.206.37</text:p>
          </table:table-cell>
          <table:table-cell office:value-type="float" office:value="0.389">
            <text:p>0.389</text:p>
          </table:table-cell>
          <table:table-cell office:value-type="string">
            <text:p>197.242.64.2</text:p>
          </table:table-cell>
          <table:table-cell office:value-type="float" office:value="17.015">
            <text:p>17.015</text:p>
          </table:table-cell>
          <table:table-cell office:value-type="string">
            <text:p>197.189.193.1</text:p>
          </table:table-cell>
          <table:table-cell office:value-type="float" office:value="18.295">
            <text:p>18.295</text:p>
          </table:table-cell>
          <table:table-cell office:value-type="string">
            <text:p>197.189.193.46</text:p>
          </table:table-cell>
          <table:table-cell office:value-type="float" office:value="17.742">
            <text:p>17.742</text:p>
          </table:table-cell>
          <table:table-cell table:style-name="ce4" office:value-type="string">
            <text:p>129.232.223.26</text:p>
          </table:table-cell>
          <table:table-cell office:value-type="float" office:value="17.075">
            <text:p>17.075</text:p>
          </table:table-cell>
          <table:table-cell office:value-type="string">
            <text:p>196.61.64.64</text:p>
          </table:table-cell>
          <table:table-cell office:value-type="float" office:value="17">
            <text:p>17</text:p>
          </table:table-cell>
          <table:table-cell table:number-columns-repeated="36"/>
          <table:table-cell table:number-columns-repeated="2" table:style-name="ce1" office:value-type="float" office:value="1000000">
            <text:p>1000000</text:p>
          </table:table-cell>
          <table:table-cell table:style-name="ce1" office:value-type="float" office:value="-0.0749999999999993">
            <text:p>-0.075</text:p>
          </table:table-cell>
          <table:table-cell table:style-name="ce1" office:value-type="float" office:value="17.075">
            <text:p>17.075</text:p>
          </table:table-cell>
          <table:table-cell table:style-name="ce1" office:value-type="float" office:value="17">
            <text:p>17</text:p>
          </table:table-cell>
          <table:table-cell table:number-columns-repeated="968"/>
        </table:table-row>
        <table:table-row table:style-name="ro2">
          <table:table-cell office:value-type="string">
            <text:p>25200</text:p>
          </table:table-cell>
          <table:table-cell table:number-columns-repeated="2"/>
          <table:table-cell office:value-type="string">
            <text:p>192.168.131.253</text:p>
          </table:table-cell>
          <table:table-cell office:value-type="float" office:value="0.7">
            <text:p>0.7</text:p>
          </table:table-cell>
          <table:table-cell office:value-type="string">
            <text:p>197.84.0.85</text:p>
          </table:table-cell>
          <table:table-cell office:value-type="float" office:value="4.241">
            <text:p>4.241</text:p>
          </table:table-cell>
          <table:table-cell office:value-type="string">
            <text:p>197.84.96.118</text:p>
          </table:table-cell>
          <table:table-cell office:value-type="float" office:value="3.857">
            <text:p>3.857</text:p>
          </table:table-cell>
          <table:table-cell office:value-type="string">
            <text:p>197.84.7.2</text:p>
          </table:table-cell>
          <table:table-cell office:value-type="float" office:value="21.563">
            <text:p>21.563</text:p>
          </table:table-cell>
          <table:table-cell office:value-type="string">
            <text:p>197.84.4.121</text:p>
          </table:table-cell>
          <table:table-cell office:value-type="float" office:value="30.079">
            <text:p>30.079</text:p>
          </table:table-cell>
          <table:table-cell office:value-type="string">
            <text:p>197.80.4.219</text:p>
          </table:table-cell>
          <table:table-cell office:value-type="float" office:value="31.219">
            <text:p>31.219</text:p>
          </table:table-cell>
          <table:table-cell office:value-type="string">
            <text:p>197.80.4.8</text:p>
          </table:table-cell>
          <table:table-cell office:value-type="float" office:value="29.3">
            <text:p>29.3</text:p>
          </table:table-cell>
          <table:table-cell office:value-type="string">
            <text:p>197.80.7.65</text:p>
          </table:table-cell>
          <table:table-cell office:value-type="float" office:value="31.869">
            <text:p>31.869</text:p>
          </table:table-cell>
          <table:table-cell office:value-type="string">
            <text:p>197.80.7.71</text:p>
          </table:table-cell>
          <table:table-cell office:value-type="float" office:value="31.693">
            <text:p>31.693</text:p>
          </table:table-cell>
          <table:table-cell office:value-type="string">
            <text:p>197.80.4.9</text:p>
          </table:table-cell>
          <table:table-cell office:value-type="float" office:value="30.028">
            <text:p>30.028</text:p>
          </table:table-cell>
          <table:table-cell office:value-type="string">
            <text:p>197.80.4.22</text:p>
          </table:table-cell>
          <table:table-cell office:value-type="float" office:value="29.681">
            <text:p>29.681</text:p>
          </table:table-cell>
          <table:table-cell table:style-name="ce2" office:value-type="string">
            <text:p>196.60.9.24</text:p>
          </table:table-cell>
          <table:table-cell office:value-type="float" office:value="31.635">
            <text:p>31.635</text:p>
          </table:table-cell>
          <table:table-cell office:value-type="string">
            <text:p>197.189.193.1</text:p>
          </table:table-cell>
          <table:table-cell office:value-type="float" office:value="37.075">
            <text:p>37.075</text:p>
          </table:table-cell>
          <table:table-cell office:value-type="string">
            <text:p>197.189.193.46</text:p>
          </table:table-cell>
          <table:table-cell office:value-type="float" office:value="31.166">
            <text:p>31.166</text:p>
          </table:table-cell>
          <table:table-cell table:style-name="ce4" office:value-type="string">
            <text:p>129.232.223.26</text:p>
          </table:table-cell>
          <table:table-cell office:value-type="float" office:value="30.605">
            <text:p>30.605</text:p>
          </table:table-cell>
          <table:table-cell office:value-type="string">
            <text:p>196.61.64.64</text:p>
          </table:table-cell>
          <table:table-cell office:value-type="float" office:value="30.284">
            <text:p>30.284</text:p>
          </table:table-cell>
          <table:table-cell table:number-columns-repeated="16"/>
          <table:table-cell table:style-name="ce1" office:value-type="float" office:value="-1.351">
            <text:p>-1.351</text:p>
          </table:table-cell>
          <table:table-cell table:style-name="ce1" office:value-type="float" office:value="-1.03">
            <text:p>-1.03</text:p>
          </table:table-cell>
          <table:table-cell table:style-name="ce1" office:value-type="float" office:value="-0.321000000000001">
            <text:p>-0.321</text:p>
          </table:table-cell>
          <table:table-cell table:style-name="ce1" office:value-type="float" office:value="30.605">
            <text:p>30.605</text:p>
          </table:table-cell>
          <table:table-cell table:style-name="ce1" office:value-type="float" office:value="30.284">
            <text:p>30.284</text:p>
          </table:table-cell>
          <table:table-cell table:number-columns-repeated="968"/>
        </table:table-row>
        <table:table-row table:style-name="ro2">
          <table:table-cell office:value-type="string">
            <text:p>29179</text:p>
          </table:table-cell>
          <table:table-cell office:value-type="string">
            <text:p>41.77.51.1</text:p>
          </table:table-cell>
          <table:table-cell office:value-type="float" office:value="0.426">
            <text:p>0.426</text:p>
          </table:table-cell>
          <table:table-cell table:style-name="ce2" office:value-type="string">
            <text:p>196.60.9.24</text:p>
          </table:table-cell>
          <table:table-cell office:value-type="float" office:value="1.479">
            <text:p>1.479</text:p>
          </table:table-cell>
          <table:table-cell office:value-type="string">
            <text:p>197.189.193.1</text:p>
          </table:table-cell>
          <table:table-cell office:value-type="float" office:value="2.372">
            <text:p>2.372</text:p>
          </table:table-cell>
          <table:table-cell office:value-type="string">
            <text:p>197.189.193.46</text:p>
          </table:table-cell>
          <table:table-cell office:value-type="float" office:value="2.024">
            <text:p>2.024</text:p>
          </table:table-cell>
          <table:table-cell table:style-name="ce4" office:value-type="string">
            <text:p>129.232.223.26</text:p>
          </table:table-cell>
          <table:table-cell office:value-type="float" office:value="1.593">
            <text:p>1.593</text:p>
          </table:table-cell>
          <table:table-cell office:value-type="string">
            <text:p>196.61.64.64</text:p>
          </table:table-cell>
          <table:table-cell office:value-type="float" office:value="1.623">
            <text:p>1.623</text:p>
          </table:table-cell>
          <table:table-cell table:number-columns-repeated="38"/>
          <table:table-cell table:style-name="ce1" office:value-type="float" office:value="0.144">
            <text:p>0.144</text:p>
          </table:table-cell>
          <table:table-cell table:style-name="ce1" office:value-type="float" office:value="0.114">
            <text:p>0.11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1.593">
            <text:p>1.593</text:p>
          </table:table-cell>
          <table:table-cell table:style-name="ce1" office:value-type="float" office:value="1.623">
            <text:p>1.623</text:p>
          </table:table-cell>
          <table:table-cell table:number-columns-repeated="968"/>
        </table:table-row>
        <table:table-row table:style-name="ro2">
          <table:table-cell office:value-type="string">
            <text:p>33053</text:p>
          </table:table-cell>
          <table:table-cell office:value-type="string">
            <text:p>192.168.44.206</text:p>
          </table:table-cell>
          <table:table-cell office:value-type="float" office:value="0.269">
            <text:p>0.269</text:p>
          </table:table-cell>
          <table:table-cell office:value-type="string">
            <text:p>154.66.89.97</text:p>
          </table:table-cell>
          <table:table-cell office:value-type="float" office:value="6.408">
            <text:p>6.408</text:p>
          </table:table-cell>
          <table:table-cell office:value-type="string">
            <text:p>154.66.88.190</text:p>
          </table:table-cell>
          <table:table-cell office:value-type="float" office:value="7.162">
            <text:p>7.162</text:p>
          </table:table-cell>
          <table:table-cell table:style-name="ce2" office:value-type="string">
            <text:p>196.10.140.7</text:p>
          </table:table-cell>
          <table:table-cell office:value-type="float" office:value="7.257">
            <text:p>7.257</text:p>
          </table:table-cell>
          <table:table-cell office:value-type="string">
            <text:p>192.168.15.5</text:p>
          </table:table-cell>
          <table:table-cell office:value-type="float" office:value="27.537">
            <text:p>27.537</text:p>
          </table:table-cell>
          <table:table-cell office:value-type="string">
            <text:p>41.66.132.246</text:p>
          </table:table-cell>
          <table:table-cell office:value-type="float" office:value="27.076">
            <text:p>27.076</text:p>
          </table:table-cell>
          <table:table-cell office:value-type="string">
            <text:p>197.189.193.1</text:p>
          </table:table-cell>
          <table:table-cell office:value-type="float" office:value="27.939">
            <text:p>27.939</text:p>
          </table:table-cell>
          <table:table-cell office:value-type="string">
            <text:p>197.189.193.46</text:p>
          </table:table-cell>
          <table:table-cell office:value-type="float" office:value="27.808">
            <text:p>27.808</text:p>
          </table:table-cell>
          <table:table-cell table:style-name="ce4" office:value-type="string">
            <text:p>129.232.223.26</text:p>
          </table:table-cell>
          <table:table-cell office:value-type="float" office:value="27.282">
            <text:p>27.282</text:p>
          </table:table-cell>
          <table:table-cell office:value-type="string">
            <text:p>196.61.64.64</text:p>
          </table:table-cell>
          <table:table-cell office:value-type="float" office:value="26.854">
            <text:p>26.854</text:p>
          </table:table-cell>
          <table:table-cell table:number-columns-repeated="30"/>
          <table:table-cell table:style-name="ce1" office:value-type="float" office:value="19.597">
            <text:p>19.597</text:p>
          </table:table-cell>
          <table:table-cell table:style-name="ce1" office:value-type="float" office:value="20.025">
            <text:p>20.025</text:p>
          </table:table-cell>
          <table:table-cell table:style-name="ce1" office:value-type="float" office:value="-0.428000000000001">
            <text:p>-0.428</text:p>
          </table:table-cell>
          <table:table-cell table:style-name="ce1" office:value-type="float" office:value="27.282">
            <text:p>27.282</text:p>
          </table:table-cell>
          <table:table-cell table:style-name="ce1" office:value-type="float" office:value="26.854">
            <text:p>26.854</text:p>
          </table:table-cell>
          <table:table-cell table:number-columns-repeated="968"/>
        </table:table-row>
        <table:table-row table:style-name="ro1">
          <table:table-cell office:value-type="string">
            <text:p>33073</text:p>
          </table:table-cell>
          <table:table-cell table:number-columns-repeated="1023"/>
        </table:table-row>
        <table:table-row table:style-name="ro2">
          <table:table-cell office:value-type="string">
            <text:p>33136</text:p>
          </table:table-cell>
          <table:table-cell office:value-type="string">
            <text:p>197.155.8.129</text:p>
          </table:table-cell>
          <table:table-cell office:value-type="float" office:value="0.461">
            <text:p>0.461</text:p>
          </table:table-cell>
          <table:table-cell office:value-type="string">
            <text:p>197.155.0.18</text:p>
          </table:table-cell>
          <table:table-cell office:value-type="float" office:value="0.551">
            <text:p>0.551</text:p>
          </table:table-cell>
          <table:table-cell office:value-type="string">
            <text:p>197.155.0.133</text:p>
          </table:table-cell>
          <table:table-cell office:value-type="float" office:value="0.785">
            <text:p>0.785</text:p>
          </table:table-cell>
          <table:table-cell table:style-name="ce2" office:value-type="string">
            <text:p>196.10.140.7</text:p>
          </table:table-cell>
          <table:table-cell office:value-type="float" office:value="1.205">
            <text:p>1.205</text:p>
          </table:table-cell>
          <table:table-cell office:value-type="string">
            <text:p>192.168.15.5</text:p>
          </table:table-cell>
          <table:table-cell office:value-type="float" office:value="17.357">
            <text:p>17.357</text:p>
          </table:table-cell>
          <table:table-cell office:value-type="string">
            <text:p>41.66.132.246</text:p>
          </table:table-cell>
          <table:table-cell office:value-type="float" office:value="17.408">
            <text:p>17.408</text:p>
          </table:table-cell>
          <table:table-cell office:value-type="string">
            <text:p>197.189.193.1</text:p>
          </table:table-cell>
          <table:table-cell office:value-type="float" office:value="18.975">
            <text:p>18.975</text:p>
          </table:table-cell>
          <table:table-cell office:value-type="string">
            <text:p>197.189.193.46</text:p>
          </table:table-cell>
          <table:table-cell office:value-type="float" office:value="18.237">
            <text:p>18.237</text:p>
          </table:table-cell>
          <table:table-cell table:style-name="ce4" office:value-type="string">
            <text:p>129.232.223.26</text:p>
          </table:table-cell>
          <table:table-cell office:value-type="float" office:value="17.764">
            <text:p>17.764</text:p>
          </table:table-cell>
          <table:table-cell office:value-type="string">
            <text:p>196.61.64.64</text:p>
          </table:table-cell>
          <table:table-cell office:value-type="float" office:value="17.763">
            <text:p>17.763</text:p>
          </table:table-cell>
          <table:table-cell table:number-columns-repeated="30"/>
          <table:table-cell table:style-name="ce1" office:value-type="float" office:value="16.558">
            <text:p>16.558</text:p>
          </table:table-cell>
          <table:table-cell table:style-name="ce1" office:value-type="float" office:value="16.559">
            <text:p>16.559</text:p>
          </table:table-cell>
          <table:table-cell table:style-name="ce1" office:value-type="float" office:value="-0.000999999999997669">
            <text:p>-0.001</text:p>
          </table:table-cell>
          <table:table-cell table:style-name="ce1" office:value-type="float" office:value="17.764">
            <text:p>17.764</text:p>
          </table:table-cell>
          <table:table-cell table:style-name="ce1" office:value-type="float" office:value="17.763">
            <text:p>17.763</text:p>
          </table:table-cell>
          <table:table-cell table:number-columns-repeated="968"/>
        </table:table-row>
        <table:table-row table:style-name="ro2">
          <table:table-cell office:value-type="string">
            <text:p>33145</text:p>
          </table:table-cell>
          <table:table-cell office:value-type="string">
            <text:p>192.168.2.1</text:p>
          </table:table-cell>
          <table:table-cell office:value-type="float" office:value="0.504">
            <text:p>0.504</text:p>
          </table:table-cell>
          <table:table-cell office:value-type="string">
            <text:p>156.38.0.66</text:p>
          </table:table-cell>
          <table:table-cell office:value-type="float" office:value="3.341">
            <text:p>3.341</text:p>
          </table:table-cell>
          <table:table-cell office:value-type="string">
            <text:p>156.38.0.65</text:p>
          </table:table-cell>
          <table:table-cell office:value-type="float" office:value="2.99">
            <text:p>2.99</text:p>
          </table:table-cell>
          <table:table-cell table:style-name="ce2" office:value-type="string">
            <text:p>196.60.9.24</text:p>
          </table:table-cell>
          <table:table-cell office:value-type="float" office:value="3.848">
            <text:p>3.848</text:p>
          </table:table-cell>
          <table:table-cell office:value-type="string">
            <text:p>197.189.193.1</text:p>
          </table:table-cell>
          <table:table-cell office:value-type="float" office:value="5.329">
            <text:p>5.329</text:p>
          </table:table-cell>
          <table:table-cell office:value-type="string">
            <text:p>197.189.193.46</text:p>
          </table:table-cell>
          <table:table-cell office:value-type="float" office:value="5.757">
            <text:p>5.757</text:p>
          </table:table-cell>
          <table:table-cell table:style-name="ce4" office:value-type="string">
            <text:p>129.232.223.26</text:p>
          </table:table-cell>
          <table:table-cell office:value-type="float" office:value="3.891">
            <text:p>3.891</text:p>
          </table:table-cell>
          <table:table-cell office:value-type="string">
            <text:p>196.61.64.64</text:p>
          </table:table-cell>
          <table:table-cell office:value-type="float" office:value="3.824">
            <text:p>3.824</text:p>
          </table:table-cell>
          <table:table-cell table:number-columns-repeated="34"/>
          <table:table-cell table:style-name="ce1" office:value-type="float" office:value="-0.024">
            <text:p>-0.024</text:p>
          </table:table-cell>
          <table:table-cell table:style-name="ce1" office:value-type="float" office:value="0.0430000000000002">
            <text:p>0.043</text:p>
          </table:table-cell>
          <table:table-cell table:style-name="ce1" office:value-type="float" office:value="-0.0670000000000002">
            <text:p>-0.067</text:p>
          </table:table-cell>
          <table:table-cell table:style-name="ce1" office:value-type="float" office:value="3.891">
            <text:p>3.891</text:p>
          </table:table-cell>
          <table:table-cell table:style-name="ce1" office:value-type="float" office:value="3.824">
            <text:p>3.824</text:p>
          </table:table-cell>
          <table:table-cell table:number-columns-repeated="968"/>
        </table:table-row>
        <table:table-row table:style-name="ro2">
          <table:table-cell office:value-type="string">
            <text:p>33154</text:p>
          </table:table-cell>
          <table:table-cell office:value-type="string">
            <text:p>192.168.44.198</text:p>
          </table:table-cell>
          <table:table-cell office:value-type="float" office:value="0.306">
            <text:p>0.306</text:p>
          </table:table-cell>
          <table:table-cell office:value-type="string">
            <text:p>154.66.88.153</text:p>
          </table:table-cell>
          <table:table-cell office:value-type="float" office:value="0.307">
            <text:p>0.307</text:p>
          </table:table-cell>
          <table:table-cell office:value-type="string">
            <text:p>154.66.88.186</text:p>
          </table:table-cell>
          <table:table-cell office:value-type="float" office:value="0.986">
            <text:p>0.986</text:p>
          </table:table-cell>
          <table:table-cell office:value-type="string">
            <text:p>154.66.89.8</text:p>
          </table:table-cell>
          <table:table-cell office:value-type="float" office:value="1.148">
            <text:p>1.148</text:p>
          </table:table-cell>
          <table:table-cell office:value-type="string">
            <text:p>45.222.95.50</text:p>
          </table:table-cell>
          <table:table-cell office:value-type="float" office:value="2.159">
            <text:p>2.159</text:p>
          </table:table-cell>
          <table:table-cell office:value-type="string">
            <text:p>154.66.88.190</text:p>
          </table:table-cell>
          <table:table-cell office:value-type="float" office:value="2.195">
            <text:p>2.195</text:p>
          </table:table-cell>
          <table:table-cell table:style-name="ce2" office:value-type="string">
            <text:p>196.10.140.7</text:p>
          </table:table-cell>
          <table:table-cell office:value-type="float" office:value="2.731">
            <text:p>2.731</text:p>
          </table:table-cell>
          <table:table-cell office:value-type="string">
            <text:p>192.168.15.5</text:p>
          </table:table-cell>
          <table:table-cell office:value-type="float" office:value="22.824">
            <text:p>22.824</text:p>
          </table:table-cell>
          <table:table-cell office:value-type="string">
            <text:p>41.66.132.246</text:p>
          </table:table-cell>
          <table:table-cell office:value-type="float" office:value="22.745">
            <text:p>22.745</text:p>
          </table:table-cell>
          <table:table-cell office:value-type="string">
            <text:p>197.189.193.1</text:p>
          </table:table-cell>
          <table:table-cell office:value-type="float" office:value="23.86">
            <text:p>23.86</text:p>
          </table:table-cell>
          <table:table-cell office:value-type="string">
            <text:p>197.189.193.46</text:p>
          </table:table-cell>
          <table:table-cell office:value-type="float" office:value="23.724">
            <text:p>23.724</text:p>
          </table:table-cell>
          <table:table-cell table:style-name="ce4" office:value-type="string">
            <text:p>129.232.223.26</text:p>
          </table:table-cell>
          <table:table-cell office:value-type="float" office:value="22.937">
            <text:p>22.937</text:p>
          </table:table-cell>
          <table:table-cell office:value-type="string">
            <text:p>196.61.64.64</text:p>
          </table:table-cell>
          <table:table-cell office:value-type="float" office:value="23.01">
            <text:p>23.01</text:p>
          </table:table-cell>
          <table:table-cell table:number-columns-repeated="24"/>
          <table:table-cell table:style-name="ce1" office:value-type="float" office:value="20.279">
            <text:p>20.279</text:p>
          </table:table-cell>
          <table:table-cell table:style-name="ce1" office:value-type="float" office:value="20.206">
            <text:p>20.206</text:p>
          </table:table-cell>
          <table:table-cell table:style-name="ce1" office:value-type="float" office:value="0.0730000000000004">
            <text:p>0.073</text:p>
          </table:table-cell>
          <table:table-cell table:style-name="ce1" office:value-type="float" office:value="22.937">
            <text:p>22.937</text:p>
          </table:table-cell>
          <table:table-cell table:style-name="ce1" office:value-type="float" office:value="23.01">
            <text:p>23.01</text:p>
          </table:table-cell>
          <table:table-cell table:number-columns-repeated="968"/>
        </table:table-row>
        <table:table-row table:style-name="ro2">
          <table:table-cell office:value-type="string">
            <text:p>33160</text:p>
          </table:table-cell>
          <table:table-cell office:value-type="string">
            <text:p>41.76.134.129</text:p>
          </table:table-cell>
          <table:table-cell office:value-type="float" office:value="0.421">
            <text:p>0.421</text:p>
          </table:table-cell>
          <table:table-cell office:value-type="string">
            <text:p>197.155.0.18</text:p>
          </table:table-cell>
          <table:table-cell office:value-type="float" office:value="0.523">
            <text:p>0.523</text:p>
          </table:table-cell>
          <table:table-cell office:value-type="string">
            <text:p>197.155.0.133</text:p>
          </table:table-cell>
          <table:table-cell office:value-type="float" office:value="0.761">
            <text:p>0.761</text:p>
          </table:table-cell>
          <table:table-cell table:style-name="ce2" office:value-type="string">
            <text:p>196.10.140.7</text:p>
          </table:table-cell>
          <table:table-cell office:value-type="float" office:value="1.333">
            <text:p>1.333</text:p>
          </table:table-cell>
          <table:table-cell office:value-type="string">
            <text:p>192.168.15.5</text:p>
          </table:table-cell>
          <table:table-cell office:value-type="float" office:value="17.871">
            <text:p>17.871</text:p>
          </table:table-cell>
          <table:table-cell office:value-type="string">
            <text:p>41.66.132.246</text:p>
          </table:table-cell>
          <table:table-cell office:value-type="float" office:value="17.461">
            <text:p>17.461</text:p>
          </table:table-cell>
          <table:table-cell office:value-type="string">
            <text:p>197.189.193.1</text:p>
          </table:table-cell>
          <table:table-cell office:value-type="float" office:value="18.613">
            <text:p>18.613</text:p>
          </table:table-cell>
          <table:table-cell office:value-type="string">
            <text:p>197.189.193.46</text:p>
          </table:table-cell>
          <table:table-cell office:value-type="float" office:value="18.644">
            <text:p>18.644</text:p>
          </table:table-cell>
          <table:table-cell table:style-name="ce4" office:value-type="string">
            <text:p>129.232.223.26</text:p>
          </table:table-cell>
          <table:table-cell office:value-type="float" office:value="17.844">
            <text:p>17.844</text:p>
          </table:table-cell>
          <table:table-cell office:value-type="string">
            <text:p>196.61.64.64</text:p>
          </table:table-cell>
          <table:table-cell office:value-type="float" office:value="17.893">
            <text:p>17.893</text:p>
          </table:table-cell>
          <table:table-cell table:number-columns-repeated="30"/>
          <table:table-cell table:style-name="ce1" office:value-type="float" office:value="16.56">
            <text:p>16.56</text:p>
          </table:table-cell>
          <table:table-cell table:style-name="ce1" office:value-type="float" office:value="16.511">
            <text:p>16.511</text:p>
          </table:table-cell>
          <table:table-cell table:style-name="ce1" office:value-type="float" office:value="0.0489999999999995">
            <text:p>0.049</text:p>
          </table:table-cell>
          <table:table-cell table:style-name="ce1" office:value-type="float" office:value="17.844">
            <text:p>17.844</text:p>
          </table:table-cell>
          <table:table-cell table:style-name="ce1" office:value-type="float" office:value="17.893">
            <text:p>17.893</text:p>
          </table:table-cell>
          <table:table-cell table:number-columns-repeated="968"/>
        </table:table-row>
        <table:table-row table:style-name="ro2">
          <table:table-cell office:value-type="string">
            <text:p>33175</text:p>
          </table:table-cell>
          <table:table-cell office:value-type="string">
            <text:p>192.168.0.1</text:p>
          </table:table-cell>
          <table:table-cell office:value-type="float" office:value="0.511">
            <text:p>0.511</text:p>
          </table:table-cell>
          <table:table-cell office:value-type="string">
            <text:p>105.233.1.35</text:p>
          </table:table-cell>
          <table:table-cell office:value-type="float" office:value="0.745">
            <text:p>0.745</text:p>
          </table:table-cell>
          <table:table-cell office:value-type="string">
            <text:p>41.76.130.137</text:p>
          </table:table-cell>
          <table:table-cell office:value-type="float" office:value="1.037">
            <text:p>1.037</text:p>
          </table:table-cell>
          <table:table-cell table:style-name="ce2" office:value-type="string">
            <text:p>196.10.140.7</text:p>
          </table:table-cell>
          <table:table-cell office:value-type="float" office:value="1.103">
            <text:p>1.103</text:p>
          </table:table-cell>
          <table:table-cell office:value-type="string">
            <text:p>192.168.15.5</text:p>
          </table:table-cell>
          <table:table-cell office:value-type="float" office:value="17.625">
            <text:p>17.625</text:p>
          </table:table-cell>
          <table:table-cell office:value-type="string">
            <text:p>41.66.132.246</text:p>
          </table:table-cell>
          <table:table-cell office:value-type="float" office:value="17.618">
            <text:p>17.618</text:p>
          </table:table-cell>
          <table:table-cell office:value-type="string">
            <text:p>197.189.193.1</text:p>
          </table:table-cell>
          <table:table-cell office:value-type="float" office:value="18.287">
            <text:p>18.287</text:p>
          </table:table-cell>
          <table:table-cell office:value-type="string">
            <text:p>197.189.193.46</text:p>
          </table:table-cell>
          <table:table-cell office:value-type="float" office:value="18.726">
            <text:p>18.726</text:p>
          </table:table-cell>
          <table:table-cell table:style-name="ce4" office:value-type="string">
            <text:p>129.232.223.26</text:p>
          </table:table-cell>
          <table:table-cell office:value-type="float" office:value="17.596">
            <text:p>17.596</text:p>
          </table:table-cell>
          <table:table-cell office:value-type="string">
            <text:p>196.61.64.64</text:p>
          </table:table-cell>
          <table:table-cell office:value-type="float" office:value="17.745">
            <text:p>17.745</text:p>
          </table:table-cell>
          <table:table-cell table:number-columns-repeated="30"/>
          <table:table-cell table:style-name="ce1" office:value-type="float" office:value="16.642">
            <text:p>16.642</text:p>
          </table:table-cell>
          <table:table-cell table:style-name="ce1" office:value-type="float" office:value="16.493">
            <text:p>16.493</text:p>
          </table:table-cell>
          <table:table-cell table:style-name="ce1" office:value-type="float" office:value="0.149000000000001">
            <text:p>0.149</text:p>
          </table:table-cell>
          <table:table-cell table:style-name="ce1" office:value-type="float" office:value="17.596">
            <text:p>17.596</text:p>
          </table:table-cell>
          <table:table-cell table:style-name="ce1" office:value-type="float" office:value="17.745">
            <text:p>17.745</text:p>
          </table:table-cell>
          <table:table-cell table:number-columns-repeated="968"/>
        </table:table-row>
        <table:table-row table:style-name="ro2">
          <table:table-cell office:value-type="string">
            <text:p>33273</text:p>
          </table:table-cell>
          <table:table-cell office:value-type="string">
            <text:p>192.168.0.1</text:p>
          </table:table-cell>
          <table:table-cell office:value-type="float" office:value="0.59">
            <text:p>0.59</text:p>
          </table:table-cell>
          <table:table-cell office:value-type="string">
            <text:p>165.73.75.1</text:p>
          </table:table-cell>
          <table:table-cell office:value-type="float" office:value="3.782">
            <text:p>3.782</text:p>
          </table:table-cell>
          <table:table-cell office:value-type="string">
            <text:p>169.1.21.40</text:p>
          </table:table-cell>
          <table:table-cell office:value-type="float" office:value="3.729">
            <text:p>3.729</text:p>
          </table:table-cell>
          <table:table-cell office:value-type="string">
            <text:p>100.127.4.176</text:p>
          </table:table-cell>
          <table:table-cell office:value-type="float" office:value="12.485">
            <text:p>12.485</text:p>
          </table:table-cell>
          <table:table-cell table:style-name="ce2" office:value-type="string">
            <text:p>196.60.9.24</text:p>
          </table:table-cell>
          <table:table-cell office:value-type="float" office:value="13.891">
            <text:p>13.891</text:p>
          </table:table-cell>
          <table:table-cell office:value-type="string">
            <text:p>197.189.193.1</text:p>
          </table:table-cell>
          <table:table-cell office:value-type="float" office:value="14.704">
            <text:p>14.704</text:p>
          </table:table-cell>
          <table:table-cell office:value-type="string">
            <text:p>197.189.193.46</text:p>
          </table:table-cell>
          <table:table-cell office:value-type="float" office:value="20.258">
            <text:p>20.258</text:p>
          </table:table-cell>
          <table:table-cell table:style-name="ce4" office:value-type="string">
            <text:p>129.232.223.26</text:p>
          </table:table-cell>
          <table:table-cell office:value-type="float" office:value="14.062">
            <text:p>14.062</text:p>
          </table:table-cell>
          <table:table-cell office:value-type="string">
            <text:p>196.61.64.64</text:p>
          </table:table-cell>
          <table:table-cell office:value-type="float" office:value="13.585">
            <text:p>13.585</text:p>
          </table:table-cell>
          <table:table-cell table:number-columns-repeated="32"/>
          <table:table-cell table:style-name="ce1" office:value-type="float" office:value="-0.305999999999999">
            <text:p>-0.306</text:p>
          </table:table-cell>
          <table:table-cell table:style-name="ce1" office:value-type="float" office:value="0.170999999999999">
            <text:p>0.171</text:p>
          </table:table-cell>
          <table:table-cell table:style-name="ce1" office:value-type="float" office:value="-0.476999999999998">
            <text:p>-0.477</text:p>
          </table:table-cell>
          <table:table-cell table:style-name="ce1" office:value-type="float" office:value="14.062">
            <text:p>14.062</text:p>
          </table:table-cell>
          <table:table-cell table:style-name="ce1" office:value-type="float" office:value="13.585">
            <text:p>13.585</text:p>
          </table:table-cell>
          <table:table-cell table:number-columns-repeated="968"/>
        </table:table-row>
        <table:table-row table:style-name="ro2">
          <table:table-cell office:value-type="string">
            <text:p>3454</text:p>
          </table:table-cell>
          <table:table-cell office:value-type="string">
            <text:p>10.8.2.254</text:p>
          </table:table-cell>
          <table:table-cell office:value-type="float" office:value="1.736">
            <text:p>1.736</text:p>
          </table:table-cell>
          <table:table-cell office:value-type="string">
            <text:p>10.4.1.254</text:p>
          </table:table-cell>
          <table:table-cell office:value-type="float" office:value="1.173">
            <text:p>1.173</text:p>
          </table:table-cell>
          <table:table-cell office:value-type="string">
            <text:p>10.1.32.1</text:p>
          </table:table-cell>
          <table:table-cell office:value-type="float" office:value="1.176">
            <text:p>1.176</text:p>
          </table:table-cell>
          <table:table-cell office:value-type="string">
            <text:p>196.24.39.254</text:p>
          </table:table-cell>
          <table:table-cell office:value-type="float" office:value="1.935">
            <text:p>1.935</text:p>
          </table:table-cell>
          <table:table-cell office:value-type="string">
            <text:p>155.232.64.72</text:p>
          </table:table-cell>
          <table:table-cell office:value-type="float" office:value="17.759">
            <text:p>17.759</text:p>
          </table:table-cell>
          <table:table-cell office:value-type="string">
            <text:p>155.232.64.65</text:p>
          </table:table-cell>
          <table:table-cell office:value-type="float" office:value="2.408">
            <text:p>2.408</text:p>
          </table:table-cell>
          <table:table-cell office:value-type="string">
            <text:p>155.232.1.149</text:p>
          </table:table-cell>
          <table:table-cell office:value-type="float" office:value="18.086">
            <text:p>18.086</text:p>
          </table:table-cell>
          <table:table-cell office:value-type="string">
            <text:p>155.232.128.76</text:p>
          </table:table-cell>
          <table:table-cell office:value-type="float" office:value="17.762">
            <text:p>17.762</text:p>
          </table:table-cell>
          <table:table-cell table:style-name="ce2" office:value-type="string">
            <text:p>196.60.9.24</text:p>
          </table:table-cell>
          <table:table-cell office:value-type="float" office:value="18.751">
            <text:p>18.751</text:p>
          </table:table-cell>
          <table:table-cell office:value-type="string">
            <text:p>197.189.193.1</text:p>
          </table:table-cell>
          <table:table-cell office:value-type="float" office:value="19.748">
            <text:p>19.748</text:p>
          </table:table-cell>
          <table:table-cell office:value-type="string">
            <text:p>197.189.193.46</text:p>
          </table:table-cell>
          <table:table-cell office:value-type="float" office:value="24.243">
            <text:p>24.243</text:p>
          </table:table-cell>
          <table:table-cell table:style-name="ce4" office:value-type="string">
            <text:p>129.232.223.26</text:p>
          </table:table-cell>
          <table:table-cell office:value-type="float" office:value="19.097">
            <text:p>19.097</text:p>
          </table:table-cell>
          <table:table-cell office:value-type="string">
            <text:p>196.61.64.64</text:p>
          </table:table-cell>
          <table:table-cell office:value-type="float" office:value="19.31">
            <text:p>19.31</text:p>
          </table:table-cell>
          <table:table-cell table:number-columns-repeated="24"/>
          <table:table-cell table:style-name="ce1" office:value-type="float" office:value="0.558999999999998">
            <text:p>0.559</text:p>
          </table:table-cell>
          <table:table-cell table:style-name="ce1" office:value-type="float" office:value="0.346">
            <text:p>0.346</text:p>
          </table:table-cell>
          <table:table-cell table:style-name="ce1" office:value-type="float" office:value="0.212999999999997">
            <text:p>0.213</text:p>
          </table:table-cell>
          <table:table-cell table:style-name="ce1" office:value-type="float" office:value="19.097">
            <text:p>19.097</text:p>
          </table:table-cell>
          <table:table-cell table:style-name="ce1" office:value-type="float" office:value="19.31">
            <text:p>19.31</text:p>
          </table:table-cell>
          <table:table-cell table:number-columns-repeated="968"/>
        </table:table-row>
        <table:table-row table:style-name="ro2">
          <table:table-cell office:value-type="string">
            <text:p>4041</text:p>
          </table:table-cell>
          <table:table-cell office:value-type="string">
            <text:p>172.22.0.1</text:p>
          </table:table-cell>
          <table:table-cell office:value-type="float" office:value="2.158">
            <text:p>2.158</text:p>
          </table:table-cell>
          <table:table-cell office:value-type="string">
            <text:p>154.0.0.246</text:p>
          </table:table-cell>
          <table:table-cell office:value-type="float" office:value="3.405">
            <text:p>3.405</text:p>
          </table:table-cell>
          <table:table-cell office:value-type="string">
            <text:p>154.0.4.161</text:p>
          </table:table-cell>
          <table:table-cell office:value-type="float" office:value="3.109">
            <text:p>3.109</text:p>
          </table:table-cell>
          <table:table-cell office:value-type="string">
            <text:p>154.0.4.174</text:p>
          </table:table-cell>
          <table:table-cell office:value-type="float" office:value="3.55">
            <text:p>3.55</text:p>
          </table:table-cell>
          <table:table-cell table:style-name="ce2" office:value-type="string">
            <text:p>196.10.140.7</text:p>
          </table:table-cell>
          <table:table-cell office:value-type="float" office:value="20.006">
            <text:p>20.006</text:p>
          </table:table-cell>
          <table:table-cell office:value-type="string">
            <text:p>192.168.15.5</text:p>
          </table:table-cell>
          <table:table-cell office:value-type="float" office:value="18.987">
            <text:p>18.987</text:p>
          </table:table-cell>
          <table:table-cell office:value-type="string">
            <text:p>41.66.132.246</text:p>
          </table:table-cell>
          <table:table-cell office:value-type="float" office:value="19.193">
            <text:p>19.193</text:p>
          </table:table-cell>
          <table:table-cell office:value-type="string">
            <text:p>197.189.193.1</text:p>
          </table:table-cell>
          <table:table-cell office:value-type="float" office:value="21.164">
            <text:p>21.164</text:p>
          </table:table-cell>
          <table:table-cell office:value-type="string">
            <text:p>197.189.193.46</text:p>
          </table:table-cell>
          <table:table-cell office:value-type="float" office:value="21.185">
            <text:p>21.185</text:p>
          </table:table-cell>
          <table:table-cell table:style-name="ce4" office:value-type="string">
            <text:p>129.232.223.26</text:p>
          </table:table-cell>
          <table:table-cell office:value-type="float" office:value="20.453">
            <text:p>20.453</text:p>
          </table:table-cell>
          <table:table-cell office:value-type="string">
            <text:p>196.61.64.64</text:p>
          </table:table-cell>
          <table:table-cell office:value-type="float" office:value="19.848">
            <text:p>19.848</text:p>
          </table:table-cell>
          <table:table-cell table:number-columns-repeated="28"/>
          <table:table-cell table:style-name="ce1" office:value-type="float" office:value="-0.158000000000001">
            <text:p>-0.158</text:p>
          </table:table-cell>
          <table:table-cell table:style-name="ce1" office:value-type="float" office:value="0.446999999999999">
            <text:p>0.447</text:p>
          </table:table-cell>
          <table:table-cell table:style-name="ce1" office:value-type="float" office:value="-0.605">
            <text:p>-0.605</text:p>
          </table:table-cell>
          <table:table-cell table:style-name="ce1" office:value-type="float" office:value="20.453">
            <text:p>20.453</text:p>
          </table:table-cell>
          <table:table-cell table:style-name="ce1" office:value-type="float" office:value="19.848">
            <text:p>19.848</text:p>
          </table:table-cell>
          <table:table-cell table:number-columns-repeated="968"/>
        </table:table-row>
        <table:table-row table:style-name="ro2">
          <table:table-cell office:value-type="string">
            <text:p>4088</text:p>
          </table:table-cell>
          <table:table-cell office:value-type="string">
            <text:p>169.255.59.254</text:p>
          </table:table-cell>
          <table:table-cell office:value-type="float" office:value="11.256">
            <text:p>11.256</text:p>
          </table:table-cell>
          <table:table-cell table:style-name="ce3" office:value-type="string">
            <text:p>196.223.14.99</text:p>
          </table:table-cell>
          <table:table-cell office:value-type="float" office:value="2.216">
            <text:p>2.216</text:p>
          </table:table-cell>
          <table:table-cell table:number-columns-repeated="46"/>
          <table:table-cell table:style-name="ce1" office:value-type="float" office:value="97.784">
            <text:p>97.7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7.784">
            <text:p>97.784</text:p>
          </table:table-cell>
          <table:table-cell table:style-name="ce1" office:value-type="float" office:value="2.216">
            <text:p>2.216</text:p>
          </table:table-cell>
          <table:table-cell table:style-name="ce1" office:value-type="float" office:value="100">
            <text:p>100</text:p>
          </table:table-cell>
          <table:table-cell table:number-columns-repeated="968"/>
        </table:table-row>
        <table:table-row table:style-name="ro1">
          <table:table-cell office:value-type="string">
            <text:p>4518</text:p>
          </table:table-cell>
          <table:table-cell table:number-columns-repeated="50"/>
          <table:table-cell table:number-columns-repeated="4" table:style-name="ce1" office:value-type="float" office:value="1000000">
            <text:p>1000000</text:p>
          </table:table-cell>
          <table:table-cell table:style-name="ce1" office:value-type="float" office:value="100">
            <text:p>100</text:p>
          </table:table-cell>
          <table:table-cell table:number-columns-repeated="968"/>
        </table:table-row>
        <table:table-row table:style-name="ro2">
          <table:table-cell office:value-type="string">
            <text:p>473</text:p>
          </table:table-cell>
          <table:table-cell office:value-type="string">
            <text:p>196.4.161.254</text:p>
          </table:table-cell>
          <table:table-cell office:value-type="float" office:value="2.959">
            <text:p>2.959</text:p>
          </table:table-cell>
          <table:table-cell office:value-type="string">
            <text:p>196.26.0.10</text:p>
          </table:table-cell>
          <table:table-cell office:value-type="float" office:value="2.344">
            <text:p>2.344</text:p>
          </table:table-cell>
          <table:table-cell table:style-name="ce2" office:value-type="string">
            <text:p>196.223.14.99</text:p>
          </table:table-cell>
          <table:table-cell office:value-type="float" office:value="3.372">
            <text:p>3.372</text:p>
          </table:table-cell>
          <table:table-cell office:value-type="string">
            <text:p>197.189.193.1</text:p>
          </table:table-cell>
          <table:table-cell office:value-type="float" office:value="4.252">
            <text:p>4.252</text:p>
          </table:table-cell>
          <table:table-cell office:value-type="string">
            <text:p>197.189.193.46</text:p>
          </table:table-cell>
          <table:table-cell office:value-type="float" office:value="4.248">
            <text:p>4.248</text:p>
          </table:table-cell>
          <table:table-cell table:style-name="ce4" office:value-type="string">
            <text:p>129.232.223.26</text:p>
          </table:table-cell>
          <table:table-cell office:value-type="float" office:value="3.514">
            <text:p>3.514</text:p>
          </table:table-cell>
          <table:table-cell office:value-type="string">
            <text:p>196.61.64.64</text:p>
          </table:table-cell>
          <table:table-cell office:value-type="float" office:value="3.577">
            <text:p>3.577</text:p>
          </table:table-cell>
          <table:table-cell table:number-columns-repeated="36"/>
          <table:table-cell table:style-name="ce1" office:value-type="float" office:value="0.205">
            <text:p>0.205</text:p>
          </table:table-cell>
          <table:table-cell table:style-name="ce1" office:value-type="float" office:value="0.142">
            <text:p>0.142</text:p>
          </table:table-cell>
          <table:table-cell table:style-name="ce1" office:value-type="float" office:value="0.0630000000000002">
            <text:p>0.063</text:p>
          </table:table-cell>
          <table:table-cell table:style-name="ce1" office:value-type="float" office:value="3.514">
            <text:p>3.514</text:p>
          </table:table-cell>
          <table:table-cell table:style-name="ce1" office:value-type="float" office:value="3.577">
            <text:p>3.577</text:p>
          </table:table-cell>
          <table:table-cell table:number-columns-repeated="968"/>
        </table:table-row>
        <table:table-row table:style-name="ro2">
          <table:table-cell office:value-type="string">
            <text:p>50011</text:p>
          </table:table-cell>
          <table:table-cell office:value-type="string">
            <text:p>10.0.110.1</text:p>
          </table:table-cell>
          <table:table-cell office:value-type="float" office:value="1.046">
            <text:p>1.046</text:p>
          </table:table-cell>
          <table:table-cell table:number-columns-repeated="2"/>
          <table:table-cell office:value-type="string">
            <text:p>196.38.75.109</text:p>
          </table:table-cell>
          <table:table-cell office:value-type="float" office:value="5.206">
            <text:p>5.206</text:p>
          </table:table-cell>
          <table:table-cell office:value-type="string">
            <text:p>196.38.75.110</text:p>
          </table:table-cell>
          <table:table-cell office:value-type="float" office:value="4.811">
            <text:p>4.811</text:p>
          </table:table-cell>
          <table:table-cell office:value-type="string">
            <text:p>196.38.77.16</text:p>
          </table:table-cell>
          <table:table-cell office:value-type="float" office:value="5.029">
            <text:p>5.029</text:p>
          </table:table-cell>
          <table:table-cell office:value-type="string">
            <text:p>168.209.0.34</text:p>
          </table:table-cell>
          <table:table-cell office:value-type="float" office:value="6.198">
            <text:p>6.198</text:p>
          </table:table-cell>
          <table:table-cell office:value-type="string">
            <text:p>168.209.1.179</text:p>
          </table:table-cell>
          <table:table-cell office:value-type="float" office:value="5.056">
            <text:p>5.056</text:p>
          </table:table-cell>
          <table:table-cell table:style-name="ce2" office:value-type="string">
            <text:p>196.60.9.24</text:p>
          </table:table-cell>
          <table:table-cell office:value-type="float" office:value="6.35">
            <text:p>6.35</text:p>
          </table:table-cell>
          <table:table-cell office:value-type="string">
            <text:p>197.189.193.1</text:p>
          </table:table-cell>
          <table:table-cell office:value-type="float" office:value="7.724">
            <text:p>7.724</text:p>
          </table:table-cell>
          <table:table-cell office:value-type="string">
            <text:p>197.189.193.46</text:p>
          </table:table-cell>
          <table:table-cell office:value-type="float" office:value="7.303">
            <text:p>7.303</text:p>
          </table:table-cell>
          <table:table-cell table:style-name="ce4" office:value-type="string">
            <text:p>129.232.223.26</text:p>
          </table:table-cell>
          <table:table-cell office:value-type="float" office:value="6.054">
            <text:p>6.054</text:p>
          </table:table-cell>
          <table:table-cell office:value-type="string">
            <text:p>196.61.64.64</text:p>
          </table:table-cell>
          <table:table-cell office:value-type="float" office:value="6.415">
            <text:p>6.415</text:p>
          </table:table-cell>
          <table:table-cell table:number-columns-repeated="26"/>
          <table:table-cell table:style-name="ce1" office:value-type="float" office:value="0.0650000000000004">
            <text:p>0.065</text:p>
          </table:table-cell>
          <table:table-cell table:style-name="ce1" office:value-type="float" office:value="-0.295999999999999">
            <text:p>-0.296</text:p>
          </table:table-cell>
          <table:table-cell table:style-name="ce1" office:value-type="float" office:value="0.361">
            <text:p>0.361</text:p>
          </table:table-cell>
          <table:table-cell table:style-name="ce1" office:value-type="float" office:value="6.054">
            <text:p>6.054</text:p>
          </table:table-cell>
          <table:table-cell table:style-name="ce1" office:value-type="float" office:value="6.415">
            <text:p>6.415</text:p>
          </table:table-cell>
          <table:table-cell table:number-columns-repeated="968"/>
        </table:table-row>
        <table:table-row table:style-name="ro2">
          <table:table-cell office:value-type="string">
            <text:p>50138</text:p>
          </table:table-cell>
          <table:table-cell office:value-type="string">
            <text:p>192.168.0.2</text:p>
          </table:table-cell>
          <table:table-cell office:value-type="float" office:value="0.593">
            <text:p>0.593</text:p>
          </table:table-cell>
          <table:table-cell office:value-type="string">
            <text:p>10.13.200.254</text:p>
          </table:table-cell>
          <table:table-cell office:value-type="float" office:value="6.215">
            <text:p>6.215</text:p>
          </table:table-cell>
          <table:table-cell office:value-type="string">
            <text:p>169.255.169.153</text:p>
          </table:table-cell>
          <table:table-cell office:value-type="float" office:value="10.583">
            <text:p>10.583</text:p>
          </table:table-cell>
          <table:table-cell office:value-type="string">
            <text:p>169.255.169.254</text:p>
          </table:table-cell>
          <table:table-cell office:value-type="float" office:value="10.65">
            <text:p>10.65</text:p>
          </table:table-cell>
          <table:table-cell table:style-name="ce2" office:value-type="string">
            <text:p>196.223.14.99</text:p>
          </table:table-cell>
          <table:table-cell office:value-type="float" office:value="31.184">
            <text:p>31.184</text:p>
          </table:table-cell>
          <table:table-cell office:value-type="string">
            <text:p>197.189.193.1</text:p>
          </table:table-cell>
          <table:table-cell office:value-type="float" office:value="24.91">
            <text:p>24.91</text:p>
          </table:table-cell>
          <table:table-cell office:value-type="string">
            <text:p>197.189.193.46</text:p>
          </table:table-cell>
          <table:table-cell office:value-type="float" office:value="29.056">
            <text:p>29.056</text:p>
          </table:table-cell>
          <table:table-cell table:style-name="ce4" office:value-type="string">
            <text:p>129.232.223.26</text:p>
          </table:table-cell>
          <table:table-cell office:value-type="float" office:value="26.738">
            <text:p>26.738</text:p>
          </table:table-cell>
          <table:table-cell office:value-type="string">
            <text:p>196.61.64.64</text:p>
          </table:table-cell>
          <table:table-cell office:value-type="float" office:value="27.556">
            <text:p>27.556</text:p>
          </table:table-cell>
          <table:table-cell table:number-columns-repeated="32"/>
          <table:table-cell table:style-name="ce1" office:value-type="float" office:value="-3.628">
            <text:p>-3.628</text:p>
          </table:table-cell>
          <table:table-cell table:style-name="ce1" office:value-type="float" office:value="-4.446">
            <text:p>-4.446</text:p>
          </table:table-cell>
          <table:table-cell table:style-name="ce1" office:value-type="float" office:value="0.818000000000001">
            <text:p>0.818</text:p>
          </table:table-cell>
          <table:table-cell table:style-name="ce1" office:value-type="float" office:value="26.738">
            <text:p>26.738</text:p>
          </table:table-cell>
          <table:table-cell table:style-name="ce1" office:value-type="float" office:value="27.556">
            <text:p>27.556</text:p>
          </table:table-cell>
          <table:table-cell table:number-columns-repeated="968"/>
        </table:table-row>
        <table:table-row table:style-name="ro2">
          <table:table-cell office:value-type="string">
            <text:p>50139</text:p>
          </table:table-cell>
          <table:table-cell office:value-type="string">
            <text:p>192.168.24.1</text:p>
          </table:table-cell>
          <table:table-cell office:value-type="float" office:value="0.532">
            <text:p>0.532</text:p>
          </table:table-cell>
          <table:table-cell office:value-type="string">
            <text:p>11.25.4.5</text:p>
          </table:table-cell>
          <table:table-cell office:value-type="float" office:value="0.646">
            <text:p>0.646</text:p>
          </table:table-cell>
          <table:table-cell office:value-type="string">
            <text:p>100.64.63.30</text:p>
          </table:table-cell>
          <table:table-cell office:value-type="float" office:value="3.682">
            <text:p>3.682</text:p>
          </table:table-cell>
          <table:table-cell office:value-type="string">
            <text:p>100.116.49.106</text:p>
          </table:table-cell>
          <table:table-cell office:value-type="float" office:value="4.312">
            <text:p>4.312</text:p>
          </table:table-cell>
          <table:table-cell table:style-name="ce2" office:value-type="string">
            <text:p>196.223.30.47</text:p>
          </table:table-cell>
          <table:table-cell office:value-type="float" office:value="12.584">
            <text:p>12.584</text:p>
          </table:table-cell>
          <table:table-cell office:value-type="string">
            <text:p>192.168.14.5</text:p>
          </table:table-cell>
          <table:table-cell office:value-type="float" office:value="13.137">
            <text:p>13.137</text:p>
          </table:table-cell>
          <table:table-cell office:value-type="string">
            <text:p>41.66.132.246</text:p>
          </table:table-cell>
          <table:table-cell office:value-type="float" office:value="13.012">
            <text:p>13.012</text:p>
          </table:table-cell>
          <table:table-cell office:value-type="string">
            <text:p>197.189.193.1</text:p>
          </table:table-cell>
          <table:table-cell office:value-type="float" office:value="13.812">
            <text:p>13.812</text:p>
          </table:table-cell>
          <table:table-cell office:value-type="string">
            <text:p>197.189.193.46</text:p>
          </table:table-cell>
          <table:table-cell office:value-type="float" office:value="13.825">
            <text:p>13.825</text:p>
          </table:table-cell>
          <table:table-cell table:style-name="ce4" office:value-type="string">
            <text:p>129.232.223.26</text:p>
          </table:table-cell>
          <table:table-cell office:value-type="float" office:value="13.521">
            <text:p>13.521</text:p>
          </table:table-cell>
          <table:table-cell office:value-type="string">
            <text:p>196.61.64.64</text:p>
          </table:table-cell>
          <table:table-cell office:value-type="float" office:value="14.009">
            <text:p>14.009</text:p>
          </table:table-cell>
          <table:table-cell table:number-columns-repeated="28"/>
          <table:table-cell table:style-name="ce1" office:value-type="float" office:value="1.425">
            <text:p>1.425</text:p>
          </table:table-cell>
          <table:table-cell table:style-name="ce1" office:value-type="float" office:value="0.937000000000001">
            <text:p>0.937</text:p>
          </table:table-cell>
          <table:table-cell table:style-name="ce1" office:value-type="float" office:value="0.487999999999999">
            <text:p>0.488</text:p>
          </table:table-cell>
          <table:table-cell table:style-name="ce1" office:value-type="float" office:value="13.521">
            <text:p>13.521</text:p>
          </table:table-cell>
          <table:table-cell table:style-name="ce1" office:value-type="float" office:value="14.009">
            <text:p>14.009</text:p>
          </table:table-cell>
          <table:table-cell table:number-columns-repeated="968"/>
        </table:table-row>
        <table:table-row table:style-name="ro1">
          <table:table-cell office:value-type="string">
            <text:p>50192</text:p>
          </table:table-cell>
          <table:table-cell table:number-columns-repeated="1023"/>
        </table:table-row>
        <table:table-row table:style-name="ro2">
          <table:table-cell office:value-type="string">
            <text:p>50322</text:p>
          </table:table-cell>
          <table:table-cell office:value-type="string">
            <text:p>10.1.0.3</text:p>
          </table:table-cell>
          <table:table-cell office:value-type="float" office:value="0.6">
            <text:p>0.6</text:p>
          </table:table-cell>
          <table:table-cell office:value-type="string">
            <text:p>169.255.36.1</text:p>
          </table:table-cell>
          <table:table-cell office:value-type="float" office:value="1.661">
            <text:p>1.661</text:p>
          </table:table-cell>
          <table:table-cell office:value-type="string">
            <text:p>169.255.38.1</text:p>
          </table:table-cell>
          <table:table-cell office:value-type="float" office:value="1.531">
            <text:p>1.531</text:p>
          </table:table-cell>
          <table:table-cell table:style-name="ce2" office:value-type="string">
            <text:p>196.223.30.47</text:p>
          </table:table-cell>
          <table:table-cell office:value-type="float" office:value="12.549">
            <text:p>12.549</text:p>
          </table:table-cell>
          <table:table-cell office:value-type="string">
            <text:p>192.168.14.5</text:p>
          </table:table-cell>
          <table:table-cell office:value-type="float" office:value="14.698">
            <text:p>14.698</text:p>
          </table:table-cell>
          <table:table-cell office:value-type="string">
            <text:p>41.66.132.246</text:p>
          </table:table-cell>
          <table:table-cell office:value-type="float" office:value="14.589">
            <text:p>14.589</text:p>
          </table:table-cell>
          <table:table-cell office:value-type="string">
            <text:p>197.189.193.1</text:p>
          </table:table-cell>
          <table:table-cell office:value-type="float" office:value="15.638">
            <text:p>15.638</text:p>
          </table:table-cell>
          <table:table-cell office:value-type="string">
            <text:p>197.189.193.46</text:p>
          </table:table-cell>
          <table:table-cell office:value-type="float" office:value="15.849">
            <text:p>15.849</text:p>
          </table:table-cell>
          <table:table-cell table:style-name="ce4" office:value-type="string">
            <text:p>129.232.223.26</text:p>
          </table:table-cell>
          <table:table-cell office:value-type="float" office:value="14.649">
            <text:p>14.649</text:p>
          </table:table-cell>
          <table:table-cell office:value-type="string">
            <text:p>196.61.64.64</text:p>
          </table:table-cell>
          <table:table-cell office:value-type="float" office:value="14.621">
            <text:p>14.621</text:p>
          </table:table-cell>
          <table:table-cell table:number-columns-repeated="30"/>
          <table:table-cell table:style-name="ce1" office:value-type="float" office:value="2.072">
            <text:p>2.07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-0.0279999999999987">
            <text:p>-0.028</text:p>
          </table:table-cell>
          <table:table-cell table:style-name="ce1" office:value-type="float" office:value="14.649">
            <text:p>14.649</text:p>
          </table:table-cell>
          <table:table-cell table:style-name="ce1" office:value-type="float" office:value="14.621">
            <text:p>14.621</text:p>
          </table:table-cell>
          <table:table-cell table:number-columns-repeated="968"/>
        </table:table-row>
        <table:table-row table:style-name="ro1">
          <table:table-cell office:value-type="string">
            <text:p>50355</text:p>
          </table:table-cell>
          <table:table-cell table:number-columns-repeated="1023"/>
        </table:table-row>
        <table:table-row table:style-name="ro1">
          <table:table-cell office:value-type="string">
            <text:p>50396</text:p>
          </table:table-cell>
          <table:table-cell table:number-columns-repeated="1023"/>
        </table:table-row>
        <table:table-row table:style-name="ro2">
          <table:table-cell office:value-type="string">
            <text:p>50618</text:p>
          </table:table-cell>
          <table:table-cell office:value-type="string">
            <text:p>192.168.0.1</text:p>
          </table:table-cell>
          <table:table-cell office:value-type="float" office:value="0.996">
            <text:p>0.996</text:p>
          </table:table-cell>
          <table:table-cell office:value-type="string">
            <text:p>102.132.135.1</text:p>
          </table:table-cell>
          <table:table-cell office:value-type="float" office:value="2.687">
            <text:p>2.687</text:p>
          </table:table-cell>
          <table:table-cell office:value-type="string">
            <text:p>154.0.3.97</text:p>
          </table:table-cell>
          <table:table-cell office:value-type="float" office:value="2.987">
            <text:p>2.987</text:p>
          </table:table-cell>
          <table:table-cell office:value-type="string">
            <text:p>154.0.5.1</text:p>
          </table:table-cell>
          <table:table-cell office:value-type="float" office:value="1.594">
            <text:p>1.594</text:p>
          </table:table-cell>
          <table:table-cell office:value-type="string">
            <text:p>100.99.0.209</text:p>
          </table:table-cell>
          <table:table-cell office:value-type="float" office:value="1.544">
            <text:p>1.544</text:p>
          </table:table-cell>
          <table:table-cell office:value-type="string">
            <text:p>100.99.0.180</text:p>
          </table:table-cell>
          <table:table-cell office:value-type="float" office:value="1.562">
            <text:p>1.562</text:p>
          </table:table-cell>
          <table:table-cell table:style-name="ce2" office:value-type="string">
            <text:p>196.223.14.99</text:p>
          </table:table-cell>
          <table:table-cell office:value-type="float" office:value="3.223">
            <text:p>3.223</text:p>
          </table:table-cell>
          <table:table-cell office:value-type="string">
            <text:p>197.189.193.1</text:p>
          </table:table-cell>
          <table:table-cell office:value-type="float" office:value="4.606">
            <text:p>4.606</text:p>
          </table:table-cell>
          <table:table-cell office:value-type="string">
            <text:p>197.189.193.46</text:p>
          </table:table-cell>
          <table:table-cell office:value-type="float" office:value="4.584">
            <text:p>4.584</text:p>
          </table:table-cell>
          <table:table-cell table:style-name="ce4" office:value-type="string">
            <text:p>129.232.223.26</text:p>
          </table:table-cell>
          <table:table-cell office:value-type="float" office:value="2.908">
            <text:p>2.908</text:p>
          </table:table-cell>
          <table:table-cell office:value-type="string">
            <text:p>196.61.64.64</text:p>
          </table:table-cell>
          <table:table-cell office:value-type="float" office:value="3.366">
            <text:p>3.366</text:p>
          </table:table-cell>
          <table:table-cell table:number-columns-repeated="28"/>
          <table:table-cell table:style-name="ce1" office:value-type="float" office:value="0.143">
            <text:p>0.143</text:p>
          </table:table-cell>
          <table:table-cell table:style-name="ce1" office:value-type="float" office:value="-0.315">
            <text:p>-0.315</text:p>
          </table:table-cell>
          <table:table-cell table:style-name="ce1" office:value-type="float" office:value="0.458">
            <text:p>0.458</text:p>
          </table:table-cell>
          <table:table-cell table:style-name="ce1" office:value-type="float" office:value="2.908">
            <text:p>2.908</text:p>
          </table:table-cell>
          <table:table-cell table:style-name="ce1" office:value-type="float" office:value="3.366">
            <text:p>3.366</text:p>
          </table:table-cell>
          <table:table-cell table:number-columns-repeated="968"/>
        </table:table-row>
        <table:table-row table:style-name="ro1">
          <table:table-cell office:value-type="string">
            <text:p>50858</text:p>
          </table:table-cell>
          <table:table-cell table:number-columns-repeated="1023"/>
        </table:table-row>
        <table:table-row table:style-name="ro1">
          <table:table-cell office:value-type="string">
            <text:p>51813</text:p>
          </table:table-cell>
          <table:table-cell table:number-columns-repeated="1023"/>
        </table:table-row>
        <table:table-row table:style-name="ro1">
          <table:table-cell office:value-type="string">
            <text:p>52902</text:p>
          </table:table-cell>
          <table:table-cell table:number-columns-repeated="1023"/>
        </table:table-row>
        <table:table-row table:style-name="ro2">
          <table:table-cell office:value-type="string">
            <text:p>54246</text:p>
          </table:table-cell>
          <table:table-cell office:value-type="string">
            <text:p>192.168.241.1</text:p>
          </table:table-cell>
          <table:table-cell office:value-type="float" office:value="0.675">
            <text:p>0.675</text:p>
          </table:table-cell>
          <table:table-cell office:value-type="string">
            <text:p>172.16.0.1</text:p>
          </table:table-cell>
          <table:table-cell office:value-type="float" office:value="2.272">
            <text:p>2.272</text:p>
          </table:table-cell>
          <table:table-cell office:value-type="string">
            <text:p>172.68.185.1</text:p>
          </table:table-cell>
          <table:table-cell office:value-type="float" office:value="2.966">
            <text:p>2.966</text:p>
          </table:table-cell>
          <table:table-cell table:style-name="ce2" office:value-type="string">
            <text:p>196.10.140.7</text:p>
          </table:table-cell>
          <table:table-cell office:value-type="float" office:value="2.62">
            <text:p>2.62</text:p>
          </table:table-cell>
          <table:table-cell table:number-columns-repeated="2"/>
          <table:table-cell office:value-type="string">
            <text:p>41.66.132.246</text:p>
          </table:table-cell>
          <table:table-cell office:value-type="float" office:value="19.144">
            <text:p>19.144</text:p>
          </table:table-cell>
          <table:table-cell office:value-type="string">
            <text:p>197.189.193.1</text:p>
          </table:table-cell>
          <table:table-cell office:value-type="float" office:value="20.519">
            <text:p>20.519</text:p>
          </table:table-cell>
          <table:table-cell office:value-type="string">
            <text:p>197.189.193.46</text:p>
          </table:table-cell>
          <table:table-cell office:value-type="float" office:value="20.316">
            <text:p>20.316</text:p>
          </table:table-cell>
          <table:table-cell table:style-name="ce4" office:value-type="string">
            <text:p>129.232.223.26</text:p>
          </table:table-cell>
          <table:table-cell office:value-type="float" office:value="19.234">
            <text:p>19.234</text:p>
          </table:table-cell>
          <table:table-cell office:value-type="string">
            <text:p>196.61.64.64</text:p>
          </table:table-cell>
          <table:table-cell office:value-type="float" office:value="19.151">
            <text:p>19.151</text:p>
          </table:table-cell>
          <table:table-cell table:number-columns-repeated="30"/>
          <table:table-cell table:style-name="ce1" office:value-type="float" office:value="16.531">
            <text:p>16.531</text:p>
          </table:table-cell>
          <table:table-cell table:style-name="ce1" office:value-type="float" office:value="16.614">
            <text:p>16.614</text:p>
          </table:table-cell>
          <table:table-cell table:style-name="ce1" office:value-type="float" office:value="-0.083000000000002">
            <text:p>-0.083</text:p>
          </table:table-cell>
          <table:table-cell table:style-name="ce1" office:value-type="float" office:value="19.234">
            <text:p>19.234</text:p>
          </table:table-cell>
          <table:table-cell table:style-name="ce1" office:value-type="float" office:value="19.151">
            <text:p>19.151</text:p>
          </table:table-cell>
          <table:table-cell table:number-columns-repeated="968"/>
        </table:table-row>
        <table:table-row table:style-name="ro2">
          <table:table-cell office:value-type="string">
            <text:p>6053</text:p>
          </table:table-cell>
          <table:table-cell office:value-type="string">
            <text:p>197.80.75.3</text:p>
          </table:table-cell>
          <table:table-cell office:value-type="float" office:value="1.579">
            <text:p>1.579</text:p>
          </table:table-cell>
          <table:table-cell office:value-type="string">
            <text:p>197.80.7.15</text:p>
          </table:table-cell>
          <table:table-cell office:value-type="float" office:value="8.396">
            <text:p>8.396</text:p>
          </table:table-cell>
          <table:table-cell office:value-type="string">
            <text:p>197.80.4.9</text:p>
          </table:table-cell>
          <table:table-cell office:value-type="float" office:value="1.577">
            <text:p>1.577</text:p>
          </table:table-cell>
          <table:table-cell office:value-type="string">
            <text:p>197.80.4.22</text:p>
          </table:table-cell>
          <table:table-cell office:value-type="float" office:value="1.44">
            <text:p>1.44</text:p>
          </table:table-cell>
          <table:table-cell table:style-name="ce2" office:value-type="string">
            <text:p>196.60.9.24</text:p>
          </table:table-cell>
          <table:table-cell office:value-type="float" office:value="1.839">
            <text:p>1.839</text:p>
          </table:table-cell>
          <table:table-cell office:value-type="string">
            <text:p>197.189.193.1</text:p>
          </table:table-cell>
          <table:table-cell office:value-type="float" office:value="3.8">
            <text:p>3.8</text:p>
          </table:table-cell>
          <table:table-cell office:value-type="string">
            <text:p>197.189.193.46</text:p>
          </table:table-cell>
          <table:table-cell office:value-type="float" office:value="3.244">
            <text:p>3.244</text:p>
          </table:table-cell>
          <table:table-cell table:style-name="ce4" office:value-type="string">
            <text:p>129.232.223.26</text:p>
          </table:table-cell>
          <table:table-cell office:value-type="float" office:value="1.873">
            <text:p>1.873</text:p>
          </table:table-cell>
          <table:table-cell office:value-type="string">
            <text:p>196.61.64.64</text:p>
          </table:table-cell>
          <table:table-cell office:value-type="float" office:value="1.815">
            <text:p>1.815</text:p>
          </table:table-cell>
          <table:table-cell table:number-columns-repeated="32"/>
          <table:table-cell table:style-name="ce1" office:value-type="float" office:value="-0.024">
            <text:p>-0.024</text:p>
          </table:table-cell>
          <table:table-cell table:style-name="ce1" office:value-type="float" office:value="0.034">
            <text:p>0.034</text:p>
          </table:table-cell>
          <table:table-cell table:style-name="ce1" office:value-type="float" office:value="-0.0580000000000001">
            <text:p>-0.058</text:p>
          </table:table-cell>
          <table:table-cell table:style-name="ce1" office:value-type="float" office:value="1.873">
            <text:p>1.873</text:p>
          </table:table-cell>
          <table:table-cell table:style-name="ce1" office:value-type="float" office:value="1.815">
            <text:p>1.815</text:p>
          </table:table-cell>
          <table:table-cell table:number-columns-repeated="968"/>
        </table:table-row>
        <table:table-row table:style-name="ro2">
          <table:table-cell office:value-type="string">
            <text:p>6176</text:p>
          </table:table-cell>
          <table:table-cell office:value-type="string">
            <text:p>196.10.55.131</text:p>
          </table:table-cell>
          <table:table-cell office:value-type="float" office:value="4.488">
            <text:p>4.488</text:p>
          </table:table-cell>
          <table:table-cell office:value-type="string">
            <text:p>197.96.4.17</text:p>
          </table:table-cell>
          <table:table-cell office:value-type="float" office:value="2.022">
            <text:p>2.022</text:p>
          </table:table-cell>
          <table:table-cell office:value-type="string">
            <text:p>168.209.93.204</text:p>
          </table:table-cell>
          <table:table-cell office:value-type="float" office:value="0.955">
            <text:p>0.955</text:p>
          </table:table-cell>
          <table:table-cell office:value-type="string">
            <text:p>168.209.0.178</text:p>
          </table:table-cell>
          <table:table-cell office:value-type="float" office:value="10.863">
            <text:p>10.863</text:p>
          </table:table-cell>
          <table:table-cell office:value-type="string">
            <text:p>168.209.100.194</text:p>
          </table:table-cell>
          <table:table-cell office:value-type="float" office:value="11.819">
            <text:p>11.819</text:p>
          </table:table-cell>
          <table:table-cell office:value-type="string">
            <text:p>168.209.1.170</text:p>
          </table:table-cell>
          <table:table-cell office:value-type="float" office:value="11.217">
            <text:p>11.217</text:p>
          </table:table-cell>
          <table:table-cell table:style-name="ce2" office:value-type="string">
            <text:p>196.223.14.99</text:p>
          </table:table-cell>
          <table:table-cell office:value-type="float" office:value="12.885">
            <text:p>12.885</text:p>
          </table:table-cell>
          <table:table-cell office:value-type="string">
            <text:p>197.189.193.1</text:p>
          </table:table-cell>
          <table:table-cell office:value-type="float" office:value="13.504">
            <text:p>13.504</text:p>
          </table:table-cell>
          <table:table-cell office:value-type="string">
            <text:p>197.189.193.46</text:p>
          </table:table-cell>
          <table:table-cell office:value-type="float" office:value="13.276">
            <text:p>13.276</text:p>
          </table:table-cell>
          <table:table-cell table:style-name="ce4" office:value-type="string">
            <text:p>129.232.223.26</text:p>
          </table:table-cell>
          <table:table-cell office:value-type="float" office:value="12.653">
            <text:p>12.653</text:p>
          </table:table-cell>
          <table:table-cell office:value-type="string">
            <text:p>196.61.64.64</text:p>
          </table:table-cell>
          <table:table-cell office:value-type="float" office:value="12.802">
            <text:p>12.802</text:p>
          </table:table-cell>
          <table:table-cell table:number-columns-repeated="28"/>
          <table:table-cell table:style-name="ce1" office:value-type="float" office:value="-0.0830000000000002">
            <text:p>-0.083</text:p>
          </table:table-cell>
          <table:table-cell table:style-name="ce1" office:value-type="float" office:value="-0.231999999999999">
            <text:p>-0.232</text:p>
          </table:table-cell>
          <table:table-cell table:style-name="ce1" office:value-type="float" office:value="0.148999999999999">
            <text:p>0.149</text:p>
          </table:table-cell>
          <table:table-cell table:style-name="ce1" office:value-type="float" office:value="12.653">
            <text:p>12.653</text:p>
          </table:table-cell>
          <table:table-cell table:style-name="ce1" office:value-type="float" office:value="12.802">
            <text:p>12.802</text:p>
          </table:table-cell>
          <table:table-cell table:number-columns-repeated="968"/>
        </table:table-row>
        <table:table-row table:style-name="ro2">
          <table:table-cell office:value-type="string">
            <text:p>6179</text:p>
          </table:table-cell>
          <table:table-cell office:value-type="string">
            <text:p>196.10.53.2</text:p>
          </table:table-cell>
          <table:table-cell office:value-type="float" office:value="3.165">
            <text:p>3.165</text:p>
          </table:table-cell>
          <table:table-cell table:style-name="ce2" office:value-type="string">
            <text:p>196.223.14.99</text:p>
          </table:table-cell>
          <table:table-cell office:value-type="float" office:value="10.699">
            <text:p>10.699</text:p>
          </table:table-cell>
          <table:table-cell office:value-type="string">
            <text:p>197.189.193.1</text:p>
          </table:table-cell>
          <table:table-cell office:value-type="float" office:value="3.865">
            <text:p>3.865</text:p>
          </table:table-cell>
          <table:table-cell office:value-type="string">
            <text:p>197.189.193.46</text:p>
          </table:table-cell>
          <table:table-cell office:value-type="float" office:value="3.677">
            <text:p>3.677</text:p>
          </table:table-cell>
          <table:table-cell table:style-name="ce4" office:value-type="string">
            <text:p>129.232.223.26</text:p>
          </table:table-cell>
          <table:table-cell office:value-type="float" office:value="2.877">
            <text:p>2.877</text:p>
          </table:table-cell>
          <table:table-cell office:value-type="string">
            <text:p>196.61.64.64</text:p>
          </table:table-cell>
          <table:table-cell office:value-type="float" office:value="2.531">
            <text:p>2.531</text:p>
          </table:table-cell>
          <table:table-cell table:number-columns-repeated="38"/>
          <table:table-cell table:style-name="ce1" office:value-type="float" office:value="-8.168">
            <text:p>-8.168</text:p>
          </table:table-cell>
          <table:table-cell table:style-name="ce1" office:value-type="float" office:value="-7.822">
            <text:p>-7.822</text:p>
          </table:table-cell>
          <table:table-cell table:style-name="ce1" office:value-type="float" office:value="-0.346">
            <text:p>-0.346</text:p>
          </table:table-cell>
          <table:table-cell table:style-name="ce1" office:value-type="float" office:value="2.877">
            <text:p>2.877</text:p>
          </table:table-cell>
          <table:table-cell table:style-name="ce1" office:value-type="float" office:value="2.531">
            <text:p>2.531</text:p>
          </table:table-cell>
          <table:table-cell table:number-columns-repeated="968"/>
        </table:table-row>
        <table:table-row table:style-name="ro2">
          <table:table-cell office:value-type="string">
            <text:p>6187</text:p>
          </table:table-cell>
          <table:table-cell office:value-type="string">
            <text:p>196.10.54.131</text:p>
          </table:table-cell>
          <table:table-cell office:value-type="float" office:value="1.11">
            <text:p>1.11</text:p>
          </table:table-cell>
          <table:table-cell office:value-type="string">
            <text:p>196.14.20.201</text:p>
          </table:table-cell>
          <table:table-cell office:value-type="float" office:value="1.135">
            <text:p>1.135</text:p>
          </table:table-cell>
          <table:table-cell office:value-type="string">
            <text:p>168.209.6.13</text:p>
          </table:table-cell>
          <table:table-cell office:value-type="float" office:value="1.748">
            <text:p>1.748</text:p>
          </table:table-cell>
          <table:table-cell office:value-type="string">
            <text:p>168.209.0.177</text:p>
          </table:table-cell>
          <table:table-cell office:value-type="float" office:value="20.926">
            <text:p>20.926</text:p>
          </table:table-cell>
          <table:table-cell office:value-type="string">
            <text:p>168.209.1.179</text:p>
          </table:table-cell>
          <table:table-cell office:value-type="float" office:value="24.478">
            <text:p>24.478</text:p>
          </table:table-cell>
          <table:table-cell table:style-name="ce2" office:value-type="string">
            <text:p>196.60.9.24</text:p>
          </table:table-cell>
          <table:table-cell office:value-type="float" office:value="24.128">
            <text:p>24.128</text:p>
          </table:table-cell>
          <table:table-cell office:value-type="string">
            <text:p>197.189.193.1</text:p>
          </table:table-cell>
          <table:table-cell office:value-type="float" office:value="24.895">
            <text:p>24.895</text:p>
          </table:table-cell>
          <table:table-cell office:value-type="string">
            <text:p>197.189.193.46</text:p>
          </table:table-cell>
          <table:table-cell office:value-type="float" office:value="26.927">
            <text:p>26.927</text:p>
          </table:table-cell>
          <table:table-cell table:style-name="ce4" office:value-type="string">
            <text:p>129.232.223.26</text:p>
          </table:table-cell>
          <table:table-cell office:value-type="float" office:value="24.201">
            <text:p>24.201</text:p>
          </table:table-cell>
          <table:table-cell office:value-type="string">
            <text:p>196.61.64.64</text:p>
          </table:table-cell>
          <table:table-cell office:value-type="float" office:value="22.142">
            <text:p>22.142</text:p>
          </table:table-cell>
          <table:table-cell table:number-columns-repeated="30"/>
          <table:table-cell table:style-name="ce1" office:value-type="float" office:value="-1.986">
            <text:p>-1.986</text:p>
          </table:table-cell>
          <table:table-cell table:style-name="ce1" office:value-type="float" office:value="0.0730000000000004">
            <text:p>0.073</text:p>
          </table:table-cell>
          <table:table-cell table:style-name="ce1" office:value-type="float" office:value="-2.059">
            <text:p>-2.059</text:p>
          </table:table-cell>
          <table:table-cell table:style-name="ce1" office:value-type="float" office:value="24.201">
            <text:p>24.201</text:p>
          </table:table-cell>
          <table:table-cell table:style-name="ce1" office:value-type="float" office:value="22.142">
            <text:p>22.142</text:p>
          </table:table-cell>
          <table:table-cell table:number-columns-repeated="968"/>
        </table:table-row>
        <table:table-row table:style-name="ro2">
          <table:table-cell office:value-type="string">
            <text:p>6569</text:p>
          </table:table-cell>
          <table:table-cell office:value-type="string">
            <text:p>188.172.217.85</text:p>
          </table:table-cell>
          <table:table-cell office:value-type="float" office:value="0.32">
            <text:p>0.32</text:p>
          </table:table-cell>
          <table:table-cell table:style-name="ce2" office:value-type="string">
            <text:p>196.60.9.24</text:p>
          </table:table-cell>
          <table:table-cell office:value-type="float" office:value="1.305">
            <text:p>1.305</text:p>
          </table:table-cell>
          <table:table-cell office:value-type="string">
            <text:p>197.189.193.1</text:p>
          </table:table-cell>
          <table:table-cell office:value-type="float" office:value="2.303">
            <text:p>2.303</text:p>
          </table:table-cell>
          <table:table-cell office:value-type="string">
            <text:p>197.189.193.46</text:p>
          </table:table-cell>
          <table:table-cell office:value-type="float" office:value="2.566">
            <text:p>2.566</text:p>
          </table:table-cell>
          <table:table-cell table:style-name="ce4" office:value-type="string">
            <text:p>129.232.223.26</text:p>
          </table:table-cell>
          <table:table-cell office:value-type="float" office:value="1.576">
            <text:p>1.576</text:p>
          </table:table-cell>
          <table:table-cell office:value-type="string">
            <text:p>196.61.64.64</text:p>
          </table:table-cell>
          <table:table-cell office:value-type="float" office:value="1.612">
            <text:p>1.612</text:p>
          </table:table-cell>
          <table:table-cell table:number-columns-repeated="38"/>
          <table:table-cell table:style-name="ce1" office:value-type="float" office:value="0.307">
            <text:p>0.307</text:p>
          </table:table-cell>
          <table:table-cell table:style-name="ce1" office:value-type="float" office:value="0.271">
            <text:p>0.271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1.576">
            <text:p>1.576</text:p>
          </table:table-cell>
          <table:table-cell table:style-name="ce1" office:value-type="float" office:value="1.612">
            <text:p>1.612</text:p>
          </table:table-cell>
          <table:table-cell table:number-columns-repeated="968"/>
        </table:table-row>
        <table:table-row table:style-name="ro2">
          <table:table-cell office:value-type="string">
            <text:p>6777</text:p>
          </table:table-cell>
          <table:table-cell office:value-type="string">
            <text:p>41.221.208.93</text:p>
          </table:table-cell>
          <table:table-cell office:value-type="float" office:value="1.055">
            <text:p>1.055</text:p>
          </table:table-cell>
          <table:table-cell office:value-type="string">
            <text:p>63.223.48.74</text:p>
          </table:table-cell>
          <table:table-cell office:value-type="float" office:value="17.16">
            <text:p>17.16</text:p>
          </table:table-cell>
          <table:table-cell office:value-type="string">
            <text:p>63.223.48.74</text:p>
          </table:table-cell>
          <table:table-cell office:value-type="float" office:value="16.668">
            <text:p>16.668</text:p>
          </table:table-cell>
          <table:table-cell office:value-type="string">
            <text:p>196.33.119.97</text:p>
          </table:table-cell>
          <table:table-cell office:value-type="float" office:value="17.045">
            <text:p>17.045</text:p>
          </table:table-cell>
          <table:table-cell office:value-type="string">
            <text:p>168.209.86.218</text:p>
          </table:table-cell>
          <table:table-cell office:value-type="float" office:value="16.983">
            <text:p>16.983</text:p>
          </table:table-cell>
          <table:table-cell office:value-type="string">
            <text:p>168.209.86.217</text:p>
          </table:table-cell>
          <table:table-cell office:value-type="float" office:value="17.012">
            <text:p>17.012</text:p>
          </table:table-cell>
          <table:table-cell office:value-type="string">
            <text:p>196.26.0.10</text:p>
          </table:table-cell>
          <table:table-cell office:value-type="float" office:value="16.519">
            <text:p>16.519</text:p>
          </table:table-cell>
          <table:table-cell table:style-name="ce2" office:value-type="string">
            <text:p>196.223.14.99</text:p>
          </table:table-cell>
          <table:table-cell office:value-type="float" office:value="17.614">
            <text:p>17.614</text:p>
          </table:table-cell>
          <table:table-cell office:value-type="string">
            <text:p>197.189.193.1</text:p>
          </table:table-cell>
          <table:table-cell office:value-type="float" office:value="19.32">
            <text:p>19.32</text:p>
          </table:table-cell>
          <table:table-cell office:value-type="string">
            <text:p>197.189.193.46</text:p>
          </table:table-cell>
          <table:table-cell office:value-type="float" office:value="18.432">
            <text:p>18.432</text:p>
          </table:table-cell>
          <table:table-cell table:style-name="ce4" office:value-type="string">
            <text:p>129.232.223.26</text:p>
          </table:table-cell>
          <table:table-cell office:value-type="float" office:value="17.733">
            <text:p>17.733</text:p>
          </table:table-cell>
          <table:table-cell office:value-type="string">
            <text:p>196.61.64.64</text:p>
          </table:table-cell>
          <table:table-cell office:value-type="float" office:value="17.835">
            <text:p>17.835</text:p>
          </table:table-cell>
          <table:table-cell table:number-columns-repeated="26"/>
          <table:table-cell table:style-name="ce1" office:value-type="float" office:value="0.221">
            <text:p>0.221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0.102">
            <text:p>0.102</text:p>
          </table:table-cell>
          <table:table-cell table:style-name="ce1" office:value-type="float" office:value="17.733">
            <text:p>17.733</text:p>
          </table:table-cell>
          <table:table-cell table:style-name="ce1" office:value-type="float" office:value="17.835">
            <text:p>17.835</text:p>
          </table:table-cell>
          <table:table-cell table:number-columns-repeated="968"/>
        </table:table-row>
        <table:table-row table:style-name="ro2">
          <table:table-cell office:value-type="string">
            <text:p>6779</text:p>
          </table:table-cell>
          <table:table-cell office:value-type="string">
            <text:p>41.79.249.226</text:p>
          </table:table-cell>
          <table:table-cell office:value-type="float" office:value="0.304">
            <text:p>0.304</text:p>
          </table:table-cell>
          <table:table-cell office:value-type="string">
            <text:p>63.218.150.37</text:p>
          </table:table-cell>
          <table:table-cell office:value-type="float" office:value="1.218">
            <text:p>1.218</text:p>
          </table:table-cell>
          <table:table-cell office:value-type="string">
            <text:p>196.33.119.97</text:p>
          </table:table-cell>
          <table:table-cell office:value-type="float" office:value="1.577">
            <text:p>1.577</text:p>
          </table:table-cell>
          <table:table-cell office:value-type="string">
            <text:p>168.209.86.218</text:p>
          </table:table-cell>
          <table:table-cell office:value-type="float" office:value="1.293">
            <text:p>1.293</text:p>
          </table:table-cell>
          <table:table-cell office:value-type="string">
            <text:p>168.209.88.125</text:p>
          </table:table-cell>
          <table:table-cell office:value-type="float" office:value="1.261">
            <text:p>1.261</text:p>
          </table:table-cell>
          <table:table-cell office:value-type="string">
            <text:p>168.209.1.179</text:p>
          </table:table-cell>
          <table:table-cell office:value-type="float" office:value="0.915">
            <text:p>0.915</text:p>
          </table:table-cell>
          <table:table-cell table:style-name="ce2" office:value-type="string">
            <text:p>196.60.9.24</text:p>
          </table:table-cell>
          <table:table-cell office:value-type="float" office:value="2.575">
            <text:p>2.575</text:p>
          </table:table-cell>
          <table:table-cell office:value-type="string">
            <text:p>197.189.193.1</text:p>
          </table:table-cell>
          <table:table-cell office:value-type="float" office:value="3.295">
            <text:p>3.295</text:p>
          </table:table-cell>
          <table:table-cell office:value-type="string">
            <text:p>197.189.193.46</text:p>
          </table:table-cell>
          <table:table-cell office:value-type="float" office:value="3.75">
            <text:p>3.75</text:p>
          </table:table-cell>
          <table:table-cell table:style-name="ce4" office:value-type="string">
            <text:p>129.232.223.26</text:p>
          </table:table-cell>
          <table:table-cell office:value-type="float" office:value="2.732">
            <text:p>2.732</text:p>
          </table:table-cell>
          <table:table-cell office:value-type="string">
            <text:p>196.61.64.64</text:p>
          </table:table-cell>
          <table:table-cell office:value-type="float" office:value="2.63">
            <text:p>2.63</text:p>
          </table:table-cell>
          <table:table-cell table:number-columns-repeated="28"/>
          <table:table-cell table:style-name="ce1" office:value-type="float" office:value="0.0549999999999997">
            <text:p>0.055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-0.102">
            <text:p>-0.102</text:p>
          </table:table-cell>
          <table:table-cell table:style-name="ce1" office:value-type="float" office:value="2.732">
            <text:p>2.732</text:p>
          </table:table-cell>
          <table:table-cell table:style-name="ce1" office:value-type="float" office:value="2.63">
            <text:p>2.63</text:p>
          </table:table-cell>
          <table:table-cell table:number-columns-repeated="96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3" table:default-cell-style-name="ce7"/>
        <table:table-column table:style-name="co4" table:number-columns-repeated="31" table:default-cell-style-name="ce7"/>
        <table:table-column table:style-name="co4" table:number-columns-repeated="5" table:default-cell-style-name="ce14"/>
        <table:table-column table:style-name="co4" table:number-columns-repeated="14" table:default-cell-style-name="Excel_20_Built-in_20_Normal"/>
        <table:table-row table:style-name="ro3">
          <table:table-cell table:style-name="ce6" office:value-type="string">
            <text:p>Source Probe</text:p>
          </table:table-cell>
          <table:table-cell table:style-name="ce6" office:value-type="string">
            <text:p>hop1 ip</text:p>
          </table:table-cell>
          <table:table-cell table:style-name="ce6" office:value-type="string">
            <text:p>hop1 rtt</text:p>
          </table:table-cell>
          <table:table-cell table:style-name="ce6" office:value-type="string">
            <text:p>hop2 ip</text:p>
          </table:table-cell>
          <table:table-cell table:style-name="ce6" office:value-type="string">
            <text:p>hop2 rtt</text:p>
          </table:table-cell>
          <table:table-cell table:style-name="ce6" office:value-type="string">
            <text:p>hop3 ip</text:p>
          </table:table-cell>
          <table:table-cell table:style-name="ce6" office:value-type="string">
            <text:p>hop3 rtt</text:p>
          </table:table-cell>
          <table:table-cell table:style-name="ce6" office:value-type="string">
            <text:p>hop4 ip</text:p>
          </table:table-cell>
          <table:table-cell table:style-name="ce6" office:value-type="string">
            <text:p>hop4 rtt</text:p>
          </table:table-cell>
          <table:table-cell table:style-name="ce6" office:value-type="string">
            <text:p>hop5 ip</text:p>
          </table:table-cell>
          <table:table-cell table:style-name="ce6" office:value-type="string">
            <text:p>hop5 rtt</text:p>
          </table:table-cell>
          <table:table-cell table:style-name="ce6" office:value-type="string">
            <text:p>hop6 ip</text:p>
          </table:table-cell>
          <table:table-cell table:style-name="ce6" office:value-type="string">
            <text:p>hop6 rtt</text:p>
          </table:table-cell>
          <table:table-cell table:style-name="ce6" office:value-type="string">
            <text:p>hop7 ip</text:p>
          </table:table-cell>
          <table:table-cell table:style-name="ce6" office:value-type="string">
            <text:p>hop7 rtt</text:p>
          </table:table-cell>
          <table:table-cell table:style-name="ce6" office:value-type="string">
            <text:p>hop8 ip</text:p>
          </table:table-cell>
          <table:table-cell table:style-name="ce6" office:value-type="string">
            <text:p>hop8 rtt</text:p>
          </table:table-cell>
          <table:table-cell table:style-name="ce6" office:value-type="string">
            <text:p>hop9 ip</text:p>
          </table:table-cell>
          <table:table-cell table:style-name="ce6" office:value-type="string">
            <text:p>hop9 rtt</text:p>
          </table:table-cell>
          <table:table-cell table:style-name="ce6" office:value-type="string">
            <text:p>hop10 ip</text:p>
          </table:table-cell>
          <table:table-cell table:style-name="ce6" office:value-type="string">
            <text:p>hop10 rtt</text:p>
          </table:table-cell>
          <table:table-cell table:style-name="ce6" office:value-type="string">
            <text:p>hop11 ip</text:p>
          </table:table-cell>
          <table:table-cell table:style-name="ce6" office:value-type="string">
            <text:p>hop11 rtt</text:p>
          </table:table-cell>
          <table:table-cell table:style-name="ce6" office:value-type="string">
            <text:p>hop12 ip</text:p>
          </table:table-cell>
          <table:table-cell table:style-name="ce6" office:value-type="string">
            <text:p>hop12 rtt</text:p>
          </table:table-cell>
          <table:table-cell table:style-name="ce6" office:value-type="string">
            <text:p>hop13 ip</text:p>
          </table:table-cell>
          <table:table-cell table:style-name="ce6" office:value-type="string">
            <text:p>hop13 rtt</text:p>
          </table:table-cell>
          <table:table-cell table:style-name="ce6" office:value-type="string">
            <text:p>hop14 ip</text:p>
          </table:table-cell>
          <table:table-cell table:style-name="ce6" office:value-type="string">
            <text:p>hop14 rtt</text:p>
          </table:table-cell>
          <table:table-cell table:style-name="ce6" office:value-type="string">
            <text:p>hop15 ip</text:p>
          </table:table-cell>
          <table:table-cell table:style-name="ce6" office:value-type="string">
            <text:p>hop15 rtt</text:p>
          </table:table-cell>
          <table:table-cell table:style-name="ce6"/>
          <table:table-cell table:style-name="ce6" office:value-type="string">
            <text:p>i_to_t</text:p>
          </table:table-cell>
          <table:table-cell table:style-name="ce6" office:value-type="string">
            <text:p>i_to_lr</text:p>
          </table:table-cell>
          <table:table-cell table:style-name="ce6" office:value-type="string">
            <text:p>t_to_lr</text:p>
          </table:table-cell>
          <table:table-cell table:style-name="ce6" office:value-type="string">
            <text:p>s_to_lr</text:p>
          </table:table-cell>
          <table:table-cell table:style-name="ce6" office:value-type="string">
            <text:p>s_to_t</text:p>
          </table:table-cell>
          <table:table-cell table:number-columns-repeated="14"/>
        </table:table-row>
        <table:table-row table:style-name="ro3">
          <table:table-cell table:number-columns-repeated="32"/>
          <table:table-cell table:style-name="ce7" table:number-columns-repeated="5"/>
          <table:table-cell table:number-columns-repeated="14"/>
        </table:table-row>
        <table:table-row table:style-name="ro3">
          <table:table-cell table:style-name="ce8" office:value-type="string">
            <text:p>1000492</text:p>
          </table:table-cell>
          <table:table-cell table:style-name="ce8" office:value-type="string">
            <text:p>169.255.0.129</text:p>
          </table:table-cell>
          <table:table-cell table:style-name="ce8" office:value-type="float" office:value="0.136">
            <text:p>0.136</text:p>
          </table:table-cell>
          <table:table-cell table:style-name="ce8" office:value-type="string">
            <text:p>169.255.0.225</text:p>
          </table:table-cell>
          <table:table-cell table:style-name="ce8" office:value-type="float" office:value="0.226">
            <text:p>0.226</text:p>
          </table:table-cell>
          <table:table-cell table:style-name="ce9" office:value-type="string">
            <text:p>196.60.9.24</text:p>
          </table:table-cell>
          <table:table-cell table:style-name="ce8" office:value-type="float" office:value="1.39">
            <text:p>1.39</text:p>
          </table:table-cell>
          <table:table-cell table:style-name="ce8" office:value-type="string">
            <text:p>197.189.193.1</text:p>
          </table:table-cell>
          <table:table-cell table:style-name="ce8" office:value-type="float" office:value="2.368">
            <text:p>2.368</text:p>
          </table:table-cell>
          <table:table-cell table:style-name="ce8" office:value-type="string">
            <text:p>197.189.193.46</text:p>
          </table:table-cell>
          <table:table-cell table:style-name="ce8" office:value-type="float" office:value="2.727">
            <text:p>2.727</text:p>
          </table:table-cell>
          <table:table-cell table:style-name="ce10" office:value-type="string">
            <text:p>129.232.223.26</text:p>
          </table:table-cell>
          <table:table-cell table:style-name="ce8" office:value-type="float" office:value="1.281">
            <text:p>1.281</text:p>
          </table:table-cell>
          <table:table-cell table:style-name="ce8" office:value-type="string">
            <text:p>196.61.64.64</text:p>
          </table:table-cell>
          <table:table-cell table:style-name="ce8" office:value-type="float" office:value="1.301">
            <text:p>1.301</text:p>
          </table:table-cell>
          <table:table-cell table:style-name="ce8" table:number-columns-repeated="17"/>
          <table:table-cell table:style-name="ce13" office:value-type="float" office:value="-0.089">
            <text:p>-0.089</text:p>
          </table:table-cell>
          <table:table-cell table:style-name="ce13" office:value-type="float" office:value="-0.109">
            <text:p>-0.109</text:p>
          </table:table-cell>
          <table:table-cell table:style-name="ce13" office:value-type="float" office:value="0.02">
            <text:p>0.02</text:p>
          </table:table-cell>
          <table:table-cell table:style-name="ce13" office:value-type="float" office:value="1.281">
            <text:p>1.281</text:p>
          </table:table-cell>
          <table:table-cell table:style-name="ce16" office:value-type="float" office:value="1.301">
            <text:p>1.301</text:p>
          </table:table-cell>
          <table:table-cell table:number-columns-repeated="14"/>
        </table:table-row>
        <table:table-row table:style-name="ro3">
          <table:table-cell office:value-type="string">
            <text:p>14968</text:p>
          </table:table-cell>
          <table:table-cell office:value-type="string">
            <text:p>63.223.6.89</text:p>
          </table:table-cell>
          <table:table-cell office:value-type="float" office:value="0.396">
            <text:p>0.396</text:p>
          </table:table-cell>
          <table:table-cell office:value-type="string">
            <text:p>63.223.48.70</text:p>
          </table:table-cell>
          <table:table-cell office:value-type="float" office:value="16.9">
            <text:p>16.9</text:p>
          </table:table-cell>
          <table:table-cell office:value-type="string">
            <text:p>63.223.48.70</text:p>
          </table:table-cell>
          <table:table-cell office:value-type="float" office:value="16.594">
            <text:p>16.594</text:p>
          </table:table-cell>
          <table:table-cell office:value-type="string">
            <text:p>196.33.119.97</text:p>
          </table:table-cell>
          <table:table-cell office:value-type="float" office:value="16.958">
            <text:p>16.958</text:p>
          </table:table-cell>
          <table:table-cell office:value-type="string">
            <text:p>168.209.86.218</text:p>
          </table:table-cell>
          <table:table-cell office:value-type="float" office:value="16.917">
            <text:p>16.917</text:p>
          </table:table-cell>
          <table:table-cell office:value-type="string">
            <text:p>168.209.86.217</text:p>
          </table:table-cell>
          <table:table-cell office:value-type="float" office:value="17.17">
            <text:p>17.17</text:p>
          </table:table-cell>
          <table:table-cell office:value-type="string">
            <text:p>196.26.0.10</text:p>
          </table:table-cell>
          <table:table-cell office:value-type="float" office:value="16.561">
            <text:p>16.561</text:p>
          </table:table-cell>
          <table:table-cell table:style-name="ce11" office:value-type="string">
            <text:p>196.223.14.99</text:p>
          </table:table-cell>
          <table:table-cell office:value-type="float" office:value="17.659">
            <text:p>17.659</text:p>
          </table:table-cell>
          <table:table-cell office:value-type="string">
            <text:p>197.189.193.1</text:p>
          </table:table-cell>
          <table:table-cell office:value-type="float" office:value="18.558">
            <text:p>18.558</text:p>
          </table:table-cell>
          <table:table-cell office:value-type="string">
            <text:p>197.189.193.46</text:p>
          </table:table-cell>
          <table:table-cell office:value-type="float" office:value="18.671">
            <text:p>18.671</text:p>
          </table:table-cell>
          <table:table-cell table:style-name="ce12" office:value-type="string">
            <text:p>129.232.223.26</text:p>
          </table:table-cell>
          <table:table-cell office:value-type="float" office:value="17.66">
            <text:p>17.66</text:p>
          </table:table-cell>
          <table:table-cell office:value-type="string">
            <text:p>196.61.64.64</text:p>
          </table:table-cell>
          <table:table-cell office:value-type="float" office:value="17.691">
            <text:p>17.691</text:p>
          </table:table-cell>
          <table:table-cell table:number-columns-repeated="7"/>
          <table:table-cell office:value-type="float" office:value="0.032">
            <text:p>0.032</text:p>
          </table:table-cell>
          <table:table-cell table:style-name="ce15" office:value-type="float" office:value="0.00100000000000122">
            <text:p>0.001</text:p>
          </table:table-cell>
          <table:table-cell office:value-type="float" office:value="0.0309999999999988">
            <text:p>0.031</text:p>
          </table:table-cell>
          <table:table-cell office:value-type="float" office:value="17.66">
            <text:p>17.66</text:p>
          </table:table-cell>
          <table:table-cell office:value-type="float" office:value="17.691">
            <text:p>17.691</text:p>
          </table:table-cell>
          <table:table-cell table:number-columns-repeated="14"/>
        </table:table-row>
        <table:table-row table:style-name="ro3">
          <table:table-cell office:value-type="string">
            <text:p>18169</text:p>
          </table:table-cell>
          <table:table-cell office:value-type="string">
            <text:p>146.231.130.1</text:p>
          </table:table-cell>
          <table:table-cell office:value-type="float" office:value="11.664">
            <text:p>11.664</text:p>
          </table:table-cell>
          <table:table-cell office:value-type="string">
            <text:p>146.231.0.36</text:p>
          </table:table-cell>
          <table:table-cell office:value-type="float" office:value="0.74">
            <text:p>0.74</text:p>
          </table:table-cell>
          <table:table-cell office:value-type="string">
            <text:p>192.42.99.246</text:p>
          </table:table-cell>
          <table:table-cell office:value-type="float" office:value="0.849">
            <text:p>0.849</text:p>
          </table:table-cell>
          <table:table-cell office:value-type="string">
            <text:p>192.42.99.253</text:p>
          </table:table-cell>
          <table:table-cell office:value-type="float" office:value="1.705">
            <text:p>1.705</text:p>
          </table:table-cell>
          <table:table-cell office:value-type="string">
            <text:p>155.232.5.2</text:p>
          </table:table-cell>
          <table:table-cell office:value-type="float" office:value="28.89">
            <text:p>28.89</text:p>
          </table:table-cell>
          <table:table-cell office:value-type="string">
            <text:p>155.232.6.10</text:p>
          </table:table-cell>
          <table:table-cell office:value-type="float" office:value="28.67">
            <text:p>28.67</text:p>
          </table:table-cell>
          <table:table-cell office:value-type="string">
            <text:p>155.232.6.70</text:p>
          </table:table-cell>
          <table:table-cell office:value-type="float" office:value="28.978">
            <text:p>28.978</text:p>
          </table:table-cell>
          <table:table-cell office:value-type="string">
            <text:p>155.232.152.70</text:p>
          </table:table-cell>
          <table:table-cell office:value-type="float" office:value="21.451">
            <text:p>21.451</text:p>
          </table:table-cell>
          <table:table-cell office:value-type="string">
            <text:p>155.232.1.60</text:p>
          </table:table-cell>
          <table:table-cell office:value-type="float" office:value="29.119">
            <text:p>29.119</text:p>
          </table:table-cell>
          <table:table-cell office:value-type="string">
            <text:p>155.232.128.70</text:p>
          </table:table-cell>
          <table:table-cell office:value-type="float" office:value="29.003">
            <text:p>29.003</text:p>
          </table:table-cell>
          <table:table-cell table:style-name="ce11" office:value-type="string">
            <text:p>196.60.9.24</text:p>
          </table:table-cell>
          <table:table-cell office:value-type="float" office:value="29.992">
            <text:p>29.992</text:p>
          </table:table-cell>
          <table:table-cell office:value-type="string">
            <text:p>197.189.193.1</text:p>
          </table:table-cell>
          <table:table-cell office:value-type="float" office:value="30.907">
            <text:p>30.907</text:p>
          </table:table-cell>
          <table:table-cell office:value-type="string">
            <text:p>197.189.193.46</text:p>
          </table:table-cell>
          <table:table-cell office:value-type="float" office:value="30.408">
            <text:p>30.408</text:p>
          </table:table-cell>
          <table:table-cell table:style-name="ce12" office:value-type="string">
            <text:p>129.232.223.26</text:p>
          </table:table-cell>
          <table:table-cell office:value-type="float" office:value="29.751">
            <text:p>29.751</text:p>
          </table:table-cell>
          <table:table-cell office:value-type="string">
            <text:p>196.61.64.64</text:p>
          </table:table-cell>
          <table:table-cell office:value-type="float" office:value="30.008">
            <text:p>30.008</text:p>
          </table:table-cell>
          <table:table-cell/>
          <table:table-cell table:style-name="ce15" office:value-type="float" office:value="0.0159999999999982">
            <text:p>0.016</text:p>
          </table:table-cell>
          <table:table-cell office:value-type="float" office:value="-0.241">
            <text:p>-0.241</text:p>
          </table:table-cell>
          <table:table-cell office:value-type="float" office:value="0.256999999999998">
            <text:p>0.257</text:p>
          </table:table-cell>
          <table:table-cell office:value-type="float" office:value="29.751">
            <text:p>29.751</text:p>
          </table:table-cell>
          <table:table-cell office:value-type="float" office:value="30.008">
            <text:p>30.008</text:p>
          </table:table-cell>
          <table:table-cell table:number-columns-repeated="14"/>
        </table:table-row>
        <table:table-row table:style-name="ro3">
          <table:table-cell office:value-type="string">
            <text:p>19994</text:p>
          </table:table-cell>
          <table:table-cell office:value-type="string">
            <text:p>192.168.88.254</text:p>
          </table:table-cell>
          <table:table-cell office:value-type="float" office:value="0.414">
            <text:p>0.414</text:p>
          </table:table-cell>
          <table:table-cell office:value-type="string">
            <text:p>10.24.24.2</text:p>
          </table:table-cell>
          <table:table-cell office:value-type="float" office:value="4.217">
            <text:p>4.217</text:p>
          </table:table-cell>
          <table:table-cell office:value-type="string">
            <text:p>102.132.201.249</text:p>
          </table:table-cell>
          <table:table-cell office:value-type="float" office:value="4.419">
            <text:p>4.419</text:p>
          </table:table-cell>
          <table:table-cell office:value-type="string">
            <text:p>154.0.4.178</text:p>
          </table:table-cell>
          <table:table-cell office:value-type="float" office:value="4.514">
            <text:p>4.514</text:p>
          </table:table-cell>
          <table:table-cell table:number-columns-repeated="4"/>
          <table:table-cell table:style-name="ce11" office:value-type="string">
            <text:p>196.223.14.99</text:p>
          </table:table-cell>
          <table:table-cell office:value-type="float" office:value="6.041">
            <text:p>6.041</text:p>
          </table:table-cell>
          <table:table-cell office:value-type="string">
            <text:p>197.189.193.1</text:p>
          </table:table-cell>
          <table:table-cell office:value-type="float" office:value="7.18">
            <text:p>7.18</text:p>
          </table:table-cell>
          <table:table-cell office:value-type="string">
            <text:p>197.189.193.46</text:p>
          </table:table-cell>
          <table:table-cell office:value-type="float" office:value="7.202">
            <text:p>7.202</text:p>
          </table:table-cell>
          <table:table-cell table:style-name="ce12" office:value-type="string">
            <text:p>129.232.223.26</text:p>
          </table:table-cell>
          <table:table-cell office:value-type="float" office:value="5.557">
            <text:p>5.557</text:p>
          </table:table-cell>
          <table:table-cell office:value-type="string">
            <text:p>196.61.64.64</text:p>
          </table:table-cell>
          <table:table-cell office:value-type="float" office:value="5.565">
            <text:p>5.565</text:p>
          </table:table-cell>
          <table:table-cell table:number-columns-repeated="9"/>
          <table:table-cell office:value-type="float" office:value="-0.476">
            <text:p>-0.476</text:p>
          </table:table-cell>
          <table:table-cell office:value-type="float" office:value="-0.484">
            <text:p>-0.484</text:p>
          </table:table-cell>
          <table:table-cell table:style-name="ce15" office:value-type="float" office:value="0.00800000000000001">
            <text:p>0.008</text:p>
          </table:table-cell>
          <table:table-cell office:value-type="float" office:value="5.557">
            <text:p>5.557</text:p>
          </table:table-cell>
          <table:table-cell office:value-type="float" office:value="5.565">
            <text:p>5.56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10 Pitch" svg:font-family="'Courier 10 Pitch'" style:font-pitch="fixed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6600"/>
    </style:style>
    <style:style style:name="ConditionalStyle_5f_2" style:display-name="ConditionalStyle_2" style:family="table-cell" style:parent-style-name="Default">
      <style:table-cell-properties fo:border="0.035cm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7">27/04/2021</text:date>, <text:time>08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7T08:08:23</dc:date>
    <dc:creator>paul mccherry</dc:creator>
    <meta:document-statistic meta:table-count="2" meta:cell-count="1583" meta:object-count="0"/>
    <meta:generator>OpenOffice/4.1.9$Unix OpenOffice.org_project/419m1$Build-9805</meta:generator>
  </office:meta>
</office:document-meta>
</file>